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23ff23" draw:textarea-horizontal-align="justify" draw:textarea-vertical-align="middle" draw:auto-grow-height="false"/>
    </style:style>
    <style:style style:name="gr2" style:family="graphic" style:parent-style-name="standard">
      <style:graphic-properties draw:fill="solid" draw:fill-color="#9966cc" draw:textarea-horizontal-align="justify" draw:textarea-vertical-align="middle" draw:auto-grow-height="false"/>
    </style:style>
    <style:style style:name="gr3" style:family="graphic" style:parent-style-name="standard">
      <style:graphic-properties draw:fill="solid" draw:fill-color="#0066cc" draw:textarea-horizontal-align="justify" draw:textarea-vertical-align="middle" draw:auto-grow-height="false"/>
    </style:style>
    <style:style style:name="gr4" style:family="graphic" style:parent-style-name="standard">
      <style:graphic-properties draw:fill="solid" draw:fill-color="#83caff" draw:textarea-horizontal-align="justify" draw:textarea-vertical-align="middle" draw:auto-grow-height="false"/>
    </style:style>
    <style:style style:name="gr5" style:family="graphic" style:parent-style-name="standard">
      <style:graphic-properties draw:fill="solid" draw:fill-color="#ff8080" draw:textarea-horizontal-align="justify" draw:textarea-vertical-align="middle" draw:auto-grow-height="false"/>
    </style:style>
    <style:style style:name="gr6" style:family="graphic" style:parent-style-name="standard">
      <style:graphic-properties draw:fill="solid" draw:fill-color="#ffff00" draw:textarea-horizontal-align="justify" draw:textarea-vertical-align="middle" draw:auto-grow-height="false"/>
    </style:style>
    <style:style style:name="gr7" style:family="graphic" style:parent-style-name="standard">
      <style:graphic-properties draw:fill="solid" draw:fill-color="#0000ff" draw:textarea-horizontal-align="justify" draw:textarea-vertical-align="middle" draw:auto-grow-height="false"/>
    </style:style>
    <style:style style:name="gr8" style:family="graphic" style:parent-style-name="standard">
      <style:graphic-properties draw:fill="solid" draw:fill-color="#ff0000" draw:textarea-horizontal-align="justify" draw:textarea-vertical-align="middle" draw:auto-grow-height="false"/>
    </style:style>
    <style:style style:name="gr9" style:family="graphic" style:parent-style-name="standard">
      <style:graphic-properties draw:fill="solid" draw:fill-color="#008000" draw:textarea-horizontal-align="justify" draw:textarea-vertical-align="middle" draw:auto-grow-height="false"/>
    </style:style>
    <style:style style:name="gr10" style:family="graphic" style:parent-style-name="standard">
      <style:graphic-properties draw:fill="solid" draw:fill-color="#ff00ff" draw:textarea-horizontal-align="justify" draw:textarea-vertical-align="middle" draw:auto-grow-height="false"/>
    </style:style>
    <style:style style:name="gr11" style:family="graphic" style:parent-style-name="standard">
      <style:graphic-properties draw:fill="solid" draw:fill-color="#999999"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draw:fill="solid" draw:fill-color="#000000" draw:textarea-horizontal-align="center" draw:textarea-vertical-align="middle" fo:min-height="26.786cm" draw:shadow="hidden"/>
    </style:style>
    <style:style style:name="gr14" style:family="graphic" style:parent-style-name="standard">
      <style:graphic-properties draw:stroke="none" draw:fill="none" fo:min-height="26.786cm"/>
    </style:style>
    <style:style style:name="gr15" style:family="graphic" style:parent-style-name="standard">
      <style:graphic-properties draw:fill="solid" draw:fill-color="#c5000b" draw:textarea-horizontal-align="justify" draw:textarea-vertical-align="middle" draw:auto-grow-height="false"/>
    </style:style>
    <style:style style:name="gr16" style:family="graphic" style:parent-style-name="standard">
      <style:graphic-properties draw:stroke="none" draw:fill="solid" draw:fill-color="#000000" draw:textarea-horizontal-align="center" draw:textarea-vertical-align="middle" fo:min-height="26.786cm" draw:shadow="hidden"/>
    </style:style>
    <style:style style:name="gr17" style:family="graphic" style:parent-style-name="standard">
      <style:graphic-properties draw:fill="solid" draw:fill-color="#804c19" draw:textarea-horizontal-align="justify" draw:textarea-vertical-align="middle" draw:auto-grow-height="false"/>
    </style:style>
    <style:style style:name="gr18" style:family="graphic" style:parent-style-name="standard">
      <style:graphic-properties draw:stroke="none" draw:fill="solid" draw:fill-color="#000000" draw:textarea-horizontal-align="center" draw:textarea-vertical-align="middle" fo:min-height="27.65cm" draw:shadow="hidden"/>
    </style:style>
    <style:style style:name="P1" style:family="paragraph">
      <style:paragraph-properties fo:text-align="center"/>
    </style:style>
    <style:style style:name="P2" style:family="paragraph">
      <style:text-properties fo:font-size="66pt" style:font-size-asian="66pt" style:font-size-complex="66pt"/>
    </style:style>
    <style:style style:name="P3" style:family="paragraph">
      <style:text-properties fo:font-size="18pt"/>
    </style:style>
    <style:style style:name="P4" style:family="paragraph">
      <style:paragraph-properties fo:text-align="center"/>
      <style:text-properties fo:font-size="18pt"/>
    </style:style>
    <style:style style:name="T1" style:family="text">
      <style:text-properties fo:font-size="66pt" style:font-size-asian="66pt" style:font-size-complex="66pt"/>
    </style:style>
    <style:style style:name="T2"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0.709cm" svg:height="0.709cm" svg:x="6.271cm" svg:y="11.98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7.471cm" svg:y="8.6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8.271cm" svg:y="6.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5.38cm" svg:y="15.38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8.175cm" svg:y="5.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7.163cm" svg:y="5.30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2.7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4.254cm" svg:y="5.40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6.163cm" svg:y="5.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5.163cm" svg:y="5.29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8.597cm" svg:y="8.7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8.501cm" svg:y="7.7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7.489cm" svg:y="7.80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2.374cm" svg:y="8.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4.58cm" svg:y="7.90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6.489cm" svg:y="7.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5.489cm" svg:y="7.79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7.445cm" svg:y="11.7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8.571cm" svg:y="11.8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8.475cm" svg:y="10.8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7.463cm" svg:y="10.90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2.4cm" svg:y="11.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4.554cm" svg:y="11.00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6.463cm" svg:y="1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5.463cm" svg:y="10.89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371cm" svg:y="15.38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7.545cm" svg:y="15.1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8.671cm" svg:y="15.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8.575cm" svg:y="14.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7.563cm" svg:y="14.30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2.3cm" svg:y="14.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4.654cm" svg:y="14.40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6.563cm" svg:y="14.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5.563cm" svg:y="14.29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5.48cm" svg:y="18.38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471cm" svg:y="18.38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7.645cm" svg:y="18.1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8.771cm" svg:y="18.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8.675cm" svg:y="17.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7.663cm" svg:y="17.30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2.2cm" svg:y="17.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4.754cm" svg:y="17.40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6.663cm" svg:y="17.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5.663cm" svg:y="17.29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709cm" svg:height="0.709cm" svg:x="4.471cm" svg:y="18.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frame draw:style-name="gr12" draw:text-style-name="P2" draw:layer="layout" svg:width="10.721cm" svg:height="16.547cm" svg:x="9.788cm" svg:y="4.228cm">
          <draw:text-box>
            <text:p><text:span text:style-name="T1">まるを</text:span></text:p>
            <text:p><text:span text:style-name="T1">＋</text:span></text:p>
            <text:p><text:span text:style-name="T1">かぞえて</text:span></text:p>
            <text:p><text:span text:style-name="T1">＋</text:span></text:p>
            <text:p><text:span text:style-name="T1">たしざんを</text:span></text:p>
            <text:p><text:span text:style-name="T1">＋</text:span></text:p>
            <text:p><text:span text:style-name="T1">しよう</text:span></text:p>
          </draw:text-box>
        </draw:frame>
      </draw:page>
      <draw:page draw:name="page2" draw:style-name="dp1" draw:master-page-name="標準">
        <draw:custom-shape draw:style-name="gr7" draw:text-style-name="P1" draw:layer="layout" svg:width="0.709cm" svg:height="0.709cm" svg:x="8.7cm" svg:y="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6.2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1cm" svg:y="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5.2cm" svg:y="21.0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7.1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4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3.192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191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3.2cm" svg:y="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6.091cm" svg:y="24.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3" draw:text-style-name="P1" draw:layer="layout" svg:width="0.204cm" svg:height="0.557cm" svg:x="7.435cm" svg:y="1.661cm" svg:viewBox="0 0 205 558" svg:d="m205 558h-68v-435c-16 16-38 32-65 47s-51 28-72 35v-65c38-18 72-40 100-66s49-50 61-74h44z">
            <text:p/>
          </draw:path>
          <draw:path draw:style-name="gr13" draw:text-style-name="P1" draw:layer="layout" svg:width="0.367cm" svg:height="0.367cm" svg:x="8.04cm" svg:y="1.762cm" svg:viewBox="0 0 368 368" svg:d="m152 368c0-51 0-101 0-152-51 0-101 0-152 0 0-21 0-43 0-64 51 0 101 0 152 0 0-51 0-101 0-152 21 0 43 0 64 0 0 51 0 101 0 152 51 0 101 0 152 0 0 21 0 43 0 64-51 0-101 0-152 0 0 51 0 101 0 152-21 0-43 0-64 0z">
            <text:p/>
          </draw:path>
          <draw:path draw:style-name="gr13" draw:text-style-name="P1" draw:layer="layout" svg:width="0.204cm" svg:height="0.557cm" svg:x="8.752cm" svg:y="1.661cm" svg:viewBox="0 0 205 558" svg:d="m205 558h-68v-435c-16 16-38 32-65 47s-51 28-72 35v-65c38-18 72-40 100-66s49-50 61-74h44z">
            <text:p/>
          </draw:path>
          <draw:path draw:style-name="gr13" draw:text-style-name="P1" draw:layer="layout" svg:width="0.366cm" svg:height="0.231cm" svg:x="9.356cm" svg:y="1.829cm" svg:viewBox="0 0 367 232" svg:d="m367 64c-122 0-245 0-367 0 0-21 0-43 0-64 122 0 245 0 367 0 0 21 0 43 0 64zm0 168c-122 0-245 0-367 0 0-21 0-43 0-64 122 0 245 0 367 0 0 21 0 43 0 64z">
            <text:p/>
          </draw:path>
          <draw:path draw:style-name="gr13" draw:text-style-name="P1" draw:layer="layout" svg:width="0.367cm" svg:height="0.557cm" svg:x="7.373cm" svg:y="4.075cm" svg:viewBox="0 0 368 558" svg:d="m368 492v66h-368c0-16 2-32 8-47 9-26 24-50 45-74s50-53 89-84c61-50 102-90 123-119s32-56 32-82c0-27-10-50-29-68s-45-28-76-28c-33 0-59 10-79 30s-30 47-30 82l-70-7c5-52 23-92 54-120s74-41 127-41 95 15 126 44 47 66 47 110c0 22-4 44-14 66s-24 44-45 67-56 57-105 98c-41 34-67 58-79 70s-21 25-29 37z">
            <text:p/>
          </draw:path>
          <draw:path draw:style-name="gr13" draw:text-style-name="P1" draw:layer="layout" svg:width="0.367cm" svg:height="0.367cm" svg:x="8.04cm" svg:y="4.176cm" svg:viewBox="0 0 368 368" svg:d="m152 368c0-51 0-101 0-152-51 0-101 0-152 0 0-21 0-43 0-64 51 0 101 0 152 0 0-51 0-101 0-152 21 0 43 0 64 0 0 51 0 101 0 152 51 0 101 0 152 0 0 21 0 43 0 64-51 0-101 0-152 0 0 51 0 101 0 152-21 0-43 0-64 0z">
            <text:p/>
          </draw:path>
          <draw:path draw:style-name="gr13" draw:text-style-name="P1" draw:layer="layout" svg:width="0.204cm" svg:height="0.557cm" svg:x="8.752cm" svg:y="4.075cm" svg:viewBox="0 0 205 558" svg:d="m205 558h-68v-435c-16 16-38 32-65 47s-51 28-72 35v-65c38-18 72-40 100-66s49-50 61-74h44z">
            <text:p/>
          </draw:path>
          <draw:path draw:style-name="gr13" draw:text-style-name="P1" draw:layer="layout" svg:width="0.366cm" svg:height="0.231cm" svg:x="9.356cm" svg:y="4.243cm" svg:viewBox="0 0 367 232" svg:d="m367 64c-122 0-245 0-367 0 0-21 0-43 0-64 122 0 245 0 367 0 0 21 0 43 0 64zm0 168c-122 0-245 0-367 0 0-21 0-43 0-64 122 0 245 0 367 0 0 21 0 43 0 64z">
            <text:p/>
          </draw:path>
          <draw:path draw:style-name="gr13" draw:text-style-name="P1" draw:layer="layout" svg:width="0.363cm" svg:height="0.566cm" svg:x="7.383cm" svg:y="6.489cm" svg:viewBox="0 0 364 567" svg:d="m0 411 68-9c8 39 21 66 40 83s42 26 69 26c33 0 60-11 82-33s33-50 33-83c0-31-10-57-31-77s-46-31-78-31c-13 0-29 3-48 8l7-60c5 1 8 1 11 1 29 0 56-8 79-23s35-39 35-70c0-25-8-46-25-62s-39-25-66-25-49 8-67 25-29 42-34 75l-68-12c8-46 27-81 57-106s66-38 110-38c31 0 59 7 84 20s45 30 59 53 20 46 20 71c0 24-6 46-19 66s-32 35-58 47c33 8 59 23 77 47s27 54 27 90c0 48-18 89-53 123s-80 50-134 50c-49 0-90-14-122-43s-50-67-55-113z">
            <text:p/>
          </draw:path>
          <draw:path draw:style-name="gr13" draw:text-style-name="P1" draw:layer="layout" svg:width="0.367cm" svg:height="0.367cm" svg:x="8.04cm" svg:y="6.59cm" svg:viewBox="0 0 368 368" svg:d="m152 368c0-51 0-101 0-152-51 0-101 0-152 0 0-21 0-43 0-64 51 0 101 0 152 0 0-51 0-101 0-152 21 0 43 0 64 0 0 51 0 101 0 152 51 0 101 0 152 0 0 21 0 43 0 64-51 0-101 0-152 0 0 51 0 101 0 152-21 0-43 0-64 0z">
            <text:p/>
          </draw:path>
          <draw:path draw:style-name="gr13" draw:text-style-name="P1" draw:layer="layout" svg:width="0.204cm" svg:height="0.557cm" svg:x="8.752cm" svg:y="6.489cm" svg:viewBox="0 0 205 558" svg:d="m205 558h-68v-435c-16 16-38 32-65 47s-51 28-72 35v-65c38-18 72-40 100-66s49-50 61-74h44z">
            <text:p/>
          </draw:path>
          <draw:path draw:style-name="gr13" draw:text-style-name="P1" draw:layer="layout" svg:width="0.366cm" svg:height="0.231cm" svg:x="9.356cm" svg:y="6.657cm" svg:viewBox="0 0 367 232" svg:d="m367 64c-122 0-245 0-367 0 0-21 0-43 0-64 122 0 245 0 367 0 0 21 0 43 0 64zm0 168c-122 0-245 0-367 0 0-21 0-43 0-64 122 0 245 0 367 0 0 21 0 43 0 64z">
            <text:p/>
          </draw:path>
          <draw:path draw:style-name="gr13" draw:text-style-name="P1" draw:layer="layout" svg:width="0.384cm" svg:height="0.554cm" svg:x="7.359cm" svg:y="8.906cm" svg:viewBox="0 0 385 555" svg:d="m242 555c0-44 0-89 0-133-81 0-161 0-242 0 0-21 0-42 0-63 85-120 169-239 254-359 19 0 37 0 56 0 0 120 0 239 0 359 25 0 50 0 75 0 0 21 0 42 0 63-25 0-50 0-75 0 0 44 0 89 0 133-23 0-45 0-68 0zm0-196c0-84 0-167 0-251-58 84-117 167-175 251 58 0 117 0 175 0z">
            <text:p/>
          </draw:path>
          <draw:path draw:style-name="gr13" draw:text-style-name="P1" draw:layer="layout" svg:width="0.367cm" svg:height="0.367cm" svg:x="8.04cm" svg:y="9.004cm" svg:viewBox="0 0 368 368" svg:d="m152 368c0-51 0-101 0-152-51 0-101 0-152 0 0-21 0-43 0-64 51 0 101 0 152 0 0-51 0-101 0-152 21 0 43 0 64 0 0 51 0 101 0 152 51 0 101 0 152 0 0 21 0 43 0 64-51 0-101 0-152 0 0 51 0 101 0 152-21 0-43 0-64 0z">
            <text:p/>
          </draw:path>
          <draw:path draw:style-name="gr13" draw:text-style-name="P1" draw:layer="layout" svg:width="0.204cm" svg:height="0.557cm" svg:x="8.752cm" svg:y="8.903cm" svg:viewBox="0 0 205 558" svg:d="m205 558h-68v-435c-16 16-38 32-65 47s-51 28-72 35v-65c38-18 72-40 100-66s49-50 61-74h44z">
            <text:p/>
          </draw:path>
          <draw:path draw:style-name="gr13" draw:text-style-name="P1" draw:layer="layout" svg:width="0.366cm" svg:height="0.231cm" svg:x="9.356cm" svg:y="9.071cm" svg:viewBox="0 0 367 232" svg:d="m367 64c-122 0-245 0-367 0 0-21 0-43 0-64 122 0 245 0 367 0 0 21 0 43 0 64zm0 168c-122 0-245 0-367 0 0-21 0-43 0-64 122 0 245 0 367 0 0 21 0 43 0 64z">
            <text:p/>
          </draw:path>
          <draw:path draw:style-name="gr13" draw:text-style-name="P1" draw:layer="layout" svg:width="0.368cm" svg:height="0.557cm" svg:x="7.382cm" svg:y="11.326cm" svg:viewBox="0 0 369 558" svg:d="m0 403 72-5c5 35 18 61 37 78s42 26 70 26c34 0 62-12 84-37s34-58 34-99c0-39-11-70-33-92s-50-34-86-34c-23 0-43 5-60 15s-32 24-42 40l-64-9 54-286h277v65h-223l-30 150c34-23 69-35 106-35 48 0 89 17 123 50s50 77 50 130c0 50-15 94-44 131-36 45-84 67-146 67-51 0-92-14-124-42s-50-66-55-113z">
            <text:p/>
          </draw:path>
          <draw:path draw:style-name="gr13" draw:text-style-name="P1" draw:layer="layout" svg:width="0.367cm" svg:height="0.367cm" svg:x="8.04cm" svg:y="11.418cm" svg:viewBox="0 0 368 368" svg:d="m152 368c0-51 0-101 0-152-51 0-101 0-152 0 0-21 0-43 0-64 51 0 101 0 152 0 0-51 0-101 0-152 21 0 43 0 64 0 0 51 0 101 0 152 51 0 101 0 152 0 0 21 0 43 0 64-51 0-101 0-152 0 0 51 0 101 0 152-21 0-43 0-64 0z">
            <text:p/>
          </draw:path>
          <draw:path draw:style-name="gr13" draw:text-style-name="P1" draw:layer="layout" svg:width="0.204cm" svg:height="0.557cm" svg:x="8.752cm" svg:y="11.317cm" svg:viewBox="0 0 205 558" svg:d="m205 558h-68v-435c-16 16-38 32-65 47s-51 28-72 35v-65c38-18 72-40 100-66s49-50 61-74h44z">
            <text:p/>
          </draw:path>
          <draw:path draw:style-name="gr13" draw:text-style-name="P1" draw:layer="layout" svg:width="0.366cm" svg:height="0.231cm" svg:x="9.356cm" svg:y="11.485cm" svg:viewBox="0 0 367 232" svg:d="m367 64c-122 0-245 0-367 0 0-21 0-43 0-64 122 0 245 0 367 0 0 21 0 43 0 64zm0 168c-122 0-245 0-367 0 0-21 0-43 0-64 122 0 245 0 367 0 0 21 0 43 0 64z">
            <text:p/>
          </draw:path>
          <draw:path draw:style-name="gr13" draw:text-style-name="P1" draw:layer="layout" svg:width="0.367cm" svg:height="0.566cm" svg:x="7.379cm" svg:y="13.731cm" svg:viewBox="0 0 368 567" svg:d="m359 138-68 5c-6-27-15-46-26-58-19-19-41-29-69-29-22 0-41 6-58 18-21 16-38 39-51 69s-18 72-19 128c16-25 37-44 60-56s49-18 75-18c46 0 85 17 117 50s48 77 48 130c0 35-8 67-23 97s-35 53-62 69c-26 16-56 24-89 24-58 0-104-21-140-63s-54-110-54-206c0-108 20-186 60-234 35-43 82-64 140-64 44 0 80 12 109 37s44 58 50 101zm-281 239c0 24 5 46 15 68s24 38 42 49 37 17 57 17c29 0 54-12 75-35s31-55 31-95c0-38-10-69-31-91s-46-33-78-33c-31 0-57 11-79 33s-32 51-32 87z">
            <text:p/>
          </draw:path>
          <draw:path draw:style-name="gr13" draw:text-style-name="P1" draw:layer="layout" svg:width="0.367cm" svg:height="0.367cm" svg:x="8.04cm" svg:y="13.832cm" svg:viewBox="0 0 368 368" svg:d="m152 368c0-51 0-101 0-152-51 0-101 0-152 0 0-21 0-43 0-64 51 0 101 0 152 0 0-51 0-101 0-152 21 0 43 0 64 0 0 51 0 101 0 152 51 0 101 0 152 0 0 21 0 43 0 64-51 0-101 0-152 0 0 51 0 101 0 152-21 0-43 0-64 0z">
            <text:p/>
          </draw:path>
          <draw:path draw:style-name="gr13" draw:text-style-name="P1" draw:layer="layout" svg:width="0.204cm" svg:height="0.557cm" svg:x="8.752cm" svg:y="13.731cm" svg:viewBox="0 0 205 558" svg:d="m205 558h-68v-435c-16 16-38 32-65 47s-51 28-72 35v-65c38-18 72-40 100-66s49-50 61-74h44z">
            <text:p/>
          </draw:path>
          <draw:path draw:style-name="gr13" draw:text-style-name="P1" draw:layer="layout" svg:width="0.366cm" svg:height="0.231cm" svg:x="9.356cm" svg:y="13.899cm" svg:viewBox="0 0 367 232" svg:d="m367 64c-122 0-245 0-367 0 0-21 0-43 0-64 122 0 245 0 367 0 0 21 0 43 0 64zm0 168c-122 0-245 0-367 0 0-21 0-43 0-64 122 0 245 0 367 0 0 21 0 43 0 64z">
            <text:p/>
          </draw:path>
          <draw:path draw:style-name="gr13" draw:text-style-name="P1" draw:layer="layout" svg:width="0.359cm" svg:height="0.548cm" svg:x="7.387cm" svg:y="16.154cm" svg:viewBox="0 0 360 549" svg:d="m0 66v-66h360v53c-35 38-70 88-105 151s-62 126-81 192c-13 47-22 98-26 153h-70c1-44 9-97 26-158s40-122 70-180 63-106 98-145z">
            <text:p/>
          </draw:path>
          <draw:path draw:style-name="gr13" draw:text-style-name="P1" draw:layer="layout" svg:width="0.367cm" svg:height="0.367cm" svg:x="8.04cm" svg:y="16.246cm" svg:viewBox="0 0 368 368" svg:d="m152 368c0-51 0-101 0-152-51 0-101 0-152 0 0-21 0-43 0-64 51 0 101 0 152 0 0-51 0-101 0-152 21 0 43 0 64 0 0 51 0 101 0 152 51 0 101 0 152 0 0 21 0 43 0 64-51 0-101 0-152 0 0 51 0 101 0 152-21 0-43 0-64 0z">
            <text:p/>
          </draw:path>
          <draw:path draw:style-name="gr13" draw:text-style-name="P1" draw:layer="layout" svg:width="0.204cm" svg:height="0.557cm" svg:x="8.752cm" svg:y="16.145cm" svg:viewBox="0 0 205 558" svg:d="m205 558h-68v-435c-16 16-38 32-65 47s-51 28-72 35v-65c38-18 72-40 100-66s49-50 61-74h44z">
            <text:p/>
          </draw:path>
          <draw:path draw:style-name="gr13" draw:text-style-name="P1" draw:layer="layout" svg:width="0.366cm" svg:height="0.231cm" svg:x="9.356cm" svg:y="16.313cm" svg:viewBox="0 0 367 232" svg:d="m367 64c-122 0-245 0-367 0 0-21 0-43 0-64 122 0 245 0 367 0 0 21 0 43 0 64zm0 168c-122 0-245 0-367 0 0-21 0-43 0-64 122 0 245 0 367 0 0 21 0 43 0 64z">
            <text:p/>
          </draw:path>
          <draw:path draw:style-name="gr13" draw:text-style-name="P1" draw:layer="layout" svg:width="0.366cm" svg:height="0.566cm" svg:x="7.381cm" svg:y="19.334cm" svg:viewBox="0 0 367 567" svg:d="m106 256c-29-10-50-25-63-44s-21-42-21-69c0-40 15-74 44-102s68-41 116-41c49 0 88 14 118 42s44 63 44 103c0 26-7 48-20 67s-34 34-62 44c34 11 60 29 78 54s27 54 27 89c0 47-17 87-51 120s-78 48-132 48c-55 0-100-16-133-49s-51-73-51-121c0-36 9-67 27-91s45-41 79-50zm-14-115c0 26 8 47 25 64s39 25 67 25c26 0 48-8 65-25s25-37 25-60c0-25-9-46-26-63s-39-26-65-26-48 8-65 25-26 37-26 60zm-22 256c0 20 5 39 14 57s22 32 41 42 38 15 59 15c33 0 60-10 81-31s32-48 32-80c0-33-11-60-33-82s-49-32-82-32-59 11-80 32-32 48-32 79z">
            <text:p/>
          </draw:path>
          <draw:path draw:style-name="gr13" draw:text-style-name="P1" draw:layer="layout" svg:width="0.367cm" svg:height="0.367cm" svg:x="8.04cm" svg:y="19.435cm" svg:viewBox="0 0 368 368" svg:d="m152 368c0-51 0-101 0-152-51 0-101 0-152 0 0-21 0-43 0-64 51 0 101 0 152 0 0-51 0-101 0-152 21 0 43 0 64 0 0 51 0 101 0 152 51 0 101 0 152 0 0 21 0 43 0 64-51 0-101 0-152 0 0 51 0 101 0 152-21 0-43 0-64 0z">
            <text:p/>
          </draw:path>
          <draw:path draw:style-name="gr13" draw:text-style-name="P1" draw:layer="layout" svg:width="0.204cm" svg:height="0.557cm" svg:x="8.752cm" svg:y="19.334cm" svg:viewBox="0 0 205 558" svg:d="m205 558h-68v-435c-16 16-38 32-65 47s-51 28-72 35v-65c38-18 72-40 100-66s49-50 61-74h44z">
            <text:p/>
          </draw:path>
          <draw:path draw:style-name="gr13" draw:text-style-name="P1" draw:layer="layout" svg:width="0.366cm" svg:height="0.231cm" svg:x="9.356cm" svg:y="19.502cm" svg:viewBox="0 0 367 232" svg:d="m367 64c-122 0-245 0-367 0 0-21 0-43 0-64 122 0 245 0 367 0 0 21 0 43 0 64zm0 168c-122 0-245 0-367 0 0-21 0-43 0-64 122 0 245 0 367 0 0 21 0 43 0 64z">
            <text:p/>
          </draw:path>
          <draw:path draw:style-name="gr13" draw:text-style-name="P1" draw:layer="layout" svg:width="0.364cm" svg:height="0.566cm" svg:x="7.382cm" svg:y="22.523cm" svg:viewBox="0 0 365 567" svg:d="m9 429 66-5c6 31 16 53 32 66s36 21 60 21c21 0 40-5 56-14s29-23 39-39 18-38 25-65 10-55 10-83c0-4 0-8 0-14-14 22-32 39-56 53s-49 20-77 20c-46 0-84-17-116-50s-48-77-48-132c0-56 17-101 50-136s75-51 125-51c36 0 69 10 99 29s52 47 68 83 23 88 23 157c0 70-8 127-23 169s-39 74-69 96-66 33-107 33c-44 0-80-12-107-36s-44-58-50-102zm280-245c0-39-10-70-31-93s-46-35-75-35c-31 0-57 12-80 37s-33 57-33 97c0 35 11 64 32 86s47 33 79 33c31 0 57-11 78-33s30-53 30-92z">
            <text:p/>
          </draw:path>
          <draw:path draw:style-name="gr13" draw:text-style-name="P1" draw:layer="layout" svg:width="0.367cm" svg:height="0.367cm" svg:x="8.04cm" svg:y="22.624cm" svg:viewBox="0 0 368 368" svg:d="m152 368c0-51 0-101 0-152-51 0-101 0-152 0 0-21 0-43 0-64 51 0 101 0 152 0 0-51 0-101 0-152 21 0 43 0 64 0 0 51 0 101 0 152 51 0 101 0 152 0 0 21 0 43 0 64-51 0-101 0-152 0 0 51 0 101 0 152-21 0-43 0-64 0z">
            <text:p/>
          </draw:path>
          <draw:path draw:style-name="gr13" draw:text-style-name="P1" draw:layer="layout" svg:width="0.204cm" svg:height="0.557cm" svg:x="8.752cm" svg:y="22.523cm" svg:viewBox="0 0 205 558" svg:d="m205 558h-68v-435c-16 16-38 32-65 47s-51 28-72 35v-65c38-18 72-40 100-66s49-50 61-74h44z">
            <text:p/>
          </draw:path>
          <draw:path draw:style-name="gr13" draw:text-style-name="P1" draw:layer="layout" svg:width="0.366cm" svg:height="0.231cm" svg:x="9.356cm" svg:y="22.691cm" svg:viewBox="0 0 367 232" svg:d="m367 64c-122 0-245 0-367 0 0-21 0-43 0-64 122 0 245 0 367 0 0 21 0 43 0 64zm0 168c-122 0-245 0-367 0 0-21 0-43 0-64 122 0 245 0 367 0 0 21 0 43 0 64z">
            <text:p/>
          </draw:path>
          <draw:path draw:style-name="gr13" draw:text-style-name="P1" draw:layer="layout" svg:width="0.204cm" svg:height="0.557cm" svg:x="7.435cm" svg:y="25.712cm" svg:viewBox="0 0 205 558" svg:d="m205 558h-68v-435c-16 16-38 32-65 47s-51 28-72 35v-65c38-18 72-40 100-66s49-50 61-74h44z">
            <text:p/>
          </draw:path>
          <draw:path draw:style-name="gr13" draw:text-style-name="P1" draw:layer="layout" svg:width="0.362cm" svg:height="0.566cm" svg:x="7.814cm" svg:y="25.712cm" svg:viewBox="0 0 363 567" svg:d="m0 284c0-66 7-119 20-159s34-71 61-93 60-32 101-32c29 0 56 6 78 18s42 29 56 52 26 50 34 82 13 77 13 132c0 65-7 118-20 158s-34 71-60 92-61 33-101 33c-54 0-96-19-127-57-37-47-55-122-55-226zm70 0c0 91 11 152 32 182s48 45 80 45 57-15 79-45 32-91 32-182c0-92-11-153-32-183s-48-45-80-45-57 13-76 40c-23 34-35 96-35 188z">
            <text:p/>
          </draw:path>
          <draw:path draw:style-name="gr13" draw:text-style-name="P1" draw:layer="layout" svg:width="0.367cm" svg:height="0.367cm" svg:x="8.256cm" svg:y="25.813cm" svg:viewBox="0 0 368 368" svg:d="m152 368c0-51 0-101 0-152-51 0-101 0-152 0 0-21 0-43 0-64 51 0 101 0 152 0 0-51 0-101 0-152 21 0 43 0 64 0 0 51 0 101 0 152 51 0 101 0 152 0 0 21 0 43 0 64-51 0-101 0-152 0 0 51 0 101 0 152-21 0-43 0-64 0z">
            <text:p/>
          </draw:path>
          <draw:path draw:style-name="gr13" draw:text-style-name="P1" draw:layer="layout" svg:width="0.204cm" svg:height="0.557cm" svg:x="8.752cm" svg:y="25.712cm" svg:viewBox="0 0 205 558" svg:d="m205 558h-68v-435c-16 16-38 32-65 47s-51 28-72 35v-65c38-18 72-40 100-66s49-50 61-74h44z">
            <text:p/>
          </draw:path>
          <draw:path draw:style-name="gr13" draw:text-style-name="P1" draw:layer="layout" svg:width="0.366cm" svg:height="0.231cm" svg:x="9.14cm" svg:y="25.88cm" svg:viewBox="0 0 367 232" svg:d="m367 64c-122 0-245 0-367 0 0-21 0-43 0-64 122 0 245 0 367 0 0 21 0 43 0 64zm0 168c-122 0-245 0-367 0 0-21 0-43 0-64 122 0 245 0 367 0 0 21 0 43 0 64z">
            <text:p/>
          </draw:path>
        </draw:g>
        <draw:custom-shape draw:style-name="gr7" draw:text-style-name="P1" draw:layer="layout" svg:width="0.709cm" svg:height="0.709cm" svg:x="8.691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7.091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691cm" svg:y="7.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7.091cm" svg:y="7.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7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7.1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6.1cm" svg:y="7.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191cm" svg:y="9.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6.191cm" svg:y="9.6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2cm" svg:y="12.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709cm" svg:y="12.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7.109cm" svg:y="1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2cm" svg:y="12.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6.2cm" svg:y="1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3.3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308cm" svg:y="14.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817cm" svg:y="14.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7.217cm" svg:y="14.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308cm" svg:y="14.4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6.308cm" svg:y="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874cm" svg:y="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974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3.982cm" svg:y="16.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491cm" svg:y="16.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6.891cm" svg:y="17.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4.982cm" svg:y="16.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5.982cm" svg:y="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4.026cm" svg:y="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9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3cm" svg:y="2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008cm" svg:y="20.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517cm" svg:y="20.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6.917cm" svg:y="20.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008cm" svg:y="20.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6.008cm" svg:y="20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5.1cm" svg:y="24.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3.926cm" svg:y="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8cm" svg:y="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9cm" svg:y="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3.908cm" svg:y="23.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417cm" svg:y="23.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6.817cm" svg:y="23.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4.908cm" svg:y="23.4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5.908cm" svg:y="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5.991cm" svg:y="27.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5cm" svg:y="27.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3.826cm" svg:y="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7cm" svg:y="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8cm" svg:y="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3.808cm" svg:y="2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8.317cm" svg:y="2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6.717cm" svg:y="26.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4.808cm" svg:y="26.4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5.808cm" svg:y="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709cm" svg:height="0.709cm" svg:x="7cm" svg:y="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標準">
        <draw:custom-shape draw:style-name="gr7" draw:text-style-name="P1" draw:layer="layout" svg:width="0.709cm" svg:height="0.709cm" svg:x="6.865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553cm" svg:y="4.9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653cm" svg:y="7.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10.553cm" svg:y="20.8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8.653cm" svg:y="2.2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11.753cm" svg:y="17.5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565cm" svg:y="11.9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562cm" svg:y="9.4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2.553cm" svg:y="15.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9.662cm" svg:y="24.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frame draw:style-name="gr14" draw:text-style-name="P3" draw:layer="layout" svg:width="4.2cm" svg:height="29.816cm" svg:x="23.1cm" svg:y="1.2cm">
          <draw:text-box>
            <text:p><text:span text:style-name="T2">1 + 1 =</text:span></text:p>
            <text:p><text:span text:style-name="T2"/></text:p>
            <text:p><text:span text:style-name="T2"/></text:p>
            <text:p><text:span text:style-name="T2">1 + 2 =</text:span></text:p>
            <text:p><text:span text:style-name="T2"/></text:p>
            <text:p><text:span text:style-name="T2"/></text:p>
            <text:p><text:span text:style-name="T2">1 + 3 =</text:span></text:p>
            <text:p><text:span text:style-name="T2"/></text:p>
            <text:p><text:span text:style-name="T2"/></text:p>
            <text:p><text:span text:style-name="T2">1 + 4 =</text:span></text:p>
            <text:p><text:span text:style-name="T2"/></text:p>
            <text:p><text:span text:style-name="T2"/></text:p>
            <text:p><text:span text:style-name="T2">1 + 5 =</text:span></text:p>
            <text:p><text:span text:style-name="T2"/></text:p>
            <text:p><text:span text:style-name="T2"/></text:p>
            <text:p><text:span text:style-name="T2">1 + 6 =</text:span></text:p>
            <text:p><text:span text:style-name="T2"/></text:p>
            <text:p><text:span text:style-name="T2"/></text:p>
            <text:p><text:span text:style-name="T2">1 + 7 =</text:span></text:p>
            <text:p><text:span text:style-name="T2"/></text:p>
            <text:p><text:span text:style-name="T2"/></text:p>
            <text:p><text:span text:style-name="T2"/></text:p>
            <text:p><text:span text:style-name="T2">1 + 8 =</text:span></text:p>
            <text:p><text:span text:style-name="T2"/></text:p>
            <text:p><text:span text:style-name="T2"/></text:p>
            <text:p><text:span text:style-name="T2"/></text:p>
            <text:p><text:span text:style-name="T2">1 + 9 =</text:span></text:p>
            <text:p><text:span text:style-name="T2"/></text:p>
            <text:p><text:span text:style-name="T2"/></text:p>
            <text:p><text:span text:style-name="T2"/></text:p>
            <text:p><text:span text:style-name="T2">1 +10 =</text:span></text:p>
            <text:p><text:span text:style-name="T2"/></text:p>
            <text:p><text:span text:style-name="T2">これは次の問題を作るためのひながたです</text:span></text:p>
          </draw:text-box>
        </draw:frame>
        <draw:custom-shape draw:style-name="gr7" draw:text-style-name="P1" draw:layer="layout" svg:width="0.709cm" svg:height="0.709cm" svg:x="6.856cm" svg:y="5.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8.662cm" svg:y="4.9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856cm" svg:y="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8.662cm" svg:y="7.1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865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8.653cm" svg:y="9.5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653cm" svg:y="7.12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562cm" svg:y="9.42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562cm" svg:y="9.41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553cm" svg:y="11.9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874cm" svg:y="12.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8.644cm" svg:y="12.0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553cm" svg:y="11.9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553cm" svg:y="11.9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457cm" svg:y="14.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445cm" svg:y="14.1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982cm" svg:y="14.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8.536cm" svg:y="14.2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445cm" svg:y="14.1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445cm" svg:y="14.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2.879cm" svg:y="17.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783cm" svg:y="16.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771cm" svg:y="16.6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656cm" svg:y="1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8.862cm" svg:y="16.7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771cm" svg:y="16.6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771cm" svg:y="16.6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11.727cm" svg:y="20.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2.853cm" svg:y="20.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757cm" svg:y="19.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745cm" svg:y="19.7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682cm" svg:y="19.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8.836cm" svg:y="19.8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745cm" svg:y="19.7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745cm" svg:y="19.7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10.653cm" svg:y="24.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11.827cm" svg:y="24.0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2.953cm" svg:y="24.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857cm" svg:y="23.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845cm" svg:y="23.1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582cm" svg:y="2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8.936cm" svg:y="23.2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845cm" svg:y="23.1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845cm" svg:y="23.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9.762cm" svg:y="27.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10.753cm" svg:y="27.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11.927cm" svg:y="27.0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3.053cm" svg:y="27.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957cm" svg:y="26.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945cm" svg:y="26.1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482cm" svg:y="26.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9.036cm" svg:y="26.2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945cm" svg:y="26.1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945cm" svg:y="26.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709cm" svg:height="0.709cm" svg:x="8.753cm" svg:y="27.2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olygon draw:style-name="gr13" draw:text-style-name="P4" draw:layer="layout" svg:width="0.204cm" svg:height="0.557cm" svg:x="7.3cm" svg:y="1.3cm" svg:viewBox="0 0 205 558" draw:points="205,558 137,558 137,123 131,129 124,135 108,147 91,158 72,170 53,181 34,191 16,199 0,205 0,140 14,133 28,125 41,118 54,110 66,101 78,93 89,84 100,74 111,65 120,55 129,46 137,37 144,27 151,18 156,9 161,0 205,0">
            <text:p/>
          </draw:polygon>
          <draw:polygon draw:style-name="gr13" draw:text-style-name="P4" draw:layer="layout" svg:width="0.367cm" svg:height="0.367cm" svg:x="7.905cm" svg:y="1.401cm" svg:viewBox="0 0 368 368" draw:points="152,368 152,216 0,216 0,152 152,152 152,0 216,0 216,152 368,152 368,216 216,216 216,368">
            <text:p/>
          </draw:polygon>
          <draw:polygon draw:style-name="gr13" draw:text-style-name="P4" draw:layer="layout" svg:width="0.204cm" svg:height="0.557cm" svg:x="8.617cm" svg:y="1.3cm" svg:viewBox="0 0 205 558" draw:points="205,558 137,558 137,123 131,129 124,135 108,147 91,158 72,170 53,181 34,191 16,199 0,205 0,140 14,133 28,125 41,118 54,110 66,101 78,93 89,84 100,74 111,65 120,55 129,46 137,37 144,27 151,18 156,9 161,0 205,0">
            <text:p/>
          </draw:polygon>
          <draw:path draw:style-name="gr13" draw:text-style-name="P4" draw:layer="layout" svg:width="0.366cm" svg:height="0.231cm" svg:x="9.221cm" svg:y="1.468cm" svg:viewBox="0 0 367 232" svg:d="m367 64h-367v-64h367zm0 232h-367v-64h367z">
            <text:p/>
          </draw:path>
          <draw:polygon draw:style-name="gr13" draw:text-style-name="P4" draw:layer="layout" svg:width="0.204cm" svg:height="0.557cm" svg:x="7.3cm" svg:y="3.714cm" svg:viewBox="0 0 205 558" draw:points="205,558 137,558 137,123 131,129 124,135 108,147 91,158 72,170 53,181 34,191 16,199 0,205 0,140 14,133 28,125 41,118 54,110 66,101 78,93 89,84 100,74 111,65 120,55 129,46 137,37 144,27 151,18 156,9 161,0 205,0">
            <text:p/>
          </draw:polygon>
          <draw:polygon draw:style-name="gr13" draw:text-style-name="P4" draw:layer="layout" svg:width="0.367cm" svg:height="0.367cm" svg:x="7.905cm" svg:y="3.815cm" svg:viewBox="0 0 368 368" draw:points="152,368 152,216 0,216 0,152 152,152 152,0 216,0 216,152 368,152 368,216 216,216 216,368">
            <text:p/>
          </draw:polygon>
          <draw:polygon draw:style-name="gr13" draw:text-style-name="P4" draw:layer="layout" svg:width="0.367cm" svg:height="0.557cm" svg:x="8.555cm" svg:y="3.714cm" svg:viewBox="0 0 368 558" draw:points="368,492 368,558 0,558 0,552 0,546 1,540 2,534 3,528 4,522 6,516 8,511 12,501 16,492 21,483 26,473 32,464 39,455 46,446 53,437 70,418 91,397 115,376 142,353 184,317 218,285 233,271 245,258 256,246 265,234 272,224 279,213 285,202 289,192 293,182 295,172 297,162 297,157 297,152 297,142 295,133 294,128 293,124 291,119 290,115 288,111 286,106 283,102 281,99 275,91 268,84 264,80 260,77 256,74 252,72 248,69 244,67 239,65 234,63 225,60 214,58 204,56 192,56 180,56 169,58 158,60 148,63 143,65 138,68 134,70 129,73 125,76 121,79 117,82 113,86 109,90 106,93 103,98 100,102 97,107 95,111 93,116 91,121 87,132 85,143 84,155 83,168 13,161 15,142 19,124 24,107 30,92 34,84 38,77 42,71 46,64 51,58 56,52 62,46 67,41 73,36 80,32 86,27 93,23 107,16 122,10 139,6 156,3 174,1 194,0 213,1 232,3 249,6 265,11 273,14 281,17 288,21 295,25 302,29 308,34 314,39 320,44 331,56 336,62 341,68 345,74 349,80 352,87 355,94 358,101 360,108 362,115 364,123 366,138 367,154 367,162 366,171 365,179 364,187 362,195 359,203 357,212 353,220 350,228 345,236 341,244 335,253 329,261 323,270 316,278 308,287 290,307 266,330 237,356 203,385 153,428 136,444 124,455 116,464 108,473 101,483 95,492">
            <text:p/>
          </draw:polygon>
          <draw:path draw:style-name="gr13" draw:text-style-name="P4" draw:layer="layout" svg:width="0.366cm" svg:height="0.231cm" svg:x="9.221cm" svg:y="3.882cm" svg:viewBox="0 0 367 232" svg:d="m367 64h-367v-64h367zm0 232h-367v-64h367z">
            <text:p/>
          </draw:path>
          <draw:polygon draw:style-name="gr13" draw:text-style-name="P4" draw:layer="layout" svg:width="0.204cm" svg:height="0.557cm" svg:x="7.3cm" svg:y="6.128cm" svg:viewBox="0 0 205 558" draw:points="205,558 137,558 137,123 131,129 124,135 108,147 91,158 72,170 53,181 34,191 16,199 0,205 0,140 14,133 28,125 41,118 54,110 66,101 78,93 89,84 100,74 111,65 120,55 129,46 137,37 144,27 151,18 156,9 161,0 205,0">
            <text:p/>
          </draw:polygon>
          <draw:polygon draw:style-name="gr13" draw:text-style-name="P4" draw:layer="layout" svg:width="0.367cm" svg:height="0.367cm" svg:x="7.905cm" svg:y="6.229cm" svg:viewBox="0 0 368 368" draw:points="152,368 152,216 0,216 0,152 152,152 152,0 216,0 216,152 368,152 368,216 216,216 216,368">
            <text:p/>
          </draw:polygon>
          <draw:polygon draw:style-name="gr13" draw:text-style-name="P4" draw:layer="layout" svg:width="0.363cm" svg:height="0.566cm" svg:x="8.565cm" svg:y="6.128cm" svg:viewBox="0 0 364 567" draw:points="0,411 68,402 71,416 75,429 79,441 84,452 89,462 95,471 98,475 101,479 104,482 108,485 115,491 123,497 131,501 139,505 148,507 157,509 167,511 177,511 189,510 201,509 212,506 217,505 222,503 227,500 232,498 237,495 241,492 250,486 259,478 267,469 273,460 276,455 279,451 282,446 284,440 286,435 287,430 290,419 291,407 292,395 292,384 290,373 288,362 286,357 284,352 282,348 280,343 277,339 275,334 272,330 268,326 261,318 253,311 249,308 245,305 240,302 236,299 231,297 226,295 221,293 216,292 206,289 194,288 183,287 178,288 173,288 167,288 161,289 148,292 135,295 142,235 145,235 148,236 151,236 153,236 164,235 175,234 185,233 195,230 204,227 214,223 223,218 232,213 236,210 240,207 244,204 247,200 250,196 253,192 256,188 258,184 260,180 262,175 264,170 265,165 266,160 266,154 267,143 267,134 265,125 265,121 263,116 262,112 261,109 259,105 257,101 255,97 253,94 250,90 247,87 242,81 238,78 235,75 231,72 228,70 224,68 220,66 216,64 212,62 204,59 195,58 186,56 176,56 166,56 157,58 148,60 139,62 131,66 123,70 116,75 109,81 106,84 103,88 100,91 97,95 92,103 87,112 83,122 80,133 77,144 75,156 7,144 11,127 15,112 21,97 27,83 35,70 44,58 53,48 64,38 75,29 87,21 100,15 114,9 128,5 143,2 158,1 174,0 186,0 197,1 207,3 218,5 228,8 238,11 248,15 258,20 267,25 276,30 284,36 292,43 299,49 305,57 311,65 317,73 321,81 326,90 329,99 332,108 334,117 336,126 337,135 337,144 337,153 336,162 334,171 332,179 329,187 326,195 322,203 318,210 313,217 307,224 301,230 294,237 286,242 278,248 270,252 260,257 272,260 284,264 294,269 304,274 313,281 322,288 330,296 337,304 343,313 349,323 353,333 357,344 360,356 362,368 364,380 364,394 363,411 362,420 361,428 359,437 357,445 354,453 351,461 347,468 343,476 339,483 334,490 323,504 311,517 297,528 290,534 283,539 275,543 267,547 259,551 251,554 234,560 216,564 197,566 177,567 159,566 142,564 125,561 110,556 95,550 81,543 68,534 55,524 44,512 34,500 25,487 17,474 11,459 6,444 2,428">
            <text:p/>
          </draw:polygon>
          <draw:path draw:style-name="gr13" draw:text-style-name="P4" draw:layer="layout" svg:width="0.366cm" svg:height="0.231cm" svg:x="9.221cm" svg:y="6.296cm" svg:viewBox="0 0 367 232" svg:d="m367 64h-367v-64h367zm0 232h-367v-64h367z">
            <text:p/>
          </draw:path>
          <draw:polygon draw:style-name="gr13" draw:text-style-name="P4" draw:layer="layout" svg:width="0.204cm" svg:height="0.557cm" svg:x="7.3cm" svg:y="8.542cm" svg:viewBox="0 0 205 558" draw:points="205,558 137,558 137,123 131,129 124,135 108,147 91,158 72,170 53,181 34,191 16,199 0,205 0,140 14,133 28,125 41,118 54,110 66,101 78,93 89,84 100,74 111,65 120,55 129,46 137,37 144,27 151,18 156,9 161,0 205,0">
            <text:p/>
          </draw:polygon>
          <draw:polygon draw:style-name="gr13" draw:text-style-name="P4" draw:layer="layout" svg:width="0.367cm" svg:height="0.367cm" svg:x="7.905cm" svg:y="8.643cm" svg:viewBox="0 0 368 368" draw:points="152,368 152,216 0,216 0,152 152,152 152,0 216,0 216,152 368,152 368,216 216,216 216,368">
            <text:p/>
          </draw:polygon>
          <draw:path draw:style-name="gr13" draw:text-style-name="P4" draw:layer="layout" svg:width="0.384cm" svg:height="0.554cm" svg:x="8.541cm" svg:y="8.545cm" svg:viewBox="0 0 385 555" svg:d="m242 555v-133h-242v-63l254-359h56v359h75v63h-75v133zm-68-196v-251l-175 251z">
            <text:p/>
          </draw:path>
          <draw:path draw:style-name="gr13" draw:text-style-name="P4" draw:layer="layout" svg:width="0.366cm" svg:height="0.231cm" svg:x="9.221cm" svg:y="8.71cm" svg:viewBox="0 0 367 232" svg:d="m367 64h-367v-64h367zm0 232h-367v-64h367z">
            <text:p/>
          </draw:path>
          <draw:polygon draw:style-name="gr13" draw:text-style-name="P4" draw:layer="layout" svg:width="0.204cm" svg:height="0.557cm" svg:x="7.3cm" svg:y="10.956cm" svg:viewBox="0 0 205 558" draw:points="205,558 137,558 137,123 131,129 124,135 108,147 91,158 72,170 53,181 34,191 16,199 0,205 0,140 14,133 28,125 41,118 54,110 66,101 78,93 89,84 100,74 111,65 120,55 129,46 137,37 144,27 151,18 156,9 161,0 205,0">
            <text:p/>
          </draw:polygon>
          <draw:polygon draw:style-name="gr13" draw:text-style-name="P4" draw:layer="layout" svg:width="0.367cm" svg:height="0.367cm" svg:x="7.905cm" svg:y="11.057cm" svg:viewBox="0 0 368 368" draw:points="152,368 152,216 0,216 0,152 152,152 152,0 216,0 216,152 368,152 368,216 216,216 216,368">
            <text:p/>
          </draw:polygon>
          <draw:polygon draw:style-name="gr13" draw:text-style-name="P4" draw:layer="layout" svg:width="0.368cm" svg:height="0.557cm" svg:x="8.564cm" svg:y="10.965cm" svg:viewBox="0 0 369 558" draw:points="0,403 72,398 74,411 77,422 81,433 85,443 90,453 96,461 99,465 102,469 105,473 109,476 116,482 124,487 132,492 141,495 150,498 159,500 169,502 179,502 191,501 197,501 203,500 209,498 215,497 220,495 225,493 230,490 236,487 240,484 245,481 250,477 254,474 263,465 267,460 271,455 275,450 278,445 281,439 284,433 289,422 292,409 295,395 296,381 297,366 296,352 295,338 292,326 289,314 287,308 284,303 282,297 279,292 275,287 272,283 268,278 264,274 260,270 256,266 251,262 247,259 242,256 237,253 232,251 226,248 221,246 215,245 203,242 191,241 178,240 169,240 161,241 154,242 146,244 139,246 131,249 124,252 118,255 111,259 105,264 99,268 94,273 89,278 84,283 80,289 76,295 12,286 66,0 343,0 343,65 120,65 90,215 103,207 116,200 129,194 142,189 155,185 168,182 182,181 196,180 214,181 231,183 247,187 255,190 263,193 271,196 278,200 285,204 292,208 306,219 319,230 325,237 331,243 336,250 341,257 345,265 349,272 353,280 356,288 359,296 362,305 366,322 368,341 369,360 368,379 366,397 363,414 358,430 352,446 344,462 335,476 325,491 318,499 311,506 304,513 296,520 288,526 279,532 271,537 262,541 252,545 243,549 233,551 223,554 212,556 201,557 179,558 160,557 143,555 126,552 110,547 95,541 81,534 67,526 55,516 43,505 33,493 25,480 17,466 11,452 6,436 2,420">
            <text:p/>
          </draw:polygon>
          <draw:path draw:style-name="gr13" draw:text-style-name="P4" draw:layer="layout" svg:width="0.366cm" svg:height="0.231cm" svg:x="9.221cm" svg:y="11.124cm" svg:viewBox="0 0 367 232" svg:d="m367 64h-367v-64h367zm0 232h-367v-64h367z">
            <text:p/>
          </draw:path>
          <draw:polygon draw:style-name="gr13" draw:text-style-name="P4" draw:layer="layout" svg:width="0.204cm" svg:height="0.557cm" svg:x="7.3cm" svg:y="13.37cm" svg:viewBox="0 0 205 558" draw:points="205,558 137,558 137,123 131,129 124,135 108,147 91,158 72,170 53,181 34,191 16,199 0,205 0,140 14,133 28,125 41,118 54,110 66,101 78,93 89,84 100,74 111,65 120,55 129,46 137,37 144,27 151,18 156,9 161,0 205,0">
            <text:p/>
          </draw:polygon>
          <draw:polygon draw:style-name="gr13" draw:text-style-name="P4" draw:layer="layout" svg:width="0.367cm" svg:height="0.367cm" svg:x="7.905cm" svg:y="13.471cm" svg:viewBox="0 0 368 368" draw:points="152,368 152,216 0,216 0,152 152,152 152,0 216,0 216,152 368,152 368,216 216,216 216,368">
            <text:p/>
          </draw:polygon>
          <draw:path draw:style-name="gr13" draw:text-style-name="P4" draw:layer="layout" svg:width="0.367cm" svg:height="0.566cm" svg:x="8.561cm" svg:y="13.37cm" svg:viewBox="0 0 368 567" svg:d="m359 138-68 5-2-10-3-9-3-8-3-7-3-7-4-7-4-5-4-5-7-7-8-6-4-2-4-3-4-2-4-2-4-1-5-2-4-1-5-1-10-2h-10-8l-8 1-7 2-8 2-7 2-7 3-6 4-7 4-8 6-7 7-7 8-7 8-6 9-5 9-6 11-5 11-4 11-4 13-3 15-3 15-2 17-1 18-2 39 6-9 7-9 7-8 7-7 8-6 8-7 9-5 8-5 9-4 10-4 9-3 9-2 9-2 10-2 10-1h9l17 1 8 1 8 1 8 2 8 2 7 3 8 3 7 3 7 4 7 4 7 4 13 10 12 12 6 7 5 6 5 7 5 7 4 7 4 8 4 8 3 8 5 17 4 17 2 19 1 19v13l-1 13-2 12-3 13-3 12-4 11-4 12-6 11-6 11-6 10-7 10-7 9-8 8-9 8-9 7-10 6-10 6-10 5-11 4-11 3-11 3-12 2-12 1h-12l-21-1-10-1-10-2-10-2-9-3-9-3-9-4-9-4-8-4-8-6-8-5-8-6-7-7-7-7-7-8-7-8-6-9-5-9-6-10-4-11-5-11-8-25-5-27-5-29-2-33-1-34 1-39 3-36 4-34 7-30 8-28 5-13 6-12 5-12 7-11 7-10 7-9 6-8 7-7 8-7 7-6 8-6 8-5 8-5 9-4 9-4 9-3 10-3 10-2 10-2 10-1 21-1 17 1 15 1 15 3 13 4 14 5 12 7 12 7 11 9 10 9 8 11 8 11 7 12 6 13 5 14 3 15zm-278 255v9l1 9 1 8 2 9 2 8 2 9 4 8 3 8 4 8 4 7 5 7 5 6 5 6 6 6 6 5 7 4 7 4 7 3 7 3 7 3 7 2 7 1 7 1h8 5l6-1h5l5-1 5-1 5-2 5-2 5-2 4-2 5-3 4-3 5-3 8-7 8-8 4-4 3-5 4-5 3-5 2-5 3-6 4-11 4-12 2-13 2-14v-15-14l-2-13-2-13-4-11-4-11-2-6-3-5-3-4-3-5-4-5-4-4-8-8-4-3-4-3-4-3-5-3-5-2-4-3-5-2-5-1-6-2-5-1-11-1-12-1-11 1-11 1-5 1-6 2-5 1-5 2-5 3-4 2-5 3-5 3-8 6-9 8-4 4-3 5-4 4-3 5-3 5-2 5-3 5-2 6-3 11-3 12-1 12z">
            <text:p/>
          </draw:path>
          <draw:path draw:style-name="gr13" draw:text-style-name="P4" draw:layer="layout" svg:width="0.366cm" svg:height="0.231cm" svg:x="9.221cm" svg:y="13.538cm" svg:viewBox="0 0 367 232" svg:d="m367 64h-367v-64h367zm0 232h-367v-64h367z">
            <text:p/>
          </draw:path>
          <draw:polygon draw:style-name="gr13" draw:text-style-name="P4" draw:layer="layout" svg:width="0.204cm" svg:height="0.557cm" svg:x="7.3cm" svg:y="15.784cm" svg:viewBox="0 0 205 558" draw:points="205,558 137,558 137,123 131,129 124,135 108,147 91,158 72,170 53,181 34,191 16,199 0,205 0,140 14,133 28,125 41,118 54,110 66,101 78,93 89,84 100,74 111,65 120,55 129,46 137,37 144,27 151,18 156,9 161,0 205,0">
            <text:p/>
          </draw:polygon>
          <draw:polygon draw:style-name="gr13" draw:text-style-name="P4" draw:layer="layout" svg:width="0.367cm" svg:height="0.367cm" svg:x="7.905cm" svg:y="15.885cm" svg:viewBox="0 0 368 368" draw:points="152,368 152,216 0,216 0,152 152,152 152,0 216,0 216,152 368,152 368,216 216,216 216,368">
            <text:p/>
          </draw:polygon>
          <draw:polygon draw:style-name="gr13" draw:text-style-name="P4" draw:layer="layout" svg:width="0.359cm" svg:height="0.548cm" svg:x="8.569cm" svg:y="15.793cm" svg:viewBox="0 0 360 549" draw:points="0,66 0,0 360,0 360,53 347,68 334,84 320,101 307,119 281,159 255,204 230,251 209,299 190,347 174,396 165,432 157,469 152,508 148,549 78,549 79,532 80,514 82,496 85,477 93,435 104,391 117,344 134,299 153,255 174,211 198,170 222,132 246,97 259,81 272,66">
            <text:p/>
          </draw:polygon>
          <draw:path draw:style-name="gr13" draw:text-style-name="P4" draw:layer="layout" svg:width="0.366cm" svg:height="0.231cm" svg:x="9.221cm" svg:y="15.952cm" svg:viewBox="0 0 367 232" svg:d="m367 64h-367v-64h367zm0 232h-367v-64h367z">
            <text:p/>
          </draw:path>
          <draw:polygon draw:style-name="gr13" draw:text-style-name="P4" draw:layer="layout" svg:width="0.204cm" svg:height="0.557cm" svg:x="7.3cm" svg:y="18.973cm" svg:viewBox="0 0 205 558" draw:points="205,558 137,558 137,123 131,129 124,135 108,147 91,158 72,170 53,181 34,191 16,199 0,205 0,140 14,133 28,125 41,118 54,110 66,101 78,93 89,84 100,74 111,65 120,55 129,46 137,37 144,27 151,18 156,9 161,0 205,0">
            <text:p/>
          </draw:polygon>
          <draw:polygon draw:style-name="gr13" draw:text-style-name="P4" draw:layer="layout" svg:width="0.367cm" svg:height="0.367cm" svg:x="7.905cm" svg:y="19.074cm" svg:viewBox="0 0 368 368" draw:points="152,368 152,216 0,216 0,152 152,152 152,0 216,0 216,152 368,152 368,216 216,216 216,368">
            <text:p/>
          </draw:polygon>
          <draw:path draw:style-name="gr13" draw:text-style-name="P4" draw:layer="layout" svg:width="0.366cm" svg:height="0.566cm" svg:x="8.563cm" svg:y="18.973cm" svg:viewBox="0 0 367 567" svg:d="m106 256-11-4-9-4-9-5-8-6-8-5-7-6-6-7-5-7-5-7-4-8-4-8-3-9-2-8-2-10-1-9v-10l1-15 2-14 1-7 2-7 2-6 3-7 3-6 3-6 4-6 4-6 4-6 4-5 11-11 5-5 6-4 6-5 6-4 7-3 7-4 7-3 7-3 15-4 16-3 16-2 18-1 18 1 17 2 16 3 15 5 7 2 7 3 7 4 7 4 6 4 6 4 6 5 6 5 10 11 9 11 4 6 4 6 3 7 3 6 2 7 3 6 2 7 1 7 1 7 1 7 1 15v9l-1 10-2 9-2 8-3 8-3 8-5 8-4 7-6 7-6 7-6 6-8 5-8 6-8 5-10 4-10 4 13 5 11 5 11 6 10 6 10 7 8 8 8 8 7 9 7 10 5 10 5 10 3 11 3 11 2 12 2 12v13l-1 17-2 17-2 8-2 8-3 8-3 7-3 8-4 7-4 7-4 7-5 7-6 6-12 13-6 5-7 6-7 5-7 5-7 4-8 4-8 4-8 3-17 5-18 4-19 2-20 1-21-1-19-2-18-4-17-5-8-3-8-4-8-4-7-4-7-5-7-5-7-6-6-6-12-12-6-7-5-7-4-6-4-8-4-7-3-7-3-8-3-8-2-8-2-8-2-17-1-18v-13l2-13 2-12 3-12 4-11 4-11 6-9 6-10 8-9 8-8 8-7 10-7 10-5 11-6 11-4zm-1-119v9l2 10 2 8 1 4 1 4 2 4 2 4 2 4 2 4 3 3 2 4 3 3 3 3 3 3 4 3 3 3 4 2 4 2 3 2 4 2 5 2 8 2 9 2 10 2h10 10l9-2 9-1 8-3 4-2 4-2 4-2 3-2 4-2 3-3 4-3 3-3 6-6 5-7 2-3 2-4 2-4 2-3 1-4 1-4 2-4v-4l2-9v-8-10l-2-8-2-9-1-4-1-4-2-4-2-4-2-3-3-4-5-7-6-6-6-6-4-3-4-3-3-2-4-2-4-2-4-2-4-1-4-1-9-2-9-2h-10-10l-9 2-9 2-8 2-4 2-4 2-4 2-4 2-3 2-4 3-6 6-6 6-6 7-2 4-2 3-2 4-2 3-1 4-1 4-1 4-1 4-2 8zm-22 265v8l1 7 1 7 1 7 2 7 3 7 2 7 4 7 3 6 4 7 5 6 5 5 5 5 6 5 6 4 7 4 7 4 7 3 7 2 7 2 8 2 8 1 7 1h8 12l12-2 11-2 5-2 5-2 5-2 5-2 5-3 4-3 5-3 4-3 8-7 8-9 3-4 3-4 3-5 3-4 2-5 2-5 2-5 2-5 2-11 2-12v-11l-1-12-1-12-3-11-1-5-2-5-2-5-3-5-2-5-3-5-4-4-3-4-8-9-8-7-4-4-5-3-5-3-5-2-5-3-5-2-5-2-5-1-11-3-12-1-12-1h-12l-12 2-10 2-6 2-5 2-5 2-4 2-5 3-5 3-4 3-4 3-8 8-8 8-3 4-3 5-3 4-3 5-2 5-2 5-2 5-2 5-2 10-2 12z">
            <text:p/>
          </draw:path>
          <draw:path draw:style-name="gr13" draw:text-style-name="P4" draw:layer="layout" svg:width="0.366cm" svg:height="0.231cm" svg:x="9.221cm" svg:y="19.141cm" svg:viewBox="0 0 367 232" svg:d="m367 64h-367v-64h367zm0 232h-367v-64h367z">
            <text:p/>
          </draw:path>
          <draw:polygon draw:style-name="gr13" draw:text-style-name="P4" draw:layer="layout" svg:width="0.204cm" svg:height="0.557cm" svg:x="7.3cm" svg:y="22.162cm" svg:viewBox="0 0 205 558" draw:points="205,558 137,558 137,123 131,129 124,135 108,147 91,158 72,170 53,181 34,191 16,199 0,205 0,140 14,133 28,125 41,118 54,110 66,101 78,93 89,84 100,74 111,65 120,55 129,46 137,37 144,27 151,18 156,9 161,0 205,0">
            <text:p/>
          </draw:polygon>
          <draw:polygon draw:style-name="gr13" draw:text-style-name="P4" draw:layer="layout" svg:width="0.367cm" svg:height="0.367cm" svg:x="7.905cm" svg:y="22.263cm" svg:viewBox="0 0 368 368" draw:points="152,368 152,216 0,216 0,152 152,152 152,0 216,0 216,152 368,152 368,216 216,216 216,368">
            <text:p/>
          </draw:polygon>
          <draw:path draw:style-name="gr13" draw:text-style-name="P4" draw:layer="layout" svg:width="0.364cm" svg:height="0.566cm" svg:x="8.564cm" svg:y="22.162cm" svg:viewBox="0 0 365 567" svg:d="m9 429 66-5 2 11 3 10 3 10 4 8 4 8 5 7 3 4 2 3 3 3 3 2 6 5 7 4 6 4 8 3 8 2 8 2 8 1h9 8l8-1 7-1 7-2 7-2 6-2 7-3 6-3 6-4 5-4 6-5 5-4 4-5 5-6 4-5 4-6 4-6 3-7 3-7 4-8 3-9 3-9 5-19 5-21 3-20 2-21v-21-14l-5 8-6 7-6 8-7 6-7 7-8 6-8 5-9 6-9 4-9 5-9 3-10 3-9 2-10 2-10 1h-11l-16-1-17-2-8-2-7-2-8-3-7-2-7-4-7-4-7-4-7-4-13-10-12-12-6-6-5-7-5-7-5-7-4-7-4-8-4-8-3-8-5-17-4-18-2-19-1-20 1-20 2-20 4-18 5-18 4-8 3-8 5-8 4-8 5-7 5-7 6-7 6-7 13-12 6-5 7-5 7-5 8-4 7-4 8-3 8-3 8-3 8-2 9-2 17-2 19-1h13l13 2 13 2 12 3 13 4 12 5 11 6 12 7 10 8 11 8 9 10 9 10 8 10 8 12 7 12 6 13 5 15 5 15 4 18 3 18 3 21 2 21 1 24v25l-1 50-2 23-3 22-3 21-4 19-5 18-5 16-6 15-7 15-8 13-8 13-9 11-10 11-10 9-11 9-12 8-12 6-13 6-13 5-14 3-14 3-14 1-15 1-16-1-16-1-14-3-14-4-13-5-12-6-11-8-11-8-5-5-5-5-5-5-4-5-8-11-6-13-6-13-5-14-3-15zm277-261v-14l-2-14-2-13-4-12-4-11-3-6-2-5-3-5-4-4-3-5-4-4-8-9-8-7-5-3-4-3-5-2-4-2-5-2-5-2-5-2-5-1-5-1h-5l-6-1h-5-6l-6 1h-5l-5 1-6 2-5 1-5 2-5 2-5 3-5 3-4 3-5 3-9 7-9 9-7 10-4 5-3 5-6 11-5 12-3 12-3 13-1 14-1 15v12l2 13 2 12 4 11 2 5 2 5 3 5 3 5 3 5 3 4 4 5 4 4 8 8 4 3 5 3 4 3 5 3 4 2 5 3 5 2 5 1 6 2 5 1 11 1 12 1 11-1 11-1 6-1 5-2 5-1 5-2 5-3 4-2 5-3 4-3 5-3 4-3 8-8 3-4 4-5 3-5 3-4 3-5 2-6 4-11 4-12 2-12 2-14z">
            <text:p/>
          </draw:path>
          <draw:path draw:style-name="gr13" draw:text-style-name="P4" draw:layer="layout" svg:width="0.366cm" svg:height="0.231cm" svg:x="9.221cm" svg:y="22.33cm" svg:viewBox="0 0 367 232" svg:d="m367 64h-367v-64h367zm0 232h-367v-64h367z">
            <text:p/>
          </draw:path>
          <draw:polygon draw:style-name="gr13" draw:text-style-name="P4" draw:layer="layout" svg:width="0.204cm" svg:height="0.557cm" svg:x="7.3cm" svg:y="25.351cm" svg:viewBox="0 0 205 558" draw:points="205,558 137,558 137,123 131,129 124,135 108,147 91,158 72,170 53,181 34,191 16,199 0,205 0,140 14,133 28,125 41,118 54,110 66,101 78,93 89,84 100,74 111,65 120,55 129,46 137,37 144,27 151,18 156,9 161,0 205,0">
            <text:p/>
          </draw:polygon>
          <draw:polygon draw:style-name="gr13" draw:text-style-name="P4" draw:layer="layout" svg:width="0.367cm" svg:height="0.367cm" svg:x="7.905cm" svg:y="25.452cm" svg:viewBox="0 0 368 368" draw:points="152,368 152,216 0,216 0,152 152,152 152,0 216,0 216,152 368,152 368,216 216,216 216,368">
            <text:p/>
          </draw:polygon>
          <draw:polygon draw:style-name="gr13" draw:text-style-name="P4" draw:layer="layout" svg:width="0.204cm" svg:height="0.557cm" svg:x="8.401cm" svg:y="25.351cm" svg:viewBox="0 0 205 558" draw:points="205,558 137,558 137,123 131,129 124,135 108,147 91,158 72,170 53,181 34,191 16,199 0,205 0,140 14,133 28,125 41,118 54,110 66,101 78,93 89,84 100,74 111,65 120,55 129,46 137,37 144,27 151,18 156,9 161,0 205,0">
            <text:p/>
          </draw:polygon>
          <draw:path draw:style-name="gr13" draw:text-style-name="P4" draw:layer="layout" svg:width="0.362cm" svg:height="0.566cm" svg:x="8.779cm" svg:y="25.351cm" svg:viewBox="0 0 363 567" svg:d="m0 284 1-47 2-22 2-20 3-19 3-19 5-16 4-16 6-15 6-13 6-13 8-12 7-12 9-10 9-9 10-9 10-7 11-7 12-5 12-5 13-3 13-3 15-1 15-1h11l10 1 11 2 10 1 9 3 10 3 9 4 8 4 9 5 8 5 7 6 7 6 7 7 7 7 6 8 5 8 5 9 5 9 5 9 5 10 4 11 4 11 3 12 3 11 3 13 3 14 2 15 2 16 2 35 1 39-1 46-2 22-2 20-3 19-3 18-4 17-5 16-5 14-6 14-7 13-7 12-8 11-9 10-9 10-9 8-11 8-11 7-11 5-13 5-13 3-13 3-15 1-14 1-20-1-9-1-10-2-8-2-9-2-8-3-8-3-8-4-8-4-7-5-7-5-6-6-7-6-6-6-6-7-7-9-6-10-6-10-5-11-9-25-8-27-6-29-5-33-2-35zm69-37 1 32 1 30 3 28 3 24 5 21 5 19 3 8 4 7 3 7 4 6 8 10 5 5 4 5 5 4 4 3 5 4 5 3 5 2 5 3 5 2 6 1 5 1 6 1 6 1h6 5l6-1 6-1 5-1 6-1 5-2 5-3 5-2 5-3 5-4 4-3 5-4 4-5 5-5 8-10 4-6 3-7 4-7 3-9 5-18 5-21 3-25 3-27 1-30 1-32-1-33-1-30-3-27-3-25-5-21-5-19-3-8-4-7-3-7-4-6-8-10-5-5-4-5-5-4-4-3-5-4-5-3-5-2-5-3-6-2-5-1-6-1-5-1-6-1h-6-6l-6 1h-5l-6 1-5 2-5 2-5 2-5 2-4 3-5 3-4 3-4 3-5 4-3 4-4 5-4 5-4 7-4 7-4 8-3 9-6 19-5 22-4 25-3 27-1 31z">
            <text:p/>
          </draw:path>
          <draw:path draw:style-name="gr13" draw:text-style-name="P4" draw:layer="layout" svg:width="0.366cm" svg:height="0.231cm" svg:x="9.437cm" svg:y="25.519cm" svg:viewBox="0 0 367 232" svg:d="m367 64h-367v-64h367zm0 232h-367v-64h367z">
            <text:p/>
          </draw:path>
        </draw:g>
      </draw:page>
      <draw:page draw:name="page4" draw:style-name="dp1" draw:master-page-name="標準">
        <draw:custom-shape draw:style-name="gr7" draw:text-style-name="P1" draw:layer="layout" svg:width="0.709cm" svg:height="0.709cm" svg:x="6.865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553cm" svg:y="4.9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653cm" svg:y="7.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09cm" svg:height="0.709cm" svg:x="10.483cm" svg:y="20.8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6.081cm" svg:y="2.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11.753cm" svg:y="17.5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565cm" svg:y="11.9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562cm" svg:y="9.4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2.553cm" svg:y="15.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9.662cm" svg:y="24.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frame draw:style-name="gr14" draw:text-style-name="P3" draw:layer="layout" svg:width="4.2cm" svg:height="31.774cm" svg:x="23.1cm" svg:y="1.2cm">
          <draw:text-box>
            <text:p text:style-name="P3"><text:span text:style-name="T2">1 + 1 =</text:span></text:p>
            <text:p text:style-name="P3"><text:span text:style-name="T2"/></text:p>
            <text:p text:style-name="P3"><text:span text:style-name="T2"/></text:p>
            <text:p text:style-name="P3"><text:span text:style-name="T2">1 + 2 =</text:span></text:p>
            <text:p text:style-name="P3"><text:span text:style-name="T2"/></text:p>
            <text:p text:style-name="P3"><text:span text:style-name="T2"/></text:p>
            <text:p text:style-name="P3"><text:span text:style-name="T2">1 + 3 =</text:span></text:p>
            <text:p text:style-name="P3"><text:span text:style-name="T2"/></text:p>
            <text:p text:style-name="P3"><text:span text:style-name="T2"/></text:p>
            <text:p text:style-name="P3"><text:span text:style-name="T2">1 + 4 =</text:span></text:p>
            <text:p text:style-name="P3"><text:span text:style-name="T2"/></text:p>
            <text:p text:style-name="P3"><text:span text:style-name="T2"/></text:p>
            <text:p text:style-name="P3"><text:span text:style-name="T2">1 + 5 =</text:span></text:p>
            <text:p text:style-name="P3"><text:span text:style-name="T2"/></text:p>
            <text:p text:style-name="P3"><text:span text:style-name="T2"/></text:p>
            <text:p text:style-name="P3"><text:span text:style-name="T2">1 + 6 =</text:span></text:p>
            <text:p text:style-name="P3"><text:span text:style-name="T2"/></text:p>
            <text:p text:style-name="P3"><text:span text:style-name="T2"/></text:p>
            <text:p text:style-name="P3"><text:span text:style-name="T2">1 + 7 =</text:span></text:p>
            <text:p text:style-name="P3"><text:span text:style-name="T2"/></text:p>
            <text:p text:style-name="P3"><text:span text:style-name="T2"/></text:p>
            <text:p text:style-name="P3"><text:span text:style-name="T2"/></text:p>
            <text:p text:style-name="P3"><text:span text:style-name="T2">1 + 8 =</text:span></text:p>
            <text:p text:style-name="P3"><text:span text:style-name="T2"/></text:p>
            <text:p text:style-name="P3"><text:span text:style-name="T2"/></text:p>
            <text:p text:style-name="P3"><text:span text:style-name="T2"/></text:p>
            <text:p text:style-name="P3"><text:span text:style-name="T2">1 + 9 =</text:span></text:p>
            <text:p text:style-name="P3"><text:span text:style-name="T2"/></text:p>
            <text:p text:style-name="P3"><text:span text:style-name="T2"/></text:p>
            <text:p text:style-name="P3"><text:span text:style-name="T2"/></text:p>
            <text:p text:style-name="P3"><text:span text:style-name="T2">1 +10 =</text:span></text:p>
            <text:p text:style-name="P3"><text:span text:style-name="T2"/></text:p>
            <text:p text:style-name="P3"><text:span text:style-name="T2">これは次の問題を作るためのひながたです</text:span></text:p>
          </draw:text-box>
        </draw:frame>
        <draw:custom-shape draw:style-name="gr7" draw:text-style-name="P1" draw:layer="layout" svg:width="0.709cm" svg:height="0.709cm" svg:x="6.856cm" svg:y="5.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6.09cm" svg:y="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856cm" svg:y="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6.09cm" svg:y="7.1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865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6.081cm" svg:y="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653cm" svg:y="7.12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562cm" svg:y="9.42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562cm" svg:y="9.41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553cm" svg:y="11.9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874cm" svg:y="12.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6.072cm" svg:y="12.1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553cm" svg:y="11.9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553cm" svg:y="11.9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457cm" svg:y="14.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445cm" svg:y="14.1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982cm" svg:y="14.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5.964cm" svg:y="14.3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445cm" svg:y="14.1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445cm" svg:y="14.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2.879cm" svg:y="17.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783cm" svg:y="16.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771cm" svg:y="16.6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656cm" svg:y="1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5.79cm" svg:y="16.8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771cm" svg:y="16.6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771cm" svg:y="16.6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11.727cm" svg:y="20.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2.853cm" svg:y="20.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757cm" svg:y="19.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745cm" svg:y="19.7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682cm" svg:y="19.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5.764cm" svg:y="19.9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745cm" svg:y="19.7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745cm" svg:y="19.7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09cm" svg:height="0.709cm" svg:x="10.583cm" svg:y="24.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11.827cm" svg:y="24.0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2.953cm" svg:y="24.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857cm" svg:y="23.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845cm" svg:y="23.1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582cm" svg:y="2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5.69cm" svg:y="23.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845cm" svg:y="23.1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845cm" svg:y="23.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9.762cm" svg:y="27.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09cm" svg:height="0.709cm" svg:x="10.753cm" svg:y="27.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11.927cm" svg:y="27.0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3.053cm" svg:y="27.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957cm" svg:y="26.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11.945cm" svg:y="26.1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482cm" svg:y="26.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5.499cm" svg:y="26.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945cm" svg:y="26.1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945cm" svg:y="26.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709cm" svg:height="0.709cm" svg:x="8.753cm" svg:y="27.2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16" draw:text-style-name="P4" draw:layer="layout" svg:width="0.367cm" svg:height="0.557cm" svg:x="6.873cm" svg:y="1.545cm" svg:viewBox="0 0 368 558" svg:d="m368 492v66h-368c0-16 2-32 8-47 9-26 24-50 45-74s50-53 89-84c61-50 102-90 123-119s32-56 32-82c0-27-10-50-29-68s-45-28-76-28c-33 0-59 10-79 30s-30 47-30 82l-70-7c5-52 23-92 54-120s74-41 127-41c53 0 95 15 126 44s47 66 47 110c0 22-4 44-14 66s-24 44-45 67-56 57-105 98c-41 34-67 58-79 70s-21 25-29 37z">
            <text:p/>
          </draw:path>
          <draw:path draw:style-name="gr16" draw:text-style-name="P4" draw:layer="layout" svg:width="0.367cm" svg:height="0.367cm" svg:x="7.54cm" svg:y="1.646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204cm" svg:height="0.557cm" svg:x="8.252cm" svg:y="1.545cm" svg:viewBox="0 0 205 558" svg:d="m205 558h-68v-435c-16 16-38 32-65 47s-51 28-72 35v-65c38-18 72-40 100-66s49-50 61-74h44z">
            <text:p/>
          </draw:path>
          <draw:path draw:style-name="gr16" draw:text-style-name="P4" draw:layer="layout" svg:width="0.366cm" svg:height="0.231cm" svg:x="8.856cm" svg:y="1.713cm" svg:viewBox="0 0 367 232" svg:d="m367 64c-122 0-245 0-367 0 0-21 0-43 0-64 122 0 245 0 367 0 0 21 0 43 0 64zm0 168c-122 0-245 0-367 0 0-21 0-43 0-64 122 0 245 0 367 0 0 21 0 43 0 64z">
            <text:p/>
          </draw:path>
          <draw:path draw:style-name="gr16" draw:text-style-name="P4" draw:layer="layout" svg:width="0.367cm" svg:height="0.557cm" svg:x="6.873cm" svg:y="3.959cm" svg:viewBox="0 0 368 558" svg:d="m368 492v66h-368c0-16 2-32 8-47 9-26 24-50 45-74s50-53 89-84c61-50 102-90 123-119s32-56 32-82c0-27-10-50-29-68s-45-28-76-28c-33 0-59 10-79 30s-30 47-30 82l-70-7c5-52 23-92 54-120s74-41 127-41c53 0 95 15 126 44s47 66 47 110c0 22-4 44-14 66s-24 44-45 67-56 57-105 98c-41 34-67 58-79 70s-21 25-29 37z">
            <text:p/>
          </draw:path>
          <draw:path draw:style-name="gr16" draw:text-style-name="P4" draw:layer="layout" svg:width="0.367cm" svg:height="0.367cm" svg:x="7.54cm" svg:y="4.06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67cm" svg:height="0.557cm" svg:x="8.19cm" svg:y="3.959cm" svg:viewBox="0 0 368 558" svg:d="m368 492v66h-368c0-16 2-32 8-47 9-26 24-50 45-74s50-53 89-84c61-50 102-90 123-119s32-56 32-82c0-27-10-50-29-68s-45-28-76-28c-33 0-59 10-79 30s-30 47-30 82l-70-7c5-52 23-92 54-120s74-41 127-41c53 0 95 15 126 44s47 66 47 110c0 22-4 44-14 66s-24 44-45 67-56 57-105 98c-41 34-67 58-79 70s-21 25-29 37z">
            <text:p/>
          </draw:path>
          <draw:path draw:style-name="gr16" draw:text-style-name="P4" draw:layer="layout" svg:width="0.366cm" svg:height="0.231cm" svg:x="8.856cm" svg:y="4.127cm" svg:viewBox="0 0 367 232" svg:d="m367 64c-122 0-245 0-367 0 0-21 0-43 0-64 122 0 245 0 367 0 0 21 0 43 0 64zm0 168c-122 0-245 0-367 0 0-21 0-43 0-64 122 0 245 0 367 0 0 21 0 43 0 64z">
            <text:p/>
          </draw:path>
          <draw:path draw:style-name="gr16" draw:text-style-name="P4" draw:layer="layout" svg:width="0.367cm" svg:height="0.557cm" svg:x="6.873cm" svg:y="6.373cm" svg:viewBox="0 0 368 558" svg:d="m368 492v66h-368c0-16 2-32 8-47 9-26 24-50 45-74s50-53 89-84c61-50 102-90 123-119s32-56 32-82c0-27-10-50-29-68s-45-28-76-28c-33 0-59 10-79 30s-30 47-30 82l-70-7c5-52 23-92 54-120s74-41 127-41c53 0 95 15 126 44s47 66 47 110c0 22-4 44-14 66s-24 44-45 67-56 57-105 98c-41 34-67 58-79 70s-21 25-29 37z">
            <text:p/>
          </draw:path>
          <draw:path draw:style-name="gr16" draw:text-style-name="P4" draw:layer="layout" svg:width="0.367cm" svg:height="0.367cm" svg:x="7.54cm" svg:y="6.474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63cm" svg:height="0.566cm" svg:x="8.2cm" svg:y="6.373cm" svg:viewBox="0 0 364 567" svg:d="m0 411 68-9c8 39 21 66 40 83s42 26 69 26c33 0 60-11 82-33s33-50 33-83c0-31-10-57-31-77s-46-31-78-31c-13 0-29 3-48 8l7-60c5 1 8 1 11 1 29 0 56-8 79-23s35-39 35-70c0-25-8-46-25-62s-39-25-66-25c-27 0-49 8-67 25s-29 42-34 75l-68-12c8-46 27-81 57-106s66-38 110-38c31 0 59 7 84 20s45 30 59 53 20 46 20 71c0 24-6 46-19 66s-32 35-58 47c33 8 59 23 77 47s27 54 27 90c0 48-18 89-53 123s-80 50-134 50c-49 0-90-14-122-43s-50-67-55-113z">
            <text:p/>
          </draw:path>
          <draw:path draw:style-name="gr16" draw:text-style-name="P4" draw:layer="layout" svg:width="0.366cm" svg:height="0.231cm" svg:x="8.856cm" svg:y="6.541cm" svg:viewBox="0 0 367 232" svg:d="m367 64c-122 0-245 0-367 0 0-21 0-43 0-64 122 0 245 0 367 0 0 21 0 43 0 64zm0 168c-122 0-245 0-367 0 0-21 0-43 0-64 122 0 245 0 367 0 0 21 0 43 0 64z">
            <text:p/>
          </draw:path>
          <draw:path draw:style-name="gr16" draw:text-style-name="P4" draw:layer="layout" svg:width="0.367cm" svg:height="0.557cm" svg:x="6.873cm" svg:y="8.787cm" svg:viewBox="0 0 368 558" svg:d="m368 492v66h-368c0-16 2-32 8-47 9-26 24-50 45-74s50-53 89-84c61-50 102-90 123-119s32-56 32-82c0-27-10-50-29-68s-45-28-76-28c-33 0-59 10-79 30s-30 47-30 82l-70-7c5-52 23-92 54-120s74-41 127-41c53 0 95 15 126 44s47 66 47 110c0 22-4 44-14 66s-24 44-45 67-56 57-105 98c-41 34-67 58-79 70s-21 25-29 37z">
            <text:p/>
          </draw:path>
          <draw:path draw:style-name="gr16" draw:text-style-name="P4" draw:layer="layout" svg:width="0.367cm" svg:height="0.367cm" svg:x="7.54cm" svg:y="8.888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84cm" svg:height="0.554cm" svg:x="8.176cm" svg:y="8.79cm" svg:viewBox="0 0 385 555" svg:d="m242 555c0-44 0-89 0-133-81 0-161 0-242 0 0-21 0-42 0-63 85-120 169-239 254-359 19 0 37 0 56 0 0 120 0 239 0 359 25 0 50 0 75 0 0 21 0 42 0 63-25 0-50 0-75 0 0 44 0 89 0 133-23 0-45 0-68 0zm0-196c0-84 0-167 0-251-58 84-117 167-175 251 58 0 117 0 175 0z">
            <text:p/>
          </draw:path>
          <draw:path draw:style-name="gr16" draw:text-style-name="P4" draw:layer="layout" svg:width="0.366cm" svg:height="0.231cm" svg:x="8.856cm" svg:y="8.955cm" svg:viewBox="0 0 367 232" svg:d="m367 64c-122 0-245 0-367 0 0-21 0-43 0-64 122 0 245 0 367 0 0 21 0 43 0 64zm0 168c-122 0-245 0-367 0 0-21 0-43 0-64 122 0 245 0 367 0 0 21 0 43 0 64z">
            <text:p/>
          </draw:path>
          <draw:path draw:style-name="gr16" draw:text-style-name="P4" draw:layer="layout" svg:width="0.367cm" svg:height="0.557cm" svg:x="6.873cm" svg:y="11.201cm" svg:viewBox="0 0 368 558" svg:d="m368 492v66h-368c0-16 2-32 8-47 9-26 24-50 45-74s50-53 89-84c61-50 102-90 123-119s32-56 32-82c0-27-10-50-29-68s-45-28-76-28c-33 0-59 10-79 30s-30 47-30 82l-70-7c5-52 23-92 54-120s74-41 127-41c53 0 95 15 126 44s47 66 47 110c0 22-4 44-14 66s-24 44-45 67-56 57-105 98c-41 34-67 58-79 70s-21 25-29 37z">
            <text:p/>
          </draw:path>
          <draw:path draw:style-name="gr16" draw:text-style-name="P4" draw:layer="layout" svg:width="0.367cm" svg:height="0.367cm" svg:x="7.54cm" svg:y="11.302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68cm" svg:height="0.557cm" svg:x="8.199cm" svg:y="11.21cm" svg:viewBox="0 0 369 558" svg:d="m0 403 72-5c5 35 18 61 37 78s42 26 70 26c34 0 62-12 84-37s34-58 34-99c0-39-11-70-33-92s-50-34-86-34c-23 0-43 5-60 15s-32 24-42 40l-64-9 54-286h277v65h-223l-30 150c34-23 69-35 106-35 48 0 89 17 123 50s50 77 50 130c0 50-15 94-44 131-36 45-84 67-146 67-51 0-92-14-124-42s-50-66-55-113z">
            <text:p/>
          </draw:path>
          <draw:path draw:style-name="gr16" draw:text-style-name="P4" draw:layer="layout" svg:width="0.366cm" svg:height="0.231cm" svg:x="8.856cm" svg:y="11.369cm" svg:viewBox="0 0 367 232" svg:d="m367 64c-122 0-245 0-367 0 0-21 0-43 0-64 122 0 245 0 367 0 0 21 0 43 0 64zm0 168c-122 0-245 0-367 0 0-21 0-43 0-64 122 0 245 0 367 0 0 21 0 43 0 64z">
            <text:p/>
          </draw:path>
          <draw:path draw:style-name="gr16" draw:text-style-name="P4" draw:layer="layout" svg:width="0.367cm" svg:height="0.557cm" svg:x="6.873cm" svg:y="13.615cm" svg:viewBox="0 0 368 558" svg:d="m368 492v66h-368c0-16 2-32 8-47 9-26 24-50 45-74s50-53 89-84c61-50 102-90 123-119s32-56 32-82c0-27-10-50-29-68s-45-28-76-28c-33 0-59 10-79 30s-30 47-30 82l-70-7c5-52 23-92 54-120s74-41 127-41c53 0 95 15 126 44s47 66 47 110c0 22-4 44-14 66s-24 44-45 67-56 57-105 98c-41 34-67 58-79 70s-21 25-29 37z">
            <text:p/>
          </draw:path>
          <draw:path draw:style-name="gr16" draw:text-style-name="P4" draw:layer="layout" svg:width="0.367cm" svg:height="0.367cm" svg:x="7.54cm" svg:y="13.716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67cm" svg:height="0.566cm" svg:x="8.196cm" svg:y="13.615cm" svg:viewBox="0 0 368 567" svg:d="m359 138-68 5c-6-27-15-46-26-58-19-19-41-29-69-29-22 0-41 6-58 18-21 16-38 39-51 69s-18 72-19 128c16-25 37-44 60-56s49-18 75-18c46 0 85 17 117 50s48 77 48 130c0 35-8 67-23 97s-35 53-62 69c-26 16-56 24-89 24-58 0-104-21-140-63s-54-110-54-206c0-108 20-186 60-234 35-43 82-64 140-64 44 0 80 12 109 37s44 58 50 101zm-281 239c0 24 5 46 15 68s24 38 42 49 37 17 57 17c29 0 54-12 75-35s31-55 31-95c0-38-10-69-31-91s-46-33-78-33c-31 0-57 11-79 33s-32 51-32 87z">
            <text:p/>
          </draw:path>
          <draw:path draw:style-name="gr16" draw:text-style-name="P4" draw:layer="layout" svg:width="0.366cm" svg:height="0.231cm" svg:x="8.856cm" svg:y="13.783cm" svg:viewBox="0 0 367 232" svg:d="m367 64c-122 0-245 0-367 0 0-21 0-43 0-64 122 0 245 0 367 0 0 21 0 43 0 64zm0 168c-122 0-245 0-367 0 0-21 0-43 0-64 122 0 245 0 367 0 0 21 0 43 0 64z">
            <text:p/>
          </draw:path>
          <draw:path draw:style-name="gr16" draw:text-style-name="P4" draw:layer="layout" svg:width="0.367cm" svg:height="0.557cm" svg:x="6.873cm" svg:y="16.029cm" svg:viewBox="0 0 368 558" svg:d="m368 492v66h-368c0-16 2-32 8-47 9-26 24-50 45-74s50-53 89-84c61-50 102-90 123-119s32-56 32-82c0-27-10-50-29-68s-45-28-76-28c-33 0-59 10-79 30s-30 47-30 82l-70-7c5-52 23-92 54-120s74-41 127-41c53 0 95 15 126 44s47 66 47 110c0 22-4 44-14 66s-24 44-45 67-56 57-105 98c-41 34-67 58-79 70s-21 25-29 37z">
            <text:p/>
          </draw:path>
          <draw:path draw:style-name="gr16" draw:text-style-name="P4" draw:layer="layout" svg:width="0.367cm" svg:height="0.367cm" svg:x="7.54cm" svg:y="16.13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59cm" svg:height="0.548cm" svg:x="8.204cm" svg:y="16.038cm" svg:viewBox="0 0 360 549" svg:d="m0 66v-66h360v53c-35 38-70 88-105 151s-62 126-81 192c-13 47-22 98-26 153h-70c1-44 9-97 26-158s40-122 70-180 63-106 98-145z">
            <text:p/>
          </draw:path>
          <draw:path draw:style-name="gr16" draw:text-style-name="P4" draw:layer="layout" svg:width="0.366cm" svg:height="0.231cm" svg:x="8.856cm" svg:y="16.197cm" svg:viewBox="0 0 367 232" svg:d="m367 64c-122 0-245 0-367 0 0-21 0-43 0-64 122 0 245 0 367 0 0 21 0 43 0 64zm0 168c-122 0-245 0-367 0 0-21 0-43 0-64 122 0 245 0 367 0 0 21 0 43 0 64z">
            <text:p/>
          </draw:path>
          <draw:path draw:style-name="gr16" draw:text-style-name="P4" draw:layer="layout" svg:width="0.367cm" svg:height="0.557cm" svg:x="6.873cm" svg:y="19.218cm" svg:viewBox="0 0 368 558" svg:d="m368 492v66h-368c0-16 2-32 8-47 9-26 24-50 45-74s50-53 89-84c61-50 102-90 123-119s32-56 32-82c0-27-10-50-29-68s-45-28-76-28c-33 0-59 10-79 30s-30 47-30 82l-70-7c5-52 23-92 54-120s74-41 127-41c53 0 95 15 126 44s47 66 47 110c0 22-4 44-14 66s-24 44-45 67-56 57-105 98c-41 34-67 58-79 70s-21 25-29 37z">
            <text:p/>
          </draw:path>
          <draw:path draw:style-name="gr16" draw:text-style-name="P4" draw:layer="layout" svg:width="0.367cm" svg:height="0.367cm" svg:x="7.54cm" svg:y="19.319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66cm" svg:height="0.566cm" svg:x="8.198cm" svg:y="19.218cm" svg:viewBox="0 0 367 567" svg:d="m106 256c-29-10-50-25-63-44s-21-42-21-69c0-40 15-74 44-102s68-41 116-41c49 0 88 14 118 42s44 63 44 103c0 26-7 48-20 67s-34 34-62 44c34 11 60 29 78 54s27 54 27 89c0 47-17 87-51 120s-78 48-132 48c-55 0-100-16-133-49s-51-73-51-121c0-36 9-67 27-91s45-41 79-50zm-14-115c0 26 8 47 25 64s39 25 67 25c26 0 48-8 65-25s25-37 25-60c0-25-9-46-26-63s-39-26-65-26c-26 0-48 8-65 25s-26 37-26 60zm-22 256c0 20 5 39 14 57s22 32 41 42 38 15 59 15c33 0 60-10 81-31s32-48 32-80c0-33-11-60-33-82s-49-32-82-32c-33 0-59 11-80 32s-32 48-32 79z">
            <text:p/>
          </draw:path>
          <draw:path draw:style-name="gr16" draw:text-style-name="P4" draw:layer="layout" svg:width="0.366cm" svg:height="0.231cm" svg:x="8.856cm" svg:y="19.386cm" svg:viewBox="0 0 367 232" svg:d="m367 64c-122 0-245 0-367 0 0-21 0-43 0-64 122 0 245 0 367 0 0 21 0 43 0 64zm0 168c-122 0-245 0-367 0 0-21 0-43 0-64 122 0 245 0 367 0 0 21 0 43 0 64z">
            <text:p/>
          </draw:path>
          <draw:path draw:style-name="gr16" draw:text-style-name="P4" draw:layer="layout" svg:width="0.367cm" svg:height="0.557cm" svg:x="6.873cm" svg:y="22.407cm" svg:viewBox="0 0 368 558" svg:d="m368 492v66h-368c0-16 2-32 8-47 9-26 24-50 45-74s50-53 89-84c61-50 102-90 123-119s32-56 32-82c0-27-10-50-29-68s-45-28-76-28c-33 0-59 10-79 30s-30 47-30 82l-70-7c5-52 23-92 54-120s74-41 127-41c53 0 95 15 126 44s47 66 47 110c0 22-4 44-14 66s-24 44-45 67-56 57-105 98c-41 34-67 58-79 70s-21 25-29 37z">
            <text:p/>
          </draw:path>
          <draw:path draw:style-name="gr16" draw:text-style-name="P4" draw:layer="layout" svg:width="0.367cm" svg:height="0.367cm" svg:x="7.54cm" svg:y="22.508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64cm" svg:height="0.566cm" svg:x="8.199cm" svg:y="22.407cm" svg:viewBox="0 0 365 567" svg:d="m9 429 66-5c6 31 16 53 32 66s36 21 60 21c21 0 40-5 56-14s29-23 39-39 18-38 25-65 10-55 10-83c0-4 0-8 0-14-14 22-32 39-56 53s-49 20-77 20c-46 0-84-17-116-50s-48-77-48-132c0-56 17-101 50-136s75-51 125-51c36 0 69 10 99 29s52 47 68 83 23 88 23 157c0 70-8 127-23 169s-39 74-69 96-66 33-107 33c-44 0-80-12-107-36s-44-58-50-102zm280-245c0-39-10-70-31-93s-46-35-75-35c-31 0-57 12-80 37s-33 57-33 97c0 35 11 64 32 86s47 33 79 33c31 0 57-11 78-33s30-53 30-92z">
            <text:p/>
          </draw:path>
          <draw:path draw:style-name="gr16" draw:text-style-name="P4" draw:layer="layout" svg:width="0.366cm" svg:height="0.231cm" svg:x="8.856cm" svg:y="22.575cm" svg:viewBox="0 0 367 232" svg:d="m367 64c-122 0-245 0-367 0 0-21 0-43 0-64 122 0 245 0 367 0 0 21 0 43 0 64zm0 168c-122 0-245 0-367 0 0-21 0-43 0-64 122 0 245 0 367 0 0 21 0 43 0 64z">
            <text:p/>
          </draw:path>
          <draw:path draw:style-name="gr16" draw:text-style-name="P4" draw:layer="layout" svg:width="0.367cm" svg:height="0.557cm" svg:x="6.873cm" svg:y="25.596cm" svg:viewBox="0 0 368 558" svg:d="m368 492v66h-368c0-16 2-32 8-47 9-26 24-50 45-74s50-53 89-84c61-50 102-90 123-119s32-56 32-82c0-27-10-50-29-68s-45-28-76-28c-33 0-59 10-79 30s-30 47-30 82l-70-7c5-52 23-92 54-120s74-41 127-41c53 0 95 15 126 44s47 66 47 110c0 22-4 44-14 66s-24 44-45 67-56 57-105 98c-41 34-67 58-79 70s-21 25-29 37z">
            <text:p/>
          </draw:path>
          <draw:path draw:style-name="gr16" draw:text-style-name="P4" draw:layer="layout" svg:width="0.367cm" svg:height="0.367cm" svg:x="7.54cm" svg:y="25.697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204cm" svg:height="0.557cm" svg:x="8.036cm" svg:y="25.596cm" svg:viewBox="0 0 205 558" svg:d="m205 558h-68v-435c-16 16-38 32-65 47s-51 28-72 35v-65c38-18 72-40 100-66s49-50 61-74h44z">
            <text:p/>
          </draw:path>
          <draw:path draw:style-name="gr16" draw:text-style-name="P4" draw:layer="layout" svg:width="0.362cm" svg:height="0.566cm" svg:x="8.414cm" svg:y="25.596cm" svg:viewBox="0 0 363 567" svg:d="m0 284c0-66 7-119 20-159s34-71 61-93 60-32 101-32c29 0 56 6 78 18s42 29 56 52 26 50 34 82 13 77 13 132c0 65-7 118-20 158s-34 71-60 92-61 33-101 33c-54 0-96-19-127-57-37-47-55-122-55-226zm70 0c0 91 11 152 32 182s48 45 80 45 57-15 79-45 32-91 32-182c0-92-11-153-32-183s-48-45-80-45c-32 0-57 13-76 40-23 34-35 96-35 188z">
            <text:p/>
          </draw:path>
          <draw:path draw:style-name="gr16" draw:text-style-name="P4" draw:layer="layout" svg:width="0.366cm" svg:height="0.231cm" svg:x="9.072cm" svg:y="25.764cm" svg:viewBox="0 0 367 232" svg:d="m367 64c-122 0-245 0-367 0 0-21 0-43 0-64 122 0 245 0 367 0 0 21 0 43 0 64zm0 168c-122 0-245 0-367 0 0-21 0-43 0-64 122 0 245 0 367 0 0 21 0 43 0 64z">
            <text:p/>
          </draw:path>
        </draw:g>
        <draw:custom-shape draw:style-name="gr1" draw:text-style-name="P1" draw:layer="layout" svg:width="0.709cm" svg:height="0.709cm" svg:x="8.716cm" svg:y="2.3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725cm" svg:y="5.0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725cm" svg:y="7.26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716cm" svg:y="9.6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707cm" svg:y="12.1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599cm" svg:y="14.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925cm" svg:y="16.8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899cm" svg:y="19.9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825cm" svg:y="23.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634cm" svg:y="26.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page>
      <draw:page draw:name="page5" draw:style-name="dp1" draw:master-page-name="標準">
        <draw:custom-shape draw:style-name="gr7" draw:text-style-name="P1" draw:layer="layout" svg:width="0.709cm" svg:height="0.709cm" svg:x="9.529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6.1cm" svg:y="4.9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cm" svg:y="7.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09cm" svg:height="0.709cm" svg:x="5.17cm" svg:y="20.95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8.745cm" svg:y="2.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3.9cm" svg:y="17.5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3.09cm" svg:y="11.9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091cm" svg:y="9.4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3.1cm" svg:y="15.1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5.991cm" svg:y="24.28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frame draw:style-name="gr14" draw:text-style-name="P3" draw:layer="layout" svg:width="4.2cm" svg:height="29.816cm" svg:x="23.1cm" svg:y="1.2cm">
          <draw:text-box>
            <text:p text:style-name="P3"><text:span text:style-name="T2">1 + 1 =</text:span></text:p>
            <text:p text:style-name="P3"><text:span text:style-name="T2"/></text:p>
            <text:p text:style-name="P3"><text:span text:style-name="T2"/></text:p>
            <text:p text:style-name="P3"><text:span text:style-name="T2">1 + 2 =</text:span></text:p>
            <text:p text:style-name="P3"><text:span text:style-name="T2"/></text:p>
            <text:p text:style-name="P3"><text:span text:style-name="T2"/></text:p>
            <text:p text:style-name="P3"><text:span text:style-name="T2">1 + 3 =</text:span></text:p>
            <text:p text:style-name="P3"><text:span text:style-name="T2"/></text:p>
            <text:p text:style-name="P3"><text:span text:style-name="T2"/></text:p>
            <text:p text:style-name="P3"><text:span text:style-name="T2">1 + 4 =</text:span></text:p>
            <text:p text:style-name="P3"><text:span text:style-name="T2"/></text:p>
            <text:p text:style-name="P3"><text:span text:style-name="T2"/></text:p>
            <text:p text:style-name="P3"><text:span text:style-name="T2">1 + 5 =</text:span></text:p>
            <text:p text:style-name="P3"><text:span text:style-name="T2"/></text:p>
            <text:p text:style-name="P3"><text:span text:style-name="T2"/></text:p>
            <text:p text:style-name="P3"><text:span text:style-name="T2">1 + 6 =</text:span></text:p>
            <text:p text:style-name="P3"><text:span text:style-name="T2"/></text:p>
            <text:p text:style-name="P3"><text:span text:style-name="T2"/></text:p>
            <text:p text:style-name="P3"><text:span text:style-name="T2">1 + 7 =</text:span></text:p>
            <text:p text:style-name="P3"><text:span text:style-name="T2"/></text:p>
            <text:p text:style-name="P3"><text:span text:style-name="T2"/></text:p>
            <text:p text:style-name="P3"><text:span text:style-name="T2"/></text:p>
            <text:p text:style-name="P3"><text:span text:style-name="T2">1 + 8 =</text:span></text:p>
            <text:p text:style-name="P3"><text:span text:style-name="T2"/></text:p>
            <text:p text:style-name="P3"><text:span text:style-name="T2"/></text:p>
            <text:p text:style-name="P3"><text:span text:style-name="T2"/></text:p>
            <text:p text:style-name="P3"><text:span text:style-name="T2">1 + 9 =</text:span></text:p>
            <text:p text:style-name="P3"><text:span text:style-name="T2"/></text:p>
            <text:p text:style-name="P3"><text:span text:style-name="T2"/></text:p>
            <text:p text:style-name="P3"><text:span text:style-name="T2"/></text:p>
            <text:p text:style-name="P3"><text:span text:style-name="T2">1 +10 =</text:span></text:p>
            <text:p text:style-name="P3"><text:span text:style-name="T2"/></text:p>
            <text:p text:style-name="P3"><text:span text:style-name="T2">これは次の問題を作るためのひながたです</text:span></text:p>
          </draw:text-box>
        </draw:frame>
        <draw:custom-shape draw:style-name="gr7" draw:text-style-name="P1" draw:layer="layout" svg:width="0.709cm" svg:height="0.709cm" svg:x="9.52cm" svg:y="5.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8.754cm" svg:y="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9.52cm" svg:y="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8.754cm" svg:y="7.1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9.529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8.745cm" svg:y="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6cm" svg:y="7.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091cm" svg:y="9.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6.091cm" svg:y="9.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1cm" svg:y="12.009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9.538cm" svg:y="12.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8.736cm" svg:y="12.1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1cm" svg:y="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6.1cm" svg:y="11.9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3.198cm" svg:y="14.1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208cm" svg:y="14.209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9.646cm" svg:y="14.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8.628cm" svg:y="14.3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5.208cm" svg:y="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6.208cm" svg:y="14.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774cm" svg:y="17.6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872cm" svg:y="16.6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3.882cm" svg:y="16.709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9.32cm" svg:y="1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8.454cm" svg:y="16.8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4.882cm" svg:y="1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5.882cm" svg:y="16.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3.926cm" svg:y="20.6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8cm" svg:y="20.7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898cm" svg:y="19.7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3.908cm" svg:y="19.809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9.346cm" svg:y="19.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8.428cm" svg:y="19.9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4.908cm" svg:y="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5.908cm" svg:y="19.7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09cm" svg:height="0.709cm" svg:x="5.07cm" svg:y="24.35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3.826cm" svg:y="24.0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7cm" svg:y="24.1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798cm" svg:y="23.1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3.808cm" svg:y="23.209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9.446cm" svg:y="2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8.554cm" svg:y="23.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4.808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5.808cm" svg:y="23.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5.891cm" svg:y="27.28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09cm" svg:height="0.709cm" svg:x="4.9cm" svg:y="27.28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3.726cm" svg:y="27.0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6cm" svg:y="27.1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698cm" svg:y="26.1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3.708cm" svg:y="26.209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9.346cm" svg:y="26.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8.363cm" svg:y="26.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4.708cm" svg:y="2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5.708cm" svg:y="26.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709cm" svg:height="0.709cm" svg:x="6.9cm" svg:y="27.2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g>
          <draw:path draw:style-name="gr16" draw:text-style-name="P4" draw:layer="layout" svg:width="0.204cm" svg:height="0.557cm" svg:x="7.144cm" svg:y="1.5cm" svg:viewBox="0 0 205 558" svg:d="m205 558h-68v-435c-16 16-38 32-65 47s-51 28-72 35v-65c38-18 72-40 100-66s49-50 61-74h44z">
            <text:p/>
          </draw:path>
          <draw:path draw:style-name="gr16" draw:text-style-name="P4" draw:layer="layout" svg:width="0.367cm" svg:height="0.367cm" svg:x="7.749cm" svg:y="1.601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67cm" svg:height="0.557cm" svg:x="8.399cm" svg:y="1.5cm" svg:viewBox="0 0 368 558" svg:d="m368 492v66h-368c0-16 2-32 8-47 9-26 24-50 45-74s50-53 89-84c61-50 102-90 123-119s32-56 32-82c0-27-10-50-29-68s-45-28-76-28c-33 0-59 10-79 30s-30 47-30 82l-70-7c5-52 23-92 54-120s74-41 127-41c53 0 95 15 126 44s47 66 47 110c0 22-4 44-14 66s-24 44-45 67-56 57-105 98c-41 34-67 58-79 70s-21 25-29 37z">
            <text:p/>
          </draw:path>
          <draw:path draw:style-name="gr16" draw:text-style-name="P4" draw:layer="layout" svg:width="0.366cm" svg:height="0.231cm" svg:x="9.065cm" svg:y="1.668cm" svg:viewBox="0 0 367 232" svg:d="m367 64c-122 0-245 0-367 0 0-21 0-43 0-64 122 0 245 0 367 0 0 21 0 43 0 64zm0 168c-122 0-245 0-367 0 0-21 0-43 0-64 122 0 245 0 367 0 0 21 0 43 0 64z">
            <text:p/>
          </draw:path>
          <draw:path draw:style-name="gr16" draw:text-style-name="P4" draw:layer="layout" svg:width="0.367cm" svg:height="0.557cm" svg:x="7.082cm" svg:y="3.914cm" svg:viewBox="0 0 368 558" svg:d="m368 492v66h-368c0-16 2-32 8-47 9-26 24-50 45-74s50-53 89-84c61-50 102-90 123-119s32-56 32-82c0-27-10-50-29-68s-45-28-76-28c-33 0-59 10-79 30s-30 47-30 82l-70-7c5-52 23-92 54-120s74-41 127-41c53 0 95 15 126 44s47 66 47 110c0 22-4 44-14 66s-24 44-45 67-56 57-105 98c-41 34-67 58-79 70s-21 25-29 37z">
            <text:p/>
          </draw:path>
          <draw:path draw:style-name="gr16" draw:text-style-name="P4" draw:layer="layout" svg:width="0.367cm" svg:height="0.367cm" svg:x="7.749cm" svg:y="4.015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67cm" svg:height="0.557cm" svg:x="8.399cm" svg:y="3.914cm" svg:viewBox="0 0 368 558" svg:d="m368 492v66h-368c0-16 2-32 8-47 9-26 24-50 45-74s50-53 89-84c61-50 102-90 123-119s32-56 32-82c0-27-10-50-29-68s-45-28-76-28c-33 0-59 10-79 30s-30 47-30 82l-70-7c5-52 23-92 54-120s74-41 127-41c53 0 95 15 126 44s47 66 47 110c0 22-4 44-14 66s-24 44-45 67-56 57-105 98c-41 34-67 58-79 70s-21 25-29 37z">
            <text:p/>
          </draw:path>
          <draw:path draw:style-name="gr16" draw:text-style-name="P4" draw:layer="layout" svg:width="0.366cm" svg:height="0.231cm" svg:x="9.065cm" svg:y="4.082cm" svg:viewBox="0 0 367 232" svg:d="m367 64c-122 0-245 0-367 0 0-21 0-43 0-64 122 0 245 0 367 0 0 21 0 43 0 64zm0 168c-122 0-245 0-367 0 0-21 0-43 0-64 122 0 245 0 367 0 0 21 0 43 0 64z">
            <text:p/>
          </draw:path>
          <draw:path draw:style-name="gr16" draw:text-style-name="P4" draw:layer="layout" svg:width="0.363cm" svg:height="0.566cm" svg:x="7.092cm" svg:y="6.328cm" svg:viewBox="0 0 364 567" svg:d="m0 411 68-9c8 39 21 66 40 83s42 26 69 26c33 0 60-11 82-33s33-50 33-83c0-31-10-57-31-77s-46-31-78-31c-13 0-29 3-48 8l7-60c5 1 8 1 11 1 29 0 56-8 79-23s35-39 35-70c0-25-8-46-25-62s-39-25-66-25c-27 0-49 8-67 25s-29 42-34 75l-68-12c8-46 27-81 57-106s66-38 110-38c31 0 59 7 84 20s45 30 59 53 20 46 20 71c0 24-6 46-19 66s-32 35-58 47c33 8 59 23 77 47s27 54 27 90c0 48-18 89-53 123s-80 50-134 50c-49 0-90-14-122-43s-50-67-55-113z">
            <text:p/>
          </draw:path>
          <draw:path draw:style-name="gr16" draw:text-style-name="P4" draw:layer="layout" svg:width="0.367cm" svg:height="0.367cm" svg:x="7.749cm" svg:y="6.429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67cm" svg:height="0.557cm" svg:x="8.399cm" svg:y="6.328cm" svg:viewBox="0 0 368 558" svg:d="m368 492v66h-368c0-16 2-32 8-47 9-26 24-50 45-74s50-53 89-84c61-50 102-90 123-119s32-56 32-82c0-27-10-50-29-68s-45-28-76-28c-33 0-59 10-79 30s-30 47-30 82l-70-7c5-52 23-92 54-120s74-41 127-41c53 0 95 15 126 44s47 66 47 110c0 22-4 44-14 66s-24 44-45 67-56 57-105 98c-41 34-67 58-79 70s-21 25-29 37z">
            <text:p/>
          </draw:path>
          <draw:path draw:style-name="gr16" draw:text-style-name="P4" draw:layer="layout" svg:width="0.366cm" svg:height="0.231cm" svg:x="9.065cm" svg:y="6.496cm" svg:viewBox="0 0 367 232" svg:d="m367 64c-122 0-245 0-367 0 0-21 0-43 0-64 122 0 245 0 367 0 0 21 0 43 0 64zm0 168c-122 0-245 0-367 0 0-21 0-43 0-64 122 0 245 0 367 0 0 21 0 43 0 64z">
            <text:p/>
          </draw:path>
          <draw:path draw:style-name="gr16" draw:text-style-name="P4" draw:layer="layout" svg:width="0.384cm" svg:height="0.554cm" svg:x="7.068cm" svg:y="8.745cm" svg:viewBox="0 0 385 555" svg:d="m242 555c0-44 0-89 0-133-81 0-161 0-242 0 0-21 0-42 0-63 85-120 169-239 254-359 19 0 37 0 56 0 0 120 0 239 0 359 25 0 50 0 75 0 0 21 0 42 0 63-25 0-50 0-75 0 0 44 0 89 0 133-23 0-45 0-68 0zm0-196c0-84 0-167 0-251-58 84-117 167-175 251 58 0 117 0 175 0z">
            <text:p/>
          </draw:path>
          <draw:path draw:style-name="gr16" draw:text-style-name="P4" draw:layer="layout" svg:width="0.367cm" svg:height="0.367cm" svg:x="7.749cm" svg:y="8.843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67cm" svg:height="0.557cm" svg:x="8.399cm" svg:y="8.742cm" svg:viewBox="0 0 368 558" svg:d="m368 492v66h-368c0-16 2-32 8-47 9-26 24-50 45-74s50-53 89-84c61-50 102-90 123-119s32-56 32-82c0-27-10-50-29-68s-45-28-76-28c-33 0-59 10-79 30s-30 47-30 82l-70-7c5-52 23-92 54-120s74-41 127-41c53 0 95 15 126 44s47 66 47 110c0 22-4 44-14 66s-24 44-45 67-56 57-105 98c-41 34-67 58-79 70s-21 25-29 37z">
            <text:p/>
          </draw:path>
          <draw:path draw:style-name="gr16" draw:text-style-name="P4" draw:layer="layout" svg:width="0.366cm" svg:height="0.231cm" svg:x="9.065cm" svg:y="8.91cm" svg:viewBox="0 0 367 232" svg:d="m367 64c-122 0-245 0-367 0 0-21 0-43 0-64 122 0 245 0 367 0 0 21 0 43 0 64zm0 168c-122 0-245 0-367 0 0-21 0-43 0-64 122 0 245 0 367 0 0 21 0 43 0 64z">
            <text:p/>
          </draw:path>
          <draw:path draw:style-name="gr16" draw:text-style-name="P4" draw:layer="layout" svg:width="0.368cm" svg:height="0.557cm" svg:x="7.091cm" svg:y="11.165cm" svg:viewBox="0 0 369 558" svg:d="m0 403 72-5c5 35 18 61 37 78s42 26 70 26c34 0 62-12 84-37s34-58 34-99c0-39-11-70-33-92s-50-34-86-34c-23 0-43 5-60 15s-32 24-42 40l-64-9 54-286h277v65h-223l-30 150c34-23 69-35 106-35 48 0 89 17 123 50s50 77 50 130c0 50-15 94-44 131-36 45-84 67-146 67-51 0-92-14-124-42s-50-66-55-113z">
            <text:p/>
          </draw:path>
          <draw:path draw:style-name="gr16" draw:text-style-name="P4" draw:layer="layout" svg:width="0.367cm" svg:height="0.367cm" svg:x="7.749cm" svg:y="11.257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67cm" svg:height="0.557cm" svg:x="8.399cm" svg:y="11.156cm" svg:viewBox="0 0 368 558" svg:d="m368 492v66h-368c0-16 2-32 8-47 9-26 24-50 45-74s50-53 89-84c61-50 102-90 123-119s32-56 32-82c0-27-10-50-29-68s-45-28-76-28c-33 0-59 10-79 30s-30 47-30 82l-70-7c5-52 23-92 54-120s74-41 127-41c53 0 95 15 126 44s47 66 47 110c0 22-4 44-14 66s-24 44-45 67-56 57-105 98c-41 34-67 58-79 70s-21 25-29 37z">
            <text:p/>
          </draw:path>
          <draw:path draw:style-name="gr16" draw:text-style-name="P4" draw:layer="layout" svg:width="0.366cm" svg:height="0.231cm" svg:x="9.065cm" svg:y="11.324cm" svg:viewBox="0 0 367 232" svg:d="m367 64c-122 0-245 0-367 0 0-21 0-43 0-64 122 0 245 0 367 0 0 21 0 43 0 64zm0 168c-122 0-245 0-367 0 0-21 0-43 0-64 122 0 245 0 367 0 0 21 0 43 0 64z">
            <text:p/>
          </draw:path>
          <draw:path draw:style-name="gr16" draw:text-style-name="P4" draw:layer="layout" svg:width="0.367cm" svg:height="0.566cm" svg:x="7.088cm" svg:y="13.57cm" svg:viewBox="0 0 368 567" svg:d="m359 138-68 5c-6-27-15-46-26-58-19-19-41-29-69-29-22 0-41 6-58 18-21 16-38 39-51 69s-18 72-19 128c16-25 37-44 60-56s49-18 75-18c46 0 85 17 117 50s48 77 48 130c0 35-8 67-23 97s-35 53-62 69c-26 16-56 24-89 24-58 0-104-21-140-63s-54-110-54-206c0-108 20-186 60-234 35-43 82-64 140-64 44 0 80 12 109 37s44 58 50 101zm-281 239c0 24 5 46 15 68s24 38 42 49 37 17 57 17c29 0 54-12 75-35s31-55 31-95c0-38-10-69-31-91s-46-33-78-33c-31 0-57 11-79 33s-32 51-32 87z">
            <text:p/>
          </draw:path>
          <draw:path draw:style-name="gr16" draw:text-style-name="P4" draw:layer="layout" svg:width="0.367cm" svg:height="0.367cm" svg:x="7.749cm" svg:y="13.671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67cm" svg:height="0.557cm" svg:x="8.399cm" svg:y="13.57cm" svg:viewBox="0 0 368 558" svg:d="m368 492v66h-368c0-16 2-32 8-47 9-26 24-50 45-74s50-53 89-84c61-50 102-90 123-119s32-56 32-82c0-27-10-50-29-68s-45-28-76-28c-33 0-59 10-79 30s-30 47-30 82l-70-7c5-52 23-92 54-120s74-41 127-41c53 0 95 15 126 44s47 66 47 110c0 22-4 44-14 66s-24 44-45 67-56 57-105 98c-41 34-67 58-79 70s-21 25-29 37z">
            <text:p/>
          </draw:path>
          <draw:path draw:style-name="gr16" draw:text-style-name="P4" draw:layer="layout" svg:width="0.366cm" svg:height="0.231cm" svg:x="9.065cm" svg:y="13.738cm" svg:viewBox="0 0 367 232" svg:d="m367 64c-122 0-245 0-367 0 0-21 0-43 0-64 122 0 245 0 367 0 0 21 0 43 0 64zm0 168c-122 0-245 0-367 0 0-21 0-43 0-64 122 0 245 0 367 0 0 21 0 43 0 64z">
            <text:p/>
          </draw:path>
          <draw:path draw:style-name="gr16" draw:text-style-name="P4" draw:layer="layout" svg:width="0.359cm" svg:height="0.548cm" svg:x="7.096cm" svg:y="15.993cm" svg:viewBox="0 0 360 549" svg:d="m0 66v-66h360v53c-35 38-70 88-105 151s-62 126-81 192c-13 47-22 98-26 153h-70c1-44 9-97 26-158s40-122 70-180 63-106 98-145z">
            <text:p/>
          </draw:path>
          <draw:path draw:style-name="gr16" draw:text-style-name="P4" draw:layer="layout" svg:width="0.367cm" svg:height="0.367cm" svg:x="7.749cm" svg:y="16.085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67cm" svg:height="0.557cm" svg:x="8.399cm" svg:y="15.984cm" svg:viewBox="0 0 368 558" svg:d="m368 492v66h-368c0-16 2-32 8-47 9-26 24-50 45-74s50-53 89-84c61-50 102-90 123-119s32-56 32-82c0-27-10-50-29-68s-45-28-76-28c-33 0-59 10-79 30s-30 47-30 82l-70-7c5-52 23-92 54-120s74-41 127-41c53 0 95 15 126 44s47 66 47 110c0 22-4 44-14 66s-24 44-45 67-56 57-105 98c-41 34-67 58-79 70s-21 25-29 37z">
            <text:p/>
          </draw:path>
          <draw:path draw:style-name="gr16" draw:text-style-name="P4" draw:layer="layout" svg:width="0.366cm" svg:height="0.231cm" svg:x="9.065cm" svg:y="16.152cm" svg:viewBox="0 0 367 232" svg:d="m367 64c-122 0-245 0-367 0 0-21 0-43 0-64 122 0 245 0 367 0 0 21 0 43 0 64zm0 168c-122 0-245 0-367 0 0-21 0-43 0-64 122 0 245 0 367 0 0 21 0 43 0 64z">
            <text:p/>
          </draw:path>
          <draw:path draw:style-name="gr16" draw:text-style-name="P4" draw:layer="layout" svg:width="0.366cm" svg:height="0.566cm" svg:x="7.09cm" svg:y="19.173cm" svg:viewBox="0 0 367 567" svg:d="m106 256c-29-10-50-25-63-44s-21-42-21-69c0-40 15-74 44-102s68-41 116-41c49 0 88 14 118 42s44 63 44 103c0 26-7 48-20 67s-34 34-62 44c34 11 60 29 78 54s27 54 27 89c0 47-17 87-51 120s-78 48-132 48c-55 0-100-16-133-49s-51-73-51-121c0-36 9-67 27-91s45-41 79-50zm-14-115c0 26 8 47 25 64s39 25 67 25c26 0 48-8 65-25s25-37 25-60c0-25-9-46-26-63s-39-26-65-26c-26 0-48 8-65 25s-26 37-26 60zm-22 256c0 20 5 39 14 57s22 32 41 42 38 15 59 15c33 0 60-10 81-31s32-48 32-80c0-33-11-60-33-82s-49-32-82-32c-33 0-59 11-80 32s-32 48-32 79z">
            <text:p/>
          </draw:path>
          <draw:path draw:style-name="gr16" draw:text-style-name="P4" draw:layer="layout" svg:width="0.367cm" svg:height="0.367cm" svg:x="7.749cm" svg:y="19.274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67cm" svg:height="0.557cm" svg:x="8.399cm" svg:y="19.173cm" svg:viewBox="0 0 368 558" svg:d="m368 492v66h-368c0-16 2-32 8-47 9-26 24-50 45-74s50-53 89-84c61-50 102-90 123-119s32-56 32-82c0-27-10-50-29-68s-45-28-76-28c-33 0-59 10-79 30s-30 47-30 82l-70-7c5-52 23-92 54-120s74-41 127-41c53 0 95 15 126 44s47 66 47 110c0 22-4 44-14 66s-24 44-45 67-56 57-105 98c-41 34-67 58-79 70s-21 25-29 37z">
            <text:p/>
          </draw:path>
          <draw:path draw:style-name="gr16" draw:text-style-name="P4" draw:layer="layout" svg:width="0.366cm" svg:height="0.231cm" svg:x="9.065cm" svg:y="19.341cm" svg:viewBox="0 0 367 232" svg:d="m367 64c-122 0-245 0-367 0 0-21 0-43 0-64 122 0 245 0 367 0 0 21 0 43 0 64zm0 168c-122 0-245 0-367 0 0-21 0-43 0-64 122 0 245 0 367 0 0 21 0 43 0 64z">
            <text:p/>
          </draw:path>
          <draw:path draw:style-name="gr16" draw:text-style-name="P4" draw:layer="layout" svg:width="0.364cm" svg:height="0.566cm" svg:x="7.091cm" svg:y="22.362cm" svg:viewBox="0 0 365 567" svg:d="m9 429 66-5c6 31 16 53 32 66s36 21 60 21c21 0 40-5 56-14s29-23 39-39 18-38 25-65 10-55 10-83c0-4 0-8 0-14-14 22-32 39-56 53s-49 20-77 20c-46 0-84-17-116-50s-48-77-48-132c0-56 17-101 50-136s75-51 125-51c36 0 69 10 99 29s52 47 68 83 23 88 23 157c0 70-8 127-23 169s-39 74-69 96-66 33-107 33c-44 0-80-12-107-36s-44-58-50-102zm280-245c0-39-10-70-31-93s-46-35-75-35c-31 0-57 12-80 37s-33 57-33 97c0 35 11 64 32 86s47 33 79 33c31 0 57-11 78-33s30-53 30-92z">
            <text:p/>
          </draw:path>
          <draw:path draw:style-name="gr16" draw:text-style-name="P4" draw:layer="layout" svg:width="0.367cm" svg:height="0.367cm" svg:x="7.749cm" svg:y="22.463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67cm" svg:height="0.557cm" svg:x="8.399cm" svg:y="22.362cm" svg:viewBox="0 0 368 558" svg:d="m368 492v66h-368c0-16 2-32 8-47 9-26 24-50 45-74s50-53 89-84c61-50 102-90 123-119s32-56 32-82c0-27-10-50-29-68s-45-28-76-28c-33 0-59 10-79 30s-30 47-30 82l-70-7c5-52 23-92 54-120s74-41 127-41c53 0 95 15 126 44s47 66 47 110c0 22-4 44-14 66s-24 44-45 67-56 57-105 98c-41 34-67 58-79 70s-21 25-29 37z">
            <text:p/>
          </draw:path>
          <draw:path draw:style-name="gr16" draw:text-style-name="P4" draw:layer="layout" svg:width="0.366cm" svg:height="0.231cm" svg:x="9.065cm" svg:y="22.53cm" svg:viewBox="0 0 367 232" svg:d="m367 64c-122 0-245 0-367 0 0-21 0-43 0-64 122 0 245 0 367 0 0 21 0 43 0 64zm0 168c-122 0-245 0-367 0 0-21 0-43 0-64 122 0 245 0 367 0 0 21 0 43 0 64z">
            <text:p/>
          </draw:path>
          <draw:path draw:style-name="gr16" draw:text-style-name="P4" draw:layer="layout" svg:width="0.204cm" svg:height="0.557cm" svg:x="7.144cm" svg:y="25.551cm" svg:viewBox="0 0 205 558" svg:d="m205 558h-68v-435c-16 16-38 32-65 47s-51 28-72 35v-65c38-18 72-40 100-66s49-50 61-74h44z">
            <text:p/>
          </draw:path>
          <draw:path draw:style-name="gr16" draw:text-style-name="P4" draw:layer="layout" svg:width="0.362cm" svg:height="0.566cm" svg:x="7.523cm" svg:y="25.551cm" svg:viewBox="0 0 363 567" svg:d="m0 284c0-66 7-119 20-159s34-71 61-93 60-32 101-32c29 0 56 6 78 18s42 29 56 52 26 50 34 82 13 77 13 132c0 65-7 118-20 158s-34 71-60 92-61 33-101 33c-54 0-96-19-127-57-37-47-55-122-55-226zm70 0c0 91 11 152 32 182s48 45 80 45 57-15 79-45 32-91 32-182c0-92-11-153-32-183s-48-45-80-45c-32 0-57 13-76 40-23 34-35 96-35 188z">
            <text:p/>
          </draw:path>
          <draw:path draw:style-name="gr16" draw:text-style-name="P4" draw:layer="layout" svg:width="0.367cm" svg:height="0.367cm" svg:x="8.181cm" svg:y="25.652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67cm" svg:height="0.557cm" svg:x="8.83cm" svg:y="25.551cm" svg:viewBox="0 0 368 558" svg:d="m368 492v66h-368c0-16 2-32 8-47 9-26 24-50 45-74s50-53 89-84c61-50 102-90 123-119s32-56 32-82c0-27-10-50-29-68s-45-28-76-28c-33 0-59 10-79 30s-30 47-30 82l-70-7c5-52 23-92 54-120s74-41 127-41c53 0 95 15 126 44s47 66 47 110c0 22-4 44-14 66s-24 44-45 67-56 57-105 98c-41 34-67 58-79 70s-21 25-29 37z">
            <text:p/>
          </draw:path>
          <draw:path draw:style-name="gr16" draw:text-style-name="P4" draw:layer="layout" svg:width="0.366cm" svg:height="0.231cm" svg:x="9.497cm" svg:y="25.719cm" svg:viewBox="0 0 367 232" svg:d="m367 64c-122 0-245 0-367 0 0-21 0-43 0-64 122 0 245 0 367 0 0 21 0 43 0 64zm0 168c-122 0-245 0-367 0 0-21 0-43 0-64 122 0 245 0 367 0 0 21 0 43 0 64z">
            <text:p/>
          </draw:path>
        </draw:g>
        <draw:custom-shape draw:style-name="gr1" draw:text-style-name="P1" draw:layer="layout" svg:width="0.709cm" svg:height="0.709cm" svg:x="6.937cm" svg:y="2.434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928cm" svg:y="5.134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928cm" svg:y="7.325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937cm" svg:y="9.734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946cm" svg:y="12.25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7.054cm" svg:y="14.45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728cm" svg:y="16.95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754cm" svg:y="20.05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828cm" svg:y="23.45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7.019cm" svg:y="26.35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frame draw:style-name="gr14" draw:text-style-name="P3" draw:layer="layout" svg:width="4.2cm" svg:height="27.036cm" svg:x="28.1cm" svg:y="1.7cm">
          <draw:text-box>
            <text:p text:style-name="P3"><text:span text:style-name="T2">1 + 2 =</text:span></text:p>
            <text:p text:style-name="P3"><text:span text:style-name="T2"/></text:p>
            <text:p text:style-name="P3"><text:span text:style-name="T2"/></text:p>
            <text:p text:style-name="P3"><text:span text:style-name="T2">2 + 2 =</text:span></text:p>
            <text:p text:style-name="P3"><text:span text:style-name="T2"/></text:p>
            <text:p text:style-name="P3"><text:span text:style-name="T2"/></text:p>
            <text:p text:style-name="P3"><text:span text:style-name="T2">3 + 2 =</text:span></text:p>
            <text:p text:style-name="P3"><text:span text:style-name="T2"/></text:p>
            <text:p text:style-name="P3"><text:span text:style-name="T2"/></text:p>
            <text:p text:style-name="P3"><text:span text:style-name="T2">4 + 2 =</text:span></text:p>
            <text:p text:style-name="P3"><text:span text:style-name="T2"/></text:p>
            <text:p text:style-name="P3"><text:span text:style-name="T2"/></text:p>
            <text:p text:style-name="P3"><text:span text:style-name="T2">5 + 2 =</text:span></text:p>
            <text:p text:style-name="P3"><text:span text:style-name="T2"/></text:p>
            <text:p text:style-name="P3"><text:span text:style-name="T2"/></text:p>
            <text:p text:style-name="P3"><text:span text:style-name="T2">6 + 2 =</text:span></text:p>
            <text:p text:style-name="P3"><text:span text:style-name="T2"/></text:p>
            <text:p text:style-name="P3"><text:span text:style-name="T2"/></text:p>
            <text:p text:style-name="P3"><text:span text:style-name="T2">7 + 2 =</text:span></text:p>
            <text:p text:style-name="P3"><text:span text:style-name="T2"/></text:p>
            <text:p text:style-name="P3"><text:span text:style-name="T2"/></text:p>
            <text:p text:style-name="P3"><text:span text:style-name="T2"/></text:p>
            <text:p text:style-name="P3"><text:span text:style-name="T2">8 + 2 =</text:span></text:p>
            <text:p text:style-name="P3"><text:span text:style-name="T2"/></text:p>
            <text:p text:style-name="P3"><text:span text:style-name="T2"/></text:p>
            <text:p text:style-name="P3"><text:span text:style-name="T2"/></text:p>
            <text:p text:style-name="P3"><text:span text:style-name="T2">9 + 2 =</text:span></text:p>
            <text:p text:style-name="P3"><text:span text:style-name="T2"/></text:p>
            <text:p text:style-name="P3"><text:span text:style-name="T2"/></text:p>
            <text:p text:style-name="P3"><text:span text:style-name="T2"/></text:p>
            <text:p text:style-name="P3"><text:span text:style-name="T2">10 + 2 =</text:span></text:p>
            <text:p text:style-name="P3"><text:span text:style-name="T2"/></text:p>
          </draw:text-box>
        </draw:frame>
      </draw:page>
      <draw:page draw:name="page6" draw:style-name="dp1" draw:master-page-name="標準">
        <draw:custom-shape draw:style-name="gr7" draw:text-style-name="P1" draw:layer="layout" svg:width="0.709cm" svg:height="0.709cm" svg:x="6.865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553cm" svg:y="4.9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653cm" svg:y="7.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09cm" svg:height="0.709cm" svg:x="10.483cm" svg:y="20.8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6.081cm" svg:y="2.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11.753cm" svg:y="17.5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565cm" svg:y="11.9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11.562cm" svg:y="9.4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2.553cm" svg:y="15.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9.662cm" svg:y="24.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frame draw:style-name="gr14" draw:text-style-name="P3" draw:layer="layout" svg:width="4.2cm" svg:height="31.774cm" svg:x="23.1cm" svg:y="1.2cm">
          <draw:text-box>
            <text:p text:style-name="P3"><text:span text:style-name="T2">1 + 1 =</text:span></text:p>
            <text:p text:style-name="P3"><text:span text:style-name="T2"/></text:p>
            <text:p text:style-name="P3"><text:span text:style-name="T2"/></text:p>
            <text:p text:style-name="P3"><text:span text:style-name="T2">1 + 2 =</text:span></text:p>
            <text:p text:style-name="P3"><text:span text:style-name="T2"/></text:p>
            <text:p text:style-name="P3"><text:span text:style-name="T2"/></text:p>
            <text:p text:style-name="P3"><text:span text:style-name="T2">1 + 3 =</text:span></text:p>
            <text:p text:style-name="P3"><text:span text:style-name="T2"/></text:p>
            <text:p text:style-name="P3"><text:span text:style-name="T2"/></text:p>
            <text:p text:style-name="P3"><text:span text:style-name="T2">1 + 4 =</text:span></text:p>
            <text:p text:style-name="P3"><text:span text:style-name="T2"/></text:p>
            <text:p text:style-name="P3"><text:span text:style-name="T2"/></text:p>
            <text:p text:style-name="P3"><text:span text:style-name="T2">1 + 5 =</text:span></text:p>
            <text:p text:style-name="P3"><text:span text:style-name="T2"/></text:p>
            <text:p text:style-name="P3"><text:span text:style-name="T2"/></text:p>
            <text:p text:style-name="P3"><text:span text:style-name="T2">1 + 6 =</text:span></text:p>
            <text:p text:style-name="P3"><text:span text:style-name="T2"/></text:p>
            <text:p text:style-name="P3"><text:span text:style-name="T2"/></text:p>
            <text:p text:style-name="P3"><text:span text:style-name="T2">1 + 7 =</text:span></text:p>
            <text:p text:style-name="P3"><text:span text:style-name="T2"/></text:p>
            <text:p text:style-name="P3"><text:span text:style-name="T2"/></text:p>
            <text:p text:style-name="P3"><text:span text:style-name="T2"/></text:p>
            <text:p text:style-name="P3"><text:span text:style-name="T2">1 + 8 =</text:span></text:p>
            <text:p text:style-name="P3"><text:span text:style-name="T2"/></text:p>
            <text:p text:style-name="P3"><text:span text:style-name="T2"/></text:p>
            <text:p text:style-name="P3"><text:span text:style-name="T2"/></text:p>
            <text:p text:style-name="P3"><text:span text:style-name="T2">1 + 9 =</text:span></text:p>
            <text:p text:style-name="P3"><text:span text:style-name="T2"/></text:p>
            <text:p text:style-name="P3"><text:span text:style-name="T2"/></text:p>
            <text:p text:style-name="P3"><text:span text:style-name="T2"/></text:p>
            <text:p text:style-name="P3"><text:span text:style-name="T2">1 +10 =</text:span></text:p>
            <text:p text:style-name="P3"><text:span text:style-name="T2"/></text:p>
            <text:p text:style-name="P3"><text:span text:style-name="T2">これは次の問題を作るためのひながたです</text:span></text:p>
          </draw:text-box>
        </draw:frame>
        <draw:custom-shape draw:style-name="gr7" draw:text-style-name="P1" draw:layer="layout" svg:width="0.709cm" svg:height="0.709cm" svg:x="6.856cm" svg:y="5.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6.09cm" svg:y="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856cm" svg:y="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6.09cm" svg:y="7.1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865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6.081cm" svg:y="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653cm" svg:y="7.12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562cm" svg:y="9.42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562cm" svg:y="9.41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11.553cm" svg:y="11.9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874cm" svg:y="12.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6.072cm" svg:y="12.1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553cm" svg:y="11.9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553cm" svg:y="11.9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457cm" svg:y="14.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11.445cm" svg:y="14.1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982cm" svg:y="14.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5.964cm" svg:y="14.3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445cm" svg:y="14.1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445cm" svg:y="14.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2.879cm" svg:y="17.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783cm" svg:y="16.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11.771cm" svg:y="16.6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656cm" svg:y="1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5.79cm" svg:y="16.8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771cm" svg:y="16.6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771cm" svg:y="16.6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11.727cm" svg:y="20.6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2.853cm" svg:y="20.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757cm" svg:y="19.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11.745cm" svg:y="19.7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682cm" svg:y="19.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5.764cm" svg:y="19.9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745cm" svg:y="19.7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745cm" svg:y="19.7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09cm" svg:height="0.709cm" svg:x="10.583cm" svg:y="24.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11.827cm" svg:y="24.0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2.953cm" svg:y="24.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857cm" svg:y="23.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11.845cm" svg:y="23.1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582cm" svg:y="2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5.69cm" svg:y="23.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845cm" svg:y="23.1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845cm" svg:y="23.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9.762cm" svg:y="27.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09cm" svg:height="0.709cm" svg:x="10.753cm" svg:y="27.2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11.927cm" svg:y="27.0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13.053cm" svg:y="27.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12.957cm" svg:y="26.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11.945cm" svg:y="26.14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6.482cm" svg:y="26.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5.499cm" svg:y="26.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10.945cm" svg:y="26.13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9.945cm" svg:y="26.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709cm" svg:height="0.709cm" svg:x="8.753cm" svg:y="27.2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716cm" svg:y="2.3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725cm" svg:y="5.0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725cm" svg:y="7.26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716cm" svg:y="9.67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707cm" svg:y="12.1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599cm" svg:y="14.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925cm" svg:y="16.8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899cm" svg:y="19.9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825cm" svg:y="23.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8.634cm" svg:y="26.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16" draw:text-style-name="P4" draw:layer="layout" svg:width="0.363cm" svg:height="0.566cm" svg:x="7.2cm" svg:y="1.6cm" svg:viewBox="0 0 364 567" svg:d="m0 411 68-9c8 39 21 66 40 83s42 26 69 26c33 0 60-11 82-33s33-50 33-83c0-31-10-57-31-77s-46-31-78-31c-13 0-29 3-48 8l7-60c5 1 8 1 11 1 29 0 56-8 79-23s35-39 35-70c0-25-8-46-25-62s-39-25-66-25c-27 0-49 8-67 25s-29 42-34 75l-68-12c8-46 27-81 57-106s66-38 110-38c31 0 59 7 84 20s45 30 59 53 20 46 20 71c0 24-6 46-19 66s-32 35-58 47c33 8 59 23 77 47s27 54 27 90c0 48-18 89-53 123s-80 50-134 50c-49 0-90-14-122-43s-50-67-55-113z">
            <text:p/>
          </draw:path>
          <draw:path draw:style-name="gr16" draw:text-style-name="P4" draw:layer="layout" svg:width="0.367cm" svg:height="0.367cm" svg:x="7.857cm" svg:y="1.701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204cm" svg:height="0.557cm" svg:x="8.569cm" svg:y="1.6cm" svg:viewBox="0 0 205 558" svg:d="m205 558h-68v-435c-16 16-38 32-65 47s-51 28-72 35v-65c38-18 72-40 100-66s49-50 61-74h44z">
            <text:p/>
          </draw:path>
          <draw:path draw:style-name="gr16" draw:text-style-name="P4" draw:layer="layout" svg:width="0.366cm" svg:height="0.231cm" svg:x="9.173cm" svg:y="1.768cm" svg:viewBox="0 0 367 232" svg:d="m367 64c-122 0-245 0-367 0 0-21 0-43 0-64 122 0 245 0 367 0 0 21 0 43 0 64zm0 168c-122 0-245 0-367 0 0-21 0-43 0-64 122 0 245 0 367 0 0 21 0 43 0 64z">
            <text:p/>
          </draw:path>
          <draw:path draw:style-name="gr16" draw:text-style-name="P4" draw:layer="layout" svg:width="0.363cm" svg:height="0.566cm" svg:x="7.2cm" svg:y="4.014cm" svg:viewBox="0 0 364 567" svg:d="m0 411 68-9c8 39 21 66 40 83s42 26 69 26c33 0 60-11 82-33s33-50 33-83c0-31-10-57-31-77s-46-31-78-31c-13 0-29 3-48 8l7-60c5 1 8 1 11 1 29 0 56-8 79-23s35-39 35-70c0-25-8-46-25-62s-39-25-66-25c-27 0-49 8-67 25s-29 42-34 75l-68-12c8-46 27-81 57-106s66-38 110-38c31 0 59 7 84 20s45 30 59 53 20 46 20 71c0 24-6 46-19 66s-32 35-58 47c33 8 59 23 77 47s27 54 27 90c0 48-18 89-53 123s-80 50-134 50c-49 0-90-14-122-43s-50-67-55-113z">
            <text:p/>
          </draw:path>
          <draw:path draw:style-name="gr16" draw:text-style-name="P4" draw:layer="layout" svg:width="0.367cm" svg:height="0.367cm" svg:x="7.857cm" svg:y="4.115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67cm" svg:height="0.557cm" svg:x="8.507cm" svg:y="4.014cm" svg:viewBox="0 0 368 558" svg:d="m368 492v66h-368c0-16 2-32 8-47 9-26 24-50 45-74s50-53 89-84c61-50 102-90 123-119s32-56 32-82c0-27-10-50-29-68s-45-28-76-28c-33 0-59 10-79 30s-30 47-30 82l-70-7c5-52 23-92 54-120s74-41 127-41c53 0 95 15 126 44s47 66 47 110c0 22-4 44-14 66s-24 44-45 67-56 57-105 98c-41 34-67 58-79 70s-21 25-29 37z">
            <text:p/>
          </draw:path>
          <draw:path draw:style-name="gr16" draw:text-style-name="P4" draw:layer="layout" svg:width="0.366cm" svg:height="0.231cm" svg:x="9.173cm" svg:y="4.182cm" svg:viewBox="0 0 367 232" svg:d="m367 64c-122 0-245 0-367 0 0-21 0-43 0-64 122 0 245 0 367 0 0 21 0 43 0 64zm0 168c-122 0-245 0-367 0 0-21 0-43 0-64 122 0 245 0 367 0 0 21 0 43 0 64z">
            <text:p/>
          </draw:path>
          <draw:path draw:style-name="gr16" draw:text-style-name="P4" draw:layer="layout" svg:width="0.363cm" svg:height="0.566cm" svg:x="7.2cm" svg:y="6.428cm" svg:viewBox="0 0 364 567" svg:d="m0 411 68-9c8 39 21 66 40 83s42 26 69 26c33 0 60-11 82-33s33-50 33-83c0-31-10-57-31-77s-46-31-78-31c-13 0-29 3-48 8l7-60c5 1 8 1 11 1 29 0 56-8 79-23s35-39 35-70c0-25-8-46-25-62s-39-25-66-25c-27 0-49 8-67 25s-29 42-34 75l-68-12c8-46 27-81 57-106s66-38 110-38c31 0 59 7 84 20s45 30 59 53 20 46 20 71c0 24-6 46-19 66s-32 35-58 47c33 8 59 23 77 47s27 54 27 90c0 48-18 89-53 123s-80 50-134 50c-49 0-90-14-122-43s-50-67-55-113z">
            <text:p/>
          </draw:path>
          <draw:path draw:style-name="gr16" draw:text-style-name="P4" draw:layer="layout" svg:width="0.367cm" svg:height="0.367cm" svg:x="7.857cm" svg:y="6.529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63cm" svg:height="0.566cm" svg:x="8.517cm" svg:y="6.428cm" svg:viewBox="0 0 364 567" svg:d="m0 411 68-9c8 39 21 66 40 83s42 26 69 26c33 0 60-11 82-33s33-50 33-83c0-31-10-57-31-77s-46-31-78-31c-13 0-29 3-48 8l7-60c5 1 8 1 11 1 29 0 56-8 79-23s35-39 35-70c0-25-8-46-25-62s-39-25-66-25c-27 0-49 8-67 25s-29 42-34 75l-68-12c8-46 27-81 57-106s66-38 110-38c31 0 59 7 84 20s45 30 59 53 20 46 20 71c0 24-6 46-19 66s-32 35-58 47c33 8 59 23 77 47s27 54 27 90c0 48-18 89-53 123s-80 50-134 50c-49 0-90-14-122-43s-50-67-55-113z">
            <text:p/>
          </draw:path>
          <draw:path draw:style-name="gr16" draw:text-style-name="P4" draw:layer="layout" svg:width="0.366cm" svg:height="0.231cm" svg:x="9.173cm" svg:y="6.596cm" svg:viewBox="0 0 367 232" svg:d="m367 64c-122 0-245 0-367 0 0-21 0-43 0-64 122 0 245 0 367 0 0 21 0 43 0 64zm0 168c-122 0-245 0-367 0 0-21 0-43 0-64 122 0 245 0 367 0 0 21 0 43 0 64z">
            <text:p/>
          </draw:path>
          <draw:path draw:style-name="gr16" draw:text-style-name="P4" draw:layer="layout" svg:width="0.363cm" svg:height="0.566cm" svg:x="7.2cm" svg:y="8.842cm" svg:viewBox="0 0 364 567" svg:d="m0 411 68-9c8 39 21 66 40 83s42 26 69 26c33 0 60-11 82-33s33-50 33-83c0-31-10-57-31-77s-46-31-78-31c-13 0-29 3-48 8l7-60c5 1 8 1 11 1 29 0 56-8 79-23s35-39 35-70c0-25-8-46-25-62s-39-25-66-25c-27 0-49 8-67 25s-29 42-34 75l-68-12c8-46 27-81 57-106s66-38 110-38c31 0 59 7 84 20s45 30 59 53 20 46 20 71c0 24-6 46-19 66s-32 35-58 47c33 8 59 23 77 47s27 54 27 90c0 48-18 89-53 123s-80 50-134 50c-49 0-90-14-122-43s-50-67-55-113z">
            <text:p/>
          </draw:path>
          <draw:path draw:style-name="gr16" draw:text-style-name="P4" draw:layer="layout" svg:width="0.367cm" svg:height="0.367cm" svg:x="7.857cm" svg:y="8.943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84cm" svg:height="0.554cm" svg:x="8.493cm" svg:y="8.845cm" svg:viewBox="0 0 385 555" svg:d="m242 555c0-44 0-89 0-133-81 0-161 0-242 0 0-21 0-42 0-63 85-120 169-239 254-359 19 0 37 0 56 0 0 120 0 239 0 359 25 0 50 0 75 0 0 21 0 42 0 63-25 0-50 0-75 0 0 44 0 89 0 133-23 0-45 0-68 0zm0-196c0-84 0-167 0-251-58 84-117 167-175 251 58 0 117 0 175 0z">
            <text:p/>
          </draw:path>
          <draw:path draw:style-name="gr16" draw:text-style-name="P4" draw:layer="layout" svg:width="0.366cm" svg:height="0.231cm" svg:x="9.173cm" svg:y="9.01cm" svg:viewBox="0 0 367 232" svg:d="m367 64c-122 0-245 0-367 0 0-21 0-43 0-64 122 0 245 0 367 0 0 21 0 43 0 64zm0 168c-122 0-245 0-367 0 0-21 0-43 0-64 122 0 245 0 367 0 0 21 0 43 0 64z">
            <text:p/>
          </draw:path>
          <draw:path draw:style-name="gr16" draw:text-style-name="P4" draw:layer="layout" svg:width="0.363cm" svg:height="0.566cm" svg:x="7.2cm" svg:y="11.256cm" svg:viewBox="0 0 364 567" svg:d="m0 411 68-9c8 39 21 66 40 83s42 26 69 26c33 0 60-11 82-33s33-50 33-83c0-31-10-57-31-77s-46-31-78-31c-13 0-29 3-48 8l7-60c5 1 8 1 11 1 29 0 56-8 79-23s35-39 35-70c0-25-8-46-25-62s-39-25-66-25c-27 0-49 8-67 25s-29 42-34 75l-68-12c8-46 27-81 57-106s66-38 110-38c31 0 59 7 84 20s45 30 59 53 20 46 20 71c0 24-6 46-19 66s-32 35-58 47c33 8 59 23 77 47s27 54 27 90c0 48-18 89-53 123s-80 50-134 50c-49 0-90-14-122-43s-50-67-55-113z">
            <text:p/>
          </draw:path>
          <draw:path draw:style-name="gr16" draw:text-style-name="P4" draw:layer="layout" svg:width="0.367cm" svg:height="0.367cm" svg:x="7.857cm" svg:y="11.357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68cm" svg:height="0.557cm" svg:x="8.516cm" svg:y="11.265cm" svg:viewBox="0 0 369 558" svg:d="m0 403 72-5c5 35 18 61 37 78s42 26 70 26c34 0 62-12 84-37s34-58 34-99c0-39-11-70-33-92s-50-34-86-34c-23 0-43 5-60 15s-32 24-42 40l-64-9 54-286h277v65h-223l-30 150c34-23 69-35 106-35 48 0 89 17 123 50s50 77 50 130c0 50-15 94-44 131-36 45-84 67-146 67-51 0-92-14-124-42s-50-66-55-113z">
            <text:p/>
          </draw:path>
          <draw:path draw:style-name="gr16" draw:text-style-name="P4" draw:layer="layout" svg:width="0.366cm" svg:height="0.231cm" svg:x="9.173cm" svg:y="11.424cm" svg:viewBox="0 0 367 232" svg:d="m367 64c-122 0-245 0-367 0 0-21 0-43 0-64 122 0 245 0 367 0 0 21 0 43 0 64zm0 168c-122 0-245 0-367 0 0-21 0-43 0-64 122 0 245 0 367 0 0 21 0 43 0 64z">
            <text:p/>
          </draw:path>
          <draw:path draw:style-name="gr16" draw:text-style-name="P4" draw:layer="layout" svg:width="0.363cm" svg:height="0.566cm" svg:x="7.2cm" svg:y="13.67cm" svg:viewBox="0 0 364 567" svg:d="m0 411 68-9c8 39 21 66 40 83s42 26 69 26c33 0 60-11 82-33s33-50 33-83c0-31-10-57-31-77s-46-31-78-31c-13 0-29 3-48 8l7-60c5 1 8 1 11 1 29 0 56-8 79-23s35-39 35-70c0-25-8-46-25-62s-39-25-66-25c-27 0-49 8-67 25s-29 42-34 75l-68-12c8-46 27-81 57-106s66-38 110-38c31 0 59 7 84 20s45 30 59 53 20 46 20 71c0 24-6 46-19 66s-32 35-58 47c33 8 59 23 77 47s27 54 27 90c0 48-18 89-53 123s-80 50-134 50c-49 0-90-14-122-43s-50-67-55-113z">
            <text:p/>
          </draw:path>
          <draw:path draw:style-name="gr16" draw:text-style-name="P4" draw:layer="layout" svg:width="0.367cm" svg:height="0.367cm" svg:x="7.857cm" svg:y="13.771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67cm" svg:height="0.566cm" svg:x="8.513cm" svg:y="13.67cm" svg:viewBox="0 0 368 567" svg:d="m359 138-68 5c-6-27-15-46-26-58-19-19-41-29-69-29-22 0-41 6-58 18-21 16-38 39-51 69s-18 72-19 128c16-25 37-44 60-56s49-18 75-18c46 0 85 17 117 50s48 77 48 130c0 35-8 67-23 97s-35 53-62 69c-26 16-56 24-89 24-58 0-104-21-140-63s-54-110-54-206c0-108 20-186 60-234 35-43 82-64 140-64 44 0 80 12 109 37s44 58 50 101zm-281 239c0 24 5 46 15 68s24 38 42 49 37 17 57 17c29 0 54-12 75-35s31-55 31-95c0-38-10-69-31-91s-46-33-78-33c-31 0-57 11-79 33s-32 51-32 87z">
            <text:p/>
          </draw:path>
          <draw:path draw:style-name="gr16" draw:text-style-name="P4" draw:layer="layout" svg:width="0.366cm" svg:height="0.231cm" svg:x="9.173cm" svg:y="13.838cm" svg:viewBox="0 0 367 232" svg:d="m367 64c-122 0-245 0-367 0 0-21 0-43 0-64 122 0 245 0 367 0 0 21 0 43 0 64zm0 168c-122 0-245 0-367 0 0-21 0-43 0-64 122 0 245 0 367 0 0 21 0 43 0 64z">
            <text:p/>
          </draw:path>
          <draw:path draw:style-name="gr16" draw:text-style-name="P4" draw:layer="layout" svg:width="0.363cm" svg:height="0.566cm" svg:x="7.2cm" svg:y="16.084cm" svg:viewBox="0 0 364 567" svg:d="m0 411 68-9c8 39 21 66 40 83s42 26 69 26c33 0 60-11 82-33s33-50 33-83c0-31-10-57-31-77s-46-31-78-31c-13 0-29 3-48 8l7-60c5 1 8 1 11 1 29 0 56-8 79-23s35-39 35-70c0-25-8-46-25-62s-39-25-66-25c-27 0-49 8-67 25s-29 42-34 75l-68-12c8-46 27-81 57-106s66-38 110-38c31 0 59 7 84 20s45 30 59 53 20 46 20 71c0 24-6 46-19 66s-32 35-58 47c33 8 59 23 77 47s27 54 27 90c0 48-18 89-53 123s-80 50-134 50c-49 0-90-14-122-43s-50-67-55-113z">
            <text:p/>
          </draw:path>
          <draw:path draw:style-name="gr16" draw:text-style-name="P4" draw:layer="layout" svg:width="0.367cm" svg:height="0.367cm" svg:x="7.857cm" svg:y="16.185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59cm" svg:height="0.548cm" svg:x="8.521cm" svg:y="16.093cm" svg:viewBox="0 0 360 549" svg:d="m0 66v-66h360v53c-35 38-70 88-105 151s-62 126-81 192c-13 47-22 98-26 153h-70c1-44 9-97 26-158s40-122 70-180 63-106 98-145z">
            <text:p/>
          </draw:path>
          <draw:path draw:style-name="gr16" draw:text-style-name="P4" draw:layer="layout" svg:width="0.366cm" svg:height="0.231cm" svg:x="9.173cm" svg:y="16.252cm" svg:viewBox="0 0 367 232" svg:d="m367 64c-122 0-245 0-367 0 0-21 0-43 0-64 122 0 245 0 367 0 0 21 0 43 0 64zm0 168c-122 0-245 0-367 0 0-21 0-43 0-64 122 0 245 0 367 0 0 21 0 43 0 64z">
            <text:p/>
          </draw:path>
          <draw:path draw:style-name="gr16" draw:text-style-name="P4" draw:layer="layout" svg:width="0.363cm" svg:height="0.566cm" svg:x="7.2cm" svg:y="19.273cm" svg:viewBox="0 0 364 567" svg:d="m0 411 68-9c8 39 21 66 40 83s42 26 69 26c33 0 60-11 82-33s33-50 33-83c0-31-10-57-31-77s-46-31-78-31c-13 0-29 3-48 8l7-60c5 1 8 1 11 1 29 0 56-8 79-23s35-39 35-70c0-25-8-46-25-62s-39-25-66-25c-27 0-49 8-67 25s-29 42-34 75l-68-12c8-46 27-81 57-106s66-38 110-38c31 0 59 7 84 20s45 30 59 53 20 46 20 71c0 24-6 46-19 66s-32 35-58 47c33 8 59 23 77 47s27 54 27 90c0 48-18 89-53 123s-80 50-134 50c-49 0-90-14-122-43s-50-67-55-113z">
            <text:p/>
          </draw:path>
          <draw:path draw:style-name="gr16" draw:text-style-name="P4" draw:layer="layout" svg:width="0.367cm" svg:height="0.367cm" svg:x="7.857cm" svg:y="19.374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66cm" svg:height="0.566cm" svg:x="8.515cm" svg:y="19.273cm" svg:viewBox="0 0 367 567" svg:d="m106 256c-29-10-50-25-63-44s-21-42-21-69c0-40 15-74 44-102s68-41 116-41c49 0 88 14 118 42s44 63 44 103c0 26-7 48-20 67s-34 34-62 44c34 11 60 29 78 54s27 54 27 89c0 47-17 87-51 120s-78 48-132 48c-55 0-100-16-133-49s-51-73-51-121c0-36 9-67 27-91s45-41 79-50zm-14-115c0 26 8 47 25 64s39 25 67 25c26 0 48-8 65-25s25-37 25-60c0-25-9-46-26-63s-39-26-65-26c-26 0-48 8-65 25s-26 37-26 60zm-22 256c0 20 5 39 14 57s22 32 41 42 38 15 59 15c33 0 60-10 81-31s32-48 32-80c0-33-11-60-33-82s-49-32-82-32c-33 0-59 11-80 32s-32 48-32 79z">
            <text:p/>
          </draw:path>
          <draw:path draw:style-name="gr16" draw:text-style-name="P4" draw:layer="layout" svg:width="0.366cm" svg:height="0.231cm" svg:x="9.173cm" svg:y="19.441cm" svg:viewBox="0 0 367 232" svg:d="m367 64c-122 0-245 0-367 0 0-21 0-43 0-64 122 0 245 0 367 0 0 21 0 43 0 64zm0 168c-122 0-245 0-367 0 0-21 0-43 0-64 122 0 245 0 367 0 0 21 0 43 0 64z">
            <text:p/>
          </draw:path>
          <draw:path draw:style-name="gr16" draw:text-style-name="P4" draw:layer="layout" svg:width="0.363cm" svg:height="0.566cm" svg:x="7.2cm" svg:y="22.462cm" svg:viewBox="0 0 364 567" svg:d="m0 411 68-9c8 39 21 66 40 83s42 26 69 26c33 0 60-11 82-33s33-50 33-83c0-31-10-57-31-77s-46-31-78-31c-13 0-29 3-48 8l7-60c5 1 8 1 11 1 29 0 56-8 79-23s35-39 35-70c0-25-8-46-25-62s-39-25-66-25c-27 0-49 8-67 25s-29 42-34 75l-68-12c8-46 27-81 57-106s66-38 110-38c31 0 59 7 84 20s45 30 59 53 20 46 20 71c0 24-6 46-19 66s-32 35-58 47c33 8 59 23 77 47s27 54 27 90c0 48-18 89-53 123s-80 50-134 50c-49 0-90-14-122-43s-50-67-55-113z">
            <text:p/>
          </draw:path>
          <draw:path draw:style-name="gr16" draw:text-style-name="P4" draw:layer="layout" svg:width="0.367cm" svg:height="0.367cm" svg:x="7.857cm" svg:y="22.563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364cm" svg:height="0.566cm" svg:x="8.516cm" svg:y="22.462cm" svg:viewBox="0 0 365 567" svg:d="m9 429 66-5c6 31 16 53 32 66s36 21 60 21c21 0 40-5 56-14s29-23 39-39 18-38 25-65 10-55 10-83c0-4 0-8 0-14-14 22-32 39-56 53s-49 20-77 20c-46 0-84-17-116-50s-48-77-48-132c0-56 17-101 50-136s75-51 125-51c36 0 69 10 99 29s52 47 68 83 23 88 23 157c0 70-8 127-23 169s-39 74-69 96-66 33-107 33c-44 0-80-12-107-36s-44-58-50-102zm280-245c0-39-10-70-31-93s-46-35-75-35c-31 0-57 12-80 37s-33 57-33 97c0 35 11 64 32 86s47 33 79 33c31 0 57-11 78-33s30-53 30-92z">
            <text:p/>
          </draw:path>
          <draw:path draw:style-name="gr16" draw:text-style-name="P4" draw:layer="layout" svg:width="0.366cm" svg:height="0.231cm" svg:x="9.173cm" svg:y="22.63cm" svg:viewBox="0 0 367 232" svg:d="m367 64c-122 0-245 0-367 0 0-21 0-43 0-64 122 0 245 0 367 0 0 21 0 43 0 64zm0 168c-122 0-245 0-367 0 0-21 0-43 0-64 122 0 245 0 367 0 0 21 0 43 0 64z">
            <text:p/>
          </draw:path>
          <draw:path draw:style-name="gr16" draw:text-style-name="P4" draw:layer="layout" svg:width="0.363cm" svg:height="0.566cm" svg:x="7.2cm" svg:y="25.651cm" svg:viewBox="0 0 364 567" svg:d="m0 411 68-9c8 39 21 66 40 83s42 26 69 26c33 0 60-11 82-33s33-50 33-83c0-31-10-57-31-77s-46-31-78-31c-13 0-29 3-48 8l7-60c5 1 8 1 11 1 29 0 56-8 79-23s35-39 35-70c0-25-8-46-25-62s-39-25-66-25c-27 0-49 8-67 25s-29 42-34 75l-68-12c8-46 27-81 57-106s66-38 110-38c31 0 59 7 84 20s45 30 59 53 20 46 20 71c0 24-6 46-19 66s-32 35-58 47c33 8 59 23 77 47s27 54 27 90c0 48-18 89-53 123s-80 50-134 50c-49 0-90-14-122-43s-50-67-55-113z">
            <text:p/>
          </draw:path>
          <draw:path draw:style-name="gr16" draw:text-style-name="P4" draw:layer="layout" svg:width="0.367cm" svg:height="0.367cm" svg:x="7.857cm" svg:y="25.752cm" svg:viewBox="0 0 368 368" svg:d="m152 368c0-51 0-101 0-152-51 0-101 0-152 0 0-21 0-43 0-64 51 0 101 0 152 0 0-51 0-101 0-152 21 0 43 0 64 0 0 51 0 101 0 152 51 0 101 0 152 0 0 21 0 43 0 64-51 0-101 0-152 0 0 51 0 101 0 152-21 0-43 0-64 0z">
            <text:p/>
          </draw:path>
          <draw:path draw:style-name="gr16" draw:text-style-name="P4" draw:layer="layout" svg:width="0.204cm" svg:height="0.557cm" svg:x="8.353cm" svg:y="25.651cm" svg:viewBox="0 0 205 558" svg:d="m205 558h-68v-435c-16 16-38 32-65 47s-51 28-72 35v-65c38-18 72-40 100-66s49-50 61-74h44z">
            <text:p/>
          </draw:path>
          <draw:path draw:style-name="gr16" draw:text-style-name="P4" draw:layer="layout" svg:width="0.362cm" svg:height="0.566cm" svg:x="8.731cm" svg:y="25.651cm" svg:viewBox="0 0 363 567" svg:d="m0 284c0-66 7-119 20-159s34-71 61-93 60-32 101-32c29 0 56 6 78 18s42 29 56 52 26 50 34 82 13 77 13 132c0 65-7 118-20 158s-34 71-60 92-61 33-101 33c-54 0-96-19-127-57-37-47-55-122-55-226zm70 0c0 91 11 152 32 182s48 45 80 45 57-15 79-45 32-91 32-182c0-92-11-153-32-183s-48-45-80-45c-32 0-57 13-76 40-23 34-35 96-35 188z">
            <text:p/>
          </draw:path>
          <draw:path draw:style-name="gr16" draw:text-style-name="P4" draw:layer="layout" svg:width="0.366cm" svg:height="0.231cm" svg:x="9.389cm" svg:y="25.819cm" svg:viewBox="0 0 367 232" svg:d="m367 64c-122 0-245 0-367 0 0-21 0-43 0-64 122 0 245 0 367 0 0 21 0 43 0 64zm0 168c-122 0-245 0-367 0 0-21 0-43 0-64 122 0 245 0 367 0 0 21 0 43 0 64z">
            <text:p/>
          </draw:path>
        </draw:g>
        <draw:custom-shape draw:style-name="gr6" draw:text-style-name="P1" draw:layer="layout" svg:width="0.709cm" svg:height="0.709cm" svg:x="5.181cm" svg:y="2.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5.19cm" svg:y="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5.19cm" svg:y="7.1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5.181cm" svg:y="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5.172cm" svg:y="12.1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5.064cm" svg:y="14.3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89cm" svg:y="16.8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864cm" svg:y="19.9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79cm" svg:y="23.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4.599cm" svg:y="26.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page>
      <draw:page draw:name="page7" draw:style-name="dp1" draw:master-page-name="標準">
        <draw:custom-shape draw:style-name="gr7" draw:text-style-name="P1" draw:layer="layout" svg:width="0.709cm" svg:height="0.709cm" svg:x="10.365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5.636cm" svg:y="4.9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4.536cm" svg:y="7.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09cm" svg:height="0.709cm" svg:x="4.706cm" svg:y="20.9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9.581cm" svg:y="2.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3.436cm" svg:y="17.5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626cm" svg:y="11.9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3.627cm" svg:y="9.4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636cm" svg:y="15.1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5.527cm" svg:y="24.24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frame draw:style-name="gr14" draw:text-style-name="P3" draw:layer="layout" svg:width="4.2cm" svg:height="29.816cm" svg:x="23.1cm" svg:y="1.2cm">
          <draw:text-box>
            <text:p text:style-name="P3"><text:span text:style-name="T2">1 + 1 =</text:span></text:p>
            <text:p text:style-name="P3"><text:span text:style-name="T2"/></text:p>
            <text:p text:style-name="P3"><text:span text:style-name="T2"/></text:p>
            <text:p text:style-name="P3"><text:span text:style-name="T2">1 + 2 =</text:span></text:p>
            <text:p text:style-name="P3"><text:span text:style-name="T2"/></text:p>
            <text:p text:style-name="P3"><text:span text:style-name="T2"/></text:p>
            <text:p text:style-name="P3"><text:span text:style-name="T2">1 + 3 =</text:span></text:p>
            <text:p text:style-name="P3"><text:span text:style-name="T2"/></text:p>
            <text:p text:style-name="P3"><text:span text:style-name="T2"/></text:p>
            <text:p text:style-name="P3"><text:span text:style-name="T2">1 + 4 =</text:span></text:p>
            <text:p text:style-name="P3"><text:span text:style-name="T2"/></text:p>
            <text:p text:style-name="P3"><text:span text:style-name="T2"/></text:p>
            <text:p text:style-name="P3"><text:span text:style-name="T2">1 + 5 =</text:span></text:p>
            <text:p text:style-name="P3"><text:span text:style-name="T2"/></text:p>
            <text:p text:style-name="P3"><text:span text:style-name="T2"/></text:p>
            <text:p text:style-name="P3"><text:span text:style-name="T2">1 + 6 =</text:span></text:p>
            <text:p text:style-name="P3"><text:span text:style-name="T2"/></text:p>
            <text:p text:style-name="P3"><text:span text:style-name="T2"/></text:p>
            <text:p text:style-name="P3"><text:span text:style-name="T2">1 + 7 =</text:span></text:p>
            <text:p text:style-name="P3"><text:span text:style-name="T2"/></text:p>
            <text:p text:style-name="P3"><text:span text:style-name="T2"/></text:p>
            <text:p text:style-name="P3"><text:span text:style-name="T2"/></text:p>
            <text:p text:style-name="P3"><text:span text:style-name="T2">1 + 8 =</text:span></text:p>
            <text:p text:style-name="P3"><text:span text:style-name="T2"/></text:p>
            <text:p text:style-name="P3"><text:span text:style-name="T2"/></text:p>
            <text:p text:style-name="P3"><text:span text:style-name="T2"/></text:p>
            <text:p text:style-name="P3"><text:span text:style-name="T2">1 + 9 =</text:span></text:p>
            <text:p text:style-name="P3"><text:span text:style-name="T2"/></text:p>
            <text:p text:style-name="P3"><text:span text:style-name="T2"/></text:p>
            <text:p text:style-name="P3"><text:span text:style-name="T2"/></text:p>
            <text:p text:style-name="P3"><text:span text:style-name="T2">1 +10 =</text:span></text:p>
            <text:p text:style-name="P3"><text:span text:style-name="T2"/></text:p>
            <text:p text:style-name="P3"><text:span text:style-name="T2">これは次の問題を作るためのひながたです</text:span></text:p>
          </draw:text-box>
        </draw:frame>
        <draw:custom-shape draw:style-name="gr7" draw:text-style-name="P1" draw:layer="layout" svg:width="0.709cm" svg:height="0.709cm" svg:x="10.356cm" svg:y="5.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9.59cm" svg:y="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10.356cm" svg:y="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9.59cm" svg:y="7.1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10.365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9.581cm" svg:y="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5.536cm" svg:y="7.1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4.627cm" svg:y="9.4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5.627cm" svg:y="9.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3.636cm" svg:y="11.975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10.374cm" svg:y="12.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9.572cm" svg:y="12.1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4.636cm" svg:y="11.9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5.636cm" svg:y="11.9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734cm" svg:y="14.1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3.744cm" svg:y="14.175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10.482cm" svg:y="14.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9.464cm" svg:y="14.3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4.744cm" svg:y="14.1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5.744cm" svg:y="14.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31cm" svg:y="17.6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408cm" svg:y="16.6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3.418cm" svg:y="16.675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10.156cm" svg:y="1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9.29cm" svg:y="16.8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4.418cm" svg:y="16.6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5.418cm" svg:y="16.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3.462cm" svg:y="20.6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336cm" svg:y="20.7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434cm" svg:y="19.7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3.444cm" svg:y="19.775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10.182cm" svg:y="19.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9.264cm" svg:y="19.9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4.444cm" svg:y="19.7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5.444cm" svg:y="19.7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09cm" svg:height="0.709cm" svg:x="4.606cm" svg:y="24.3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3.362cm" svg:y="24.0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236cm" svg:y="24.1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334cm" svg:y="23.1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3.344cm" svg:y="23.175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10.482cm" svg:y="2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9.59cm" svg:y="23.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4.344cm" svg:y="23.1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5.344cm" svg:y="23.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709cm" svg:height="0.709cm" svg:x="5.427cm" svg:y="27.24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09cm" svg:height="0.709cm" svg:x="4.436cm" svg:y="27.24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709cm" svg:height="0.708cm" svg:x="3.262cm" svg:y="27.0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709cm" svg:height="0.709cm" svg:x="2.136cm" svg:y="27.1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08cm" svg:height="0.709cm" svg:x="2.234cm" svg:y="26.1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09cm" svg:height="0.709cm" svg:x="3.244cm" svg:y="26.175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709cm" svg:height="0.709cm" svg:x="10.382cm" svg:y="26.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709cm" svg:height="0.709cm" svg:x="9.399cm" svg:y="26.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09cm" svg:height="0.709cm" svg:x="4.244cm" svg:y="26.1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9cm" svg:height="0.709cm" svg:x="5.244cm" svg:y="26.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0.709cm" svg:height="0.709cm" svg:x="6.436cm" svg:y="27.25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473cm" svg:y="2.4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464cm" svg:y="5.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464cm" svg:y="7.29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473cm" svg:y="9.7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482cm" svg:y="12.2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59cm" svg:y="14.4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264cm" svg:y="16.9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29cm" svg:y="20.0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364cm" svg:y="23.4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709cm" svg:height="0.709cm" svg:x="6.555cm" svg:y="26.31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8.681cm" svg:y="2.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8.69cm" svg:y="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8.69cm" svg:y="7.1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8.681cm" svg:y="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8.672cm" svg:y="12.1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8.564cm" svg:y="14.31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8.39cm" svg:y="16.8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8.364cm" svg:y="19.9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8.69cm" svg:y="23.3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0.709cm" svg:height="0.709cm" svg:x="8.499cm" svg:y="26.29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path draw:style-name="gr18" draw:text-style-name="P4" draw:layer="layout" svg:width="0.204cm" svg:height="0.557cm" svg:x="7.235cm" svg:y="1.261cm" svg:viewBox="0 0 205 558" svg:d="m205 558h-68v-435c-16 16-38 32-65 47s-51 28-72 35v-65c38-18 72-40 100-66s49-50 61-74h44z">
            <text:p/>
          </draw:path>
          <draw:path draw:style-name="gr18" draw:text-style-name="P4" draw:layer="layout" svg:width="0.367cm" svg:height="0.367cm" svg:x="7.84cm" svg:y="1.362cm" svg:viewBox="0 0 368 368" svg:d="m152 368c0-51 0-101 0-152-51 0-101 0-152 0 0-21 0-43 0-64 51 0 101 0 152 0 0-51 0-101 0-152 21 0 43 0 64 0 0 51 0 101 0 152 51 0 101 0 152 0 0 21 0 43 0 64-51 0-101 0-152 0 0 51 0 101 0 152-21 0-43 0-64 0z">
            <text:p/>
          </draw:path>
          <draw:path draw:style-name="gr18" draw:text-style-name="P4" draw:layer="layout" svg:width="0.363cm" svg:height="0.566cm" svg:x="8.5cm" svg:y="1.261cm" svg:viewBox="0 0 364 567" svg:d="m0 411 68-9c8 39 21 66 40 83s42 26 69 26c33 0 60-11 82-33s33-50 33-83c0-31-10-57-31-77s-46-31-78-31c-13 0-29 3-48 8l7-60c5 1 8 1 11 1 29 0 56-8 79-23s35-39 35-70c0-25-8-46-25-62s-39-25-66-25c-27 0-49 8-67 25s-29 42-34 75l-68-12c8-46 27-81 57-106s66-38 110-38c31 0 59 7 84 20s45 30 59 53 20 46 20 71c0 24-6 46-19 66s-32 35-58 47c33 8 59 23 77 47s27 54 27 90c0 48-18 89-53 123s-80 50-134 50c-49 0-90-14-122-43s-50-67-55-113z">
            <text:p/>
          </draw:path>
          <draw:path draw:style-name="gr18" draw:text-style-name="P4" draw:layer="layout" svg:width="0.366cm" svg:height="0.231cm" svg:x="9.156cm" svg:y="1.429cm" svg:viewBox="0 0 367 232" svg:d="m367 64c-122 0-245 0-367 0 0-21 0-43 0-64 122 0 245 0 367 0 0 21 0 43 0 64zm0 168c-122 0-245 0-367 0 0-21 0-43 0-64 122 0 245 0 367 0 0 21 0 43 0 64z">
            <text:p/>
          </draw:path>
          <draw:path draw:style-name="gr18" draw:text-style-name="P4" draw:layer="layout" svg:width="0.367cm" svg:height="0.557cm" svg:x="7.173cm" svg:y="3.675cm" svg:viewBox="0 0 368 558" svg:d="m368 492v66h-368c0-16 2-32 8-47 9-26 24-50 45-74s50-53 89-84c61-50 102-90 123-119s32-56 32-82c0-27-10-50-29-68s-45-28-76-28c-33 0-59 10-79 30s-30 47-30 82l-70-7c5-52 23-92 54-120s74-41 127-41c53 0 95 15 126 44s47 66 47 110c0 22-4 44-14 66s-24 44-45 67-56 57-105 98c-41 34-67 58-79 70s-21 25-29 37z">
            <text:p/>
          </draw:path>
          <draw:path draw:style-name="gr18" draw:text-style-name="P4" draw:layer="layout" svg:width="0.367cm" svg:height="0.367cm" svg:x="7.84cm" svg:y="3.776cm" svg:viewBox="0 0 368 368" svg:d="m152 368c0-51 0-101 0-152-51 0-101 0-152 0 0-21 0-43 0-64 51 0 101 0 152 0 0-51 0-101 0-152 21 0 43 0 64 0 0 51 0 101 0 152 51 0 101 0 152 0 0 21 0 43 0 64-51 0-101 0-152 0 0 51 0 101 0 152-21 0-43 0-64 0z">
            <text:p/>
          </draw:path>
          <draw:path draw:style-name="gr18" draw:text-style-name="P4" draw:layer="layout" svg:width="0.363cm" svg:height="0.566cm" svg:x="8.5cm" svg:y="3.675cm" svg:viewBox="0 0 364 567" svg:d="m0 411 68-9c8 39 21 66 40 83s42 26 69 26c33 0 60-11 82-33s33-50 33-83c0-31-10-57-31-77s-46-31-78-31c-13 0-29 3-48 8l7-60c5 1 8 1 11 1 29 0 56-8 79-23s35-39 35-70c0-25-8-46-25-62s-39-25-66-25c-27 0-49 8-67 25s-29 42-34 75l-68-12c8-46 27-81 57-106s66-38 110-38c31 0 59 7 84 20s45 30 59 53 20 46 20 71c0 24-6 46-19 66s-32 35-58 47c33 8 59 23 77 47s27 54 27 90c0 48-18 89-53 123s-80 50-134 50c-49 0-90-14-122-43s-50-67-55-113z">
            <text:p/>
          </draw:path>
          <draw:path draw:style-name="gr18" draw:text-style-name="P4" draw:layer="layout" svg:width="0.366cm" svg:height="0.231cm" svg:x="9.156cm" svg:y="3.843cm" svg:viewBox="0 0 367 232" svg:d="m367 64c-122 0-245 0-367 0 0-21 0-43 0-64 122 0 245 0 367 0 0 21 0 43 0 64zm0 168c-122 0-245 0-367 0 0-21 0-43 0-64 122 0 245 0 367 0 0 21 0 43 0 64z">
            <text:p/>
          </draw:path>
          <draw:path draw:style-name="gr18" draw:text-style-name="P4" draw:layer="layout" svg:width="0.363cm" svg:height="0.566cm" svg:x="7.183cm" svg:y="6.089cm" svg:viewBox="0 0 364 567" svg:d="m0 411 68-9c8 39 21 66 40 83s42 26 69 26c33 0 60-11 82-33s33-50 33-83c0-31-10-57-31-77s-46-31-78-31c-13 0-29 3-48 8l7-60c5 1 8 1 11 1 29 0 56-8 79-23s35-39 35-70c0-25-8-46-25-62s-39-25-66-25c-27 0-49 8-67 25s-29 42-34 75l-68-12c8-46 27-81 57-106s66-38 110-38c31 0 59 7 84 20s45 30 59 53 20 46 20 71c0 24-6 46-19 66s-32 35-58 47c33 8 59 23 77 47s27 54 27 90c0 48-18 89-53 123s-80 50-134 50c-49 0-90-14-122-43s-50-67-55-113z">
            <text:p/>
          </draw:path>
          <draw:path draw:style-name="gr18" draw:text-style-name="P4" draw:layer="layout" svg:width="0.367cm" svg:height="0.367cm" svg:x="7.84cm" svg:y="6.19cm" svg:viewBox="0 0 368 368" svg:d="m152 368c0-51 0-101 0-152-51 0-101 0-152 0 0-21 0-43 0-64 51 0 101 0 152 0 0-51 0-101 0-152 21 0 43 0 64 0 0 51 0 101 0 152 51 0 101 0 152 0 0 21 0 43 0 64-51 0-101 0-152 0 0 51 0 101 0 152-21 0-43 0-64 0z">
            <text:p/>
          </draw:path>
          <draw:path draw:style-name="gr18" draw:text-style-name="P4" draw:layer="layout" svg:width="0.363cm" svg:height="0.566cm" svg:x="8.5cm" svg:y="6.089cm" svg:viewBox="0 0 364 567" svg:d="m0 411 68-9c8 39 21 66 40 83s42 26 69 26c33 0 60-11 82-33s33-50 33-83c0-31-10-57-31-77s-46-31-78-31c-13 0-29 3-48 8l7-60c5 1 8 1 11 1 29 0 56-8 79-23s35-39 35-70c0-25-8-46-25-62s-39-25-66-25c-27 0-49 8-67 25s-29 42-34 75l-68-12c8-46 27-81 57-106s66-38 110-38c31 0 59 7 84 20s45 30 59 53 20 46 20 71c0 24-6 46-19 66s-32 35-58 47c33 8 59 23 77 47s27 54 27 90c0 48-18 89-53 123s-80 50-134 50c-49 0-90-14-122-43s-50-67-55-113z">
            <text:p/>
          </draw:path>
          <draw:path draw:style-name="gr18" draw:text-style-name="P4" draw:layer="layout" svg:width="0.366cm" svg:height="0.231cm" svg:x="9.156cm" svg:y="6.257cm" svg:viewBox="0 0 367 232" svg:d="m367 64c-122 0-245 0-367 0 0-21 0-43 0-64 122 0 245 0 367 0 0 21 0 43 0 64zm0 168c-122 0-245 0-367 0 0-21 0-43 0-64 122 0 245 0 367 0 0 21 0 43 0 64z">
            <text:p/>
          </draw:path>
          <draw:path draw:style-name="gr18" draw:text-style-name="P4" draw:layer="layout" svg:width="0.384cm" svg:height="0.554cm" svg:x="7.159cm" svg:y="8.506cm" svg:viewBox="0 0 385 555" svg:d="m242 555c0-44 0-89 0-133-81 0-161 0-242 0 0-21 0-42 0-63 85-120 169-239 254-359 19 0 37 0 56 0 0 120 0 239 0 359 25 0 50 0 75 0 0 21 0 42 0 63-25 0-50 0-75 0 0 44 0 89 0 133-23 0-45 0-68 0zm0-196c0-84 0-167 0-251-58 84-117 167-175 251 58 0 117 0 175 0z">
            <text:p/>
          </draw:path>
          <draw:path draw:style-name="gr18" draw:text-style-name="P4" draw:layer="layout" svg:width="0.367cm" svg:height="0.367cm" svg:x="7.84cm" svg:y="8.604cm" svg:viewBox="0 0 368 368" svg:d="m152 368c0-51 0-101 0-152-51 0-101 0-152 0 0-21 0-43 0-64 51 0 101 0 152 0 0-51 0-101 0-152 21 0 43 0 64 0 0 51 0 101 0 152 51 0 101 0 152 0 0 21 0 43 0 64-51 0-101 0-152 0 0 51 0 101 0 152-21 0-43 0-64 0z">
            <text:p/>
          </draw:path>
          <draw:path draw:style-name="gr18" draw:text-style-name="P4" draw:layer="layout" svg:width="0.363cm" svg:height="0.566cm" svg:x="8.5cm" svg:y="8.503cm" svg:viewBox="0 0 364 567" svg:d="m0 411 68-9c8 39 21 66 40 83s42 26 69 26c33 0 60-11 82-33s33-50 33-83c0-31-10-57-31-77s-46-31-78-31c-13 0-29 3-48 8l7-60c5 1 8 1 11 1 29 0 56-8 79-23s35-39 35-70c0-25-8-46-25-62s-39-25-66-25c-27 0-49 8-67 25s-29 42-34 75l-68-12c8-46 27-81 57-106s66-38 110-38c31 0 59 7 84 20s45 30 59 53 20 46 20 71c0 24-6 46-19 66s-32 35-58 47c33 8 59 23 77 47s27 54 27 90c0 48-18 89-53 123s-80 50-134 50c-49 0-90-14-122-43s-50-67-55-113z">
            <text:p/>
          </draw:path>
          <draw:path draw:style-name="gr18" draw:text-style-name="P4" draw:layer="layout" svg:width="0.366cm" svg:height="0.231cm" svg:x="9.156cm" svg:y="8.671cm" svg:viewBox="0 0 367 232" svg:d="m367 64c-122 0-245 0-367 0 0-21 0-43 0-64 122 0 245 0 367 0 0 21 0 43 0 64zm0 168c-122 0-245 0-367 0 0-21 0-43 0-64 122 0 245 0 367 0 0 21 0 43 0 64z">
            <text:p/>
          </draw:path>
          <draw:path draw:style-name="gr18" draw:text-style-name="P4" draw:layer="layout" svg:width="0.368cm" svg:height="0.557cm" svg:x="7.182cm" svg:y="10.926cm" svg:viewBox="0 0 369 558" svg:d="m0 403 72-5c5 35 18 61 37 78s42 26 70 26c34 0 62-12 84-37s34-58 34-99c0-39-11-70-33-92s-50-34-86-34c-23 0-43 5-60 15s-32 24-42 40l-64-9 54-286h277v65h-223l-30 150c34-23 69-35 106-35 48 0 89 17 123 50s50 77 50 130c0 50-15 94-44 131-36 45-84 67-146 67-51 0-92-14-124-42s-50-66-55-113z">
            <text:p/>
          </draw:path>
          <draw:path draw:style-name="gr18" draw:text-style-name="P4" draw:layer="layout" svg:width="0.367cm" svg:height="0.367cm" svg:x="7.84cm" svg:y="11.018cm" svg:viewBox="0 0 368 368" svg:d="m152 368c0-51 0-101 0-152-51 0-101 0-152 0 0-21 0-43 0-64 51 0 101 0 152 0 0-51 0-101 0-152 21 0 43 0 64 0 0 51 0 101 0 152 51 0 101 0 152 0 0 21 0 43 0 64-51 0-101 0-152 0 0 51 0 101 0 152-21 0-43 0-64 0z">
            <text:p/>
          </draw:path>
          <draw:path draw:style-name="gr18" draw:text-style-name="P4" draw:layer="layout" svg:width="0.363cm" svg:height="0.566cm" svg:x="8.5cm" svg:y="10.917cm" svg:viewBox="0 0 364 567" svg:d="m0 411 68-9c8 39 21 66 40 83s42 26 69 26c33 0 60-11 82-33s33-50 33-83c0-31-10-57-31-77s-46-31-78-31c-13 0-29 3-48 8l7-60c5 1 8 1 11 1 29 0 56-8 79-23s35-39 35-70c0-25-8-46-25-62s-39-25-66-25c-27 0-49 8-67 25s-29 42-34 75l-68-12c8-46 27-81 57-106s66-38 110-38c31 0 59 7 84 20s45 30 59 53 20 46 20 71c0 24-6 46-19 66s-32 35-58 47c33 8 59 23 77 47s27 54 27 90c0 48-18 89-53 123s-80 50-134 50c-49 0-90-14-122-43s-50-67-55-113z">
            <text:p/>
          </draw:path>
          <draw:path draw:style-name="gr18" draw:text-style-name="P4" draw:layer="layout" svg:width="0.366cm" svg:height="0.231cm" svg:x="9.156cm" svg:y="11.085cm" svg:viewBox="0 0 367 232" svg:d="m367 64c-122 0-245 0-367 0 0-21 0-43 0-64 122 0 245 0 367 0 0 21 0 43 0 64zm0 168c-122 0-245 0-367 0 0-21 0-43 0-64 122 0 245 0 367 0 0 21 0 43 0 64z">
            <text:p/>
          </draw:path>
          <draw:path draw:style-name="gr18" draw:text-style-name="P4" draw:layer="layout" svg:width="0.367cm" svg:height="0.566cm" svg:x="7.179cm" svg:y="13.331cm" svg:viewBox="0 0 368 567" svg:d="m359 138-68 5c-6-27-15-46-26-58-19-19-41-29-69-29-22 0-41 6-58 18-21 16-38 39-51 69s-18 72-19 128c16-25 37-44 60-56s49-18 75-18c46 0 85 17 117 50s48 77 48 130c0 35-8 67-23 97s-35 53-62 69c-26 16-56 24-89 24-58 0-104-21-140-63s-54-110-54-206c0-108 20-186 60-234 35-43 82-64 140-64 44 0 80 12 109 37s44 58 50 101zm-281 239c0 24 5 46 15 68s24 38 42 49 37 17 57 17c29 0 54-12 75-35s31-55 31-95c0-38-10-69-31-91s-46-33-78-33c-31 0-57 11-79 33s-32 51-32 87z">
            <text:p/>
          </draw:path>
          <draw:path draw:style-name="gr18" draw:text-style-name="P4" draw:layer="layout" svg:width="0.367cm" svg:height="0.367cm" svg:x="7.84cm" svg:y="13.432cm" svg:viewBox="0 0 368 368" svg:d="m152 368c0-51 0-101 0-152-51 0-101 0-152 0 0-21 0-43 0-64 51 0 101 0 152 0 0-51 0-101 0-152 21 0 43 0 64 0 0 51 0 101 0 152 51 0 101 0 152 0 0 21 0 43 0 64-51 0-101 0-152 0 0 51 0 101 0 152-21 0-43 0-64 0z">
            <text:p/>
          </draw:path>
          <draw:path draw:style-name="gr18" draw:text-style-name="P4" draw:layer="layout" svg:width="0.363cm" svg:height="0.566cm" svg:x="8.5cm" svg:y="13.331cm" svg:viewBox="0 0 364 567" svg:d="m0 411 68-9c8 39 21 66 40 83s42 26 69 26c33 0 60-11 82-33s33-50 33-83c0-31-10-57-31-77s-46-31-78-31c-13 0-29 3-48 8l7-60c5 1 8 1 11 1 29 0 56-8 79-23s35-39 35-70c0-25-8-46-25-62s-39-25-66-25c-27 0-49 8-67 25s-29 42-34 75l-68-12c8-46 27-81 57-106s66-38 110-38c31 0 59 7 84 20s45 30 59 53 20 46 20 71c0 24-6 46-19 66s-32 35-58 47c33 8 59 23 77 47s27 54 27 90c0 48-18 89-53 123s-80 50-134 50c-49 0-90-14-122-43s-50-67-55-113z">
            <text:p/>
          </draw:path>
          <draw:path draw:style-name="gr18" draw:text-style-name="P4" draw:layer="layout" svg:width="0.366cm" svg:height="0.231cm" svg:x="9.156cm" svg:y="13.499cm" svg:viewBox="0 0 367 232" svg:d="m367 64c-122 0-245 0-367 0 0-21 0-43 0-64 122 0 245 0 367 0 0 21 0 43 0 64zm0 168c-122 0-245 0-367 0 0-21 0-43 0-64 122 0 245 0 367 0 0 21 0 43 0 64z">
            <text:p/>
          </draw:path>
          <draw:path draw:style-name="gr18" draw:text-style-name="P4" draw:layer="layout" svg:width="0.359cm" svg:height="0.548cm" svg:x="7.187cm" svg:y="15.754cm" svg:viewBox="0 0 360 549" svg:d="m0 66v-66h360v53c-35 38-70 88-105 151s-62 126-81 192c-13 47-22 98-26 153h-70c1-44 9-97 26-158s40-122 70-180 63-106 98-145z">
            <text:p/>
          </draw:path>
          <draw:path draw:style-name="gr18" draw:text-style-name="P4" draw:layer="layout" svg:width="0.367cm" svg:height="0.367cm" svg:x="7.84cm" svg:y="15.846cm" svg:viewBox="0 0 368 368" svg:d="m152 368c0-51 0-101 0-152-51 0-101 0-152 0 0-21 0-43 0-64 51 0 101 0 152 0 0-51 0-101 0-152 21 0 43 0 64 0 0 51 0 101 0 152 51 0 101 0 152 0 0 21 0 43 0 64-51 0-101 0-152 0 0 51 0 101 0 152-21 0-43 0-64 0z">
            <text:p/>
          </draw:path>
          <draw:path draw:style-name="gr18" draw:text-style-name="P4" draw:layer="layout" svg:width="0.363cm" svg:height="0.566cm" svg:x="8.5cm" svg:y="15.745cm" svg:viewBox="0 0 364 567" svg:d="m0 411 68-9c8 39 21 66 40 83s42 26 69 26c33 0 60-11 82-33s33-50 33-83c0-31-10-57-31-77s-46-31-78-31c-13 0-29 3-48 8l7-60c5 1 8 1 11 1 29 0 56-8 79-23s35-39 35-70c0-25-8-46-25-62s-39-25-66-25c-27 0-49 8-67 25s-29 42-34 75l-68-12c8-46 27-81 57-106s66-38 110-38c31 0 59 7 84 20s45 30 59 53 20 46 20 71c0 24-6 46-19 66s-32 35-58 47c33 8 59 23 77 47s27 54 27 90c0 48-18 89-53 123s-80 50-134 50c-49 0-90-14-122-43s-50-67-55-113z">
            <text:p/>
          </draw:path>
          <draw:path draw:style-name="gr18" draw:text-style-name="P4" draw:layer="layout" svg:width="0.366cm" svg:height="0.231cm" svg:x="9.156cm" svg:y="15.913cm" svg:viewBox="0 0 367 232" svg:d="m367 64c-122 0-245 0-367 0 0-21 0-43 0-64 122 0 245 0 367 0 0 21 0 43 0 64zm0 168c-122 0-245 0-367 0 0-21 0-43 0-64 122 0 245 0 367 0 0 21 0 43 0 64z">
            <text:p/>
          </draw:path>
          <draw:path draw:style-name="gr18" draw:text-style-name="P4" draw:layer="layout" svg:width="0.366cm" svg:height="0.566cm" svg:x="7.181cm" svg:y="18.934cm" svg:viewBox="0 0 367 567" svg:d="m106 256c-29-10-50-25-63-44s-21-42-21-69c0-40 15-74 44-102s68-41 116-41c49 0 88 14 118 42s44 63 44 103c0 26-7 48-20 67s-34 34-62 44c34 11 60 29 78 54s27 54 27 89c0 47-17 87-51 120s-78 48-132 48c-55 0-100-16-133-49s-51-73-51-121c0-36 9-67 27-91s45-41 79-50zm-14-115c0 26 8 47 25 64s39 25 67 25c26 0 48-8 65-25s25-37 25-60c0-25-9-46-26-63s-39-26-65-26c-26 0-48 8-65 25s-26 37-26 60zm-22 256c0 20 5 39 14 57s22 32 41 42 38 15 59 15c33 0 60-10 81-31s32-48 32-80c0-33-11-60-33-82s-49-32-82-32c-33 0-59 11-80 32s-32 48-32 79z">
            <text:p/>
          </draw:path>
          <draw:path draw:style-name="gr18" draw:text-style-name="P4" draw:layer="layout" svg:width="0.367cm" svg:height="0.367cm" svg:x="7.84cm" svg:y="19.035cm" svg:viewBox="0 0 368 368" svg:d="m152 368c0-51 0-101 0-152-51 0-101 0-152 0 0-21 0-43 0-64 51 0 101 0 152 0 0-51 0-101 0-152 21 0 43 0 64 0 0 51 0 101 0 152 51 0 101 0 152 0 0 21 0 43 0 64-51 0-101 0-152 0 0 51 0 101 0 152-21 0-43 0-64 0z">
            <text:p/>
          </draw:path>
          <draw:path draw:style-name="gr18" draw:text-style-name="P4" draw:layer="layout" svg:width="0.363cm" svg:height="0.566cm" svg:x="8.5cm" svg:y="18.934cm" svg:viewBox="0 0 364 567" svg:d="m0 411 68-9c8 39 21 66 40 83s42 26 69 26c33 0 60-11 82-33s33-50 33-83c0-31-10-57-31-77s-46-31-78-31c-13 0-29 3-48 8l7-60c5 1 8 1 11 1 29 0 56-8 79-23s35-39 35-70c0-25-8-46-25-62s-39-25-66-25c-27 0-49 8-67 25s-29 42-34 75l-68-12c8-46 27-81 57-106s66-38 110-38c31 0 59 7 84 20s45 30 59 53 20 46 20 71c0 24-6 46-19 66s-32 35-58 47c33 8 59 23 77 47s27 54 27 90c0 48-18 89-53 123s-80 50-134 50c-49 0-90-14-122-43s-50-67-55-113z">
            <text:p/>
          </draw:path>
          <draw:path draw:style-name="gr18" draw:text-style-name="P4" draw:layer="layout" svg:width="0.366cm" svg:height="0.231cm" svg:x="9.156cm" svg:y="19.102cm" svg:viewBox="0 0 367 232" svg:d="m367 64c-122 0-245 0-367 0 0-21 0-43 0-64 122 0 245 0 367 0 0 21 0 43 0 64zm0 168c-122 0-245 0-367 0 0-21 0-43 0-64 122 0 245 0 367 0 0 21 0 43 0 64z">
            <text:p/>
          </draw:path>
          <draw:path draw:style-name="gr18" draw:text-style-name="P4" draw:layer="layout" svg:width="0.364cm" svg:height="0.566cm" svg:x="7.182cm" svg:y="22.123cm" svg:viewBox="0 0 365 567" svg:d="m9 429 66-5c6 31 16 53 32 66s36 21 60 21c21 0 40-5 56-14s29-23 39-39 18-38 25-65 10-55 10-83c0-4 0-8 0-14-14 22-32 39-56 53s-49 20-77 20c-46 0-84-17-116-50s-48-77-48-132c0-56 17-101 50-136s75-51 125-51c36 0 69 10 99 29s52 47 68 83 23 88 23 157c0 70-8 127-23 169s-39 74-69 96-66 33-107 33c-44 0-80-12-107-36s-44-58-50-102zm280-245c0-39-10-70-31-93s-46-35-75-35c-31 0-57 12-80 37s-33 57-33 97c0 35 11 64 32 86s47 33 79 33c31 0 57-11 78-33s30-53 30-92z">
            <text:p/>
          </draw:path>
          <draw:path draw:style-name="gr18" draw:text-style-name="P4" draw:layer="layout" svg:width="0.367cm" svg:height="0.367cm" svg:x="7.84cm" svg:y="22.224cm" svg:viewBox="0 0 368 368" svg:d="m152 368c0-51 0-101 0-152-51 0-101 0-152 0 0-21 0-43 0-64 51 0 101 0 152 0 0-51 0-101 0-152 21 0 43 0 64 0 0 51 0 101 0 152 51 0 101 0 152 0 0 21 0 43 0 64-51 0-101 0-152 0 0 51 0 101 0 152-21 0-43 0-64 0z">
            <text:p/>
          </draw:path>
          <draw:path draw:style-name="gr18" draw:text-style-name="P4" draw:layer="layout" svg:width="0.363cm" svg:height="0.566cm" svg:x="8.5cm" svg:y="22.123cm" svg:viewBox="0 0 364 567" svg:d="m0 411 68-9c8 39 21 66 40 83s42 26 69 26c33 0 60-11 82-33s33-50 33-83c0-31-10-57-31-77s-46-31-78-31c-13 0-29 3-48 8l7-60c5 1 8 1 11 1 29 0 56-8 79-23s35-39 35-70c0-25-8-46-25-62s-39-25-66-25c-27 0-49 8-67 25s-29 42-34 75l-68-12c8-46 27-81 57-106s66-38 110-38c31 0 59 7 84 20s45 30 59 53 20 46 20 71c0 24-6 46-19 66s-32 35-58 47c33 8 59 23 77 47s27 54 27 90c0 48-18 89-53 123s-80 50-134 50c-49 0-90-14-122-43s-50-67-55-113z">
            <text:p/>
          </draw:path>
          <draw:path draw:style-name="gr18" draw:text-style-name="P4" draw:layer="layout" svg:width="0.366cm" svg:height="0.231cm" svg:x="9.156cm" svg:y="22.291cm" svg:viewBox="0 0 367 232" svg:d="m367 64c-122 0-245 0-367 0 0-21 0-43 0-64 122 0 245 0 367 0 0 21 0 43 0 64zm0 168c-122 0-245 0-367 0 0-21 0-43 0-64 122 0 245 0 367 0 0 21 0 43 0 64z">
            <text:p/>
          </draw:path>
          <draw:path draw:style-name="gr18" draw:text-style-name="P4" draw:layer="layout" svg:width="0.204cm" svg:height="0.557cm" svg:x="7.235cm" svg:y="25.312cm" svg:viewBox="0 0 205 558" svg:d="m205 558h-68v-435c-16 16-38 32-65 47s-51 28-72 35v-65c38-18 72-40 100-66s49-50 61-74h44z">
            <text:p/>
          </draw:path>
          <draw:path draw:style-name="gr18" draw:text-style-name="P4" draw:layer="layout" svg:width="0.362cm" svg:height="0.566cm" svg:x="7.614cm" svg:y="25.312cm" svg:viewBox="0 0 363 567" svg:d="m0 284c0-66 7-119 20-159s34-71 61-93 60-32 101-32c29 0 56 6 78 18s42 29 56 52 26 50 34 82 13 77 13 132c0 65-7 118-20 158s-34 71-60 92-61 33-101 33c-54 0-96-19-127-57-37-47-55-122-55-226zm70 0c0 91 11 152 32 182s48 45 80 45 57-15 79-45 32-91 32-182c0-92-11-153-32-183s-48-45-80-45c-32 0-57 13-76 40-23 34-35 96-35 188z">
            <text:p/>
          </draw:path>
          <draw:path draw:style-name="gr18" draw:text-style-name="P4" draw:layer="layout" svg:width="0.367cm" svg:height="0.367cm" svg:x="8.272cm" svg:y="25.413cm" svg:viewBox="0 0 368 368" svg:d="m152 368c0-51 0-101 0-152-51 0-101 0-152 0 0-21 0-43 0-64 51 0 101 0 152 0 0-51 0-101 0-152 21 0 43 0 64 0 0 51 0 101 0 152 51 0 101 0 152 0 0 21 0 43 0 64-51 0-101 0-152 0 0 51 0 101 0 152-21 0-43 0-64 0z">
            <text:p/>
          </draw:path>
          <draw:path draw:style-name="gr18" draw:text-style-name="P4" draw:layer="layout" svg:width="0.363cm" svg:height="0.566cm" svg:x="8.931cm" svg:y="25.312cm" svg:viewBox="0 0 364 567" svg:d="m0 411 68-9c8 39 21 66 40 83s42 26 69 26c33 0 60-11 82-33s33-50 33-83c0-31-10-57-31-77s-46-31-78-31c-13 0-29 3-48 8l7-60c5 1 8 1 11 1 29 0 56-8 79-23s35-39 35-70c0-25-8-46-25-62s-39-25-66-25c-27 0-49 8-67 25s-29 42-34 75l-68-12c8-46 27-81 57-106s66-38 110-38c31 0 59 7 84 20s45 30 59 53 20 46 20 71c0 24-6 46-19 66s-32 35-58 47c33 8 59 23 77 47s27 54 27 90c0 48-18 89-53 123s-80 50-134 50c-49 0-90-14-122-43s-50-67-55-113z">
            <text:p/>
          </draw:path>
          <draw:path draw:style-name="gr18" draw:text-style-name="P4" draw:layer="layout" svg:width="0.366cm" svg:height="0.231cm" svg:x="9.588cm" svg:y="25.48cm" svg:viewBox="0 0 367 232" svg:d="m367 64c-122 0-245 0-367 0 0-21 0-43 0-64 122 0 245 0 367 0 0 21 0 43 0 64zm0 168c-122 0-245 0-367 0 0-21 0-43 0-64 122 0 245 0 367 0 0 21 0 43 0 64z">
            <text:p/>
          </draw:path>
        </draw:g>
        <draw:frame draw:style-name="gr14" draw:text-style-name="P3" draw:layer="layout" svg:width="4.2cm" svg:height="27.899cm" svg:x="35cm" svg:y="2.001cm">
          <draw:text-box>
            <text:p text:style-name="P3"><text:span text:style-name="T2">1 + 2 =</text:span></text:p>
            <text:p text:style-name="P3"><text:span text:style-name="T2"/></text:p>
            <text:p text:style-name="P3"><text:span text:style-name="T2"/></text:p>
            <text:p text:style-name="P3"><text:span text:style-name="T2">2 + 2 =</text:span></text:p>
            <text:p text:style-name="P3"><text:span text:style-name="T2"/></text:p>
            <text:p text:style-name="P3"><text:span text:style-name="T2"/></text:p>
            <text:p text:style-name="P3"><text:span text:style-name="T2">3 + 2 =</text:span></text:p>
            <text:p text:style-name="P3"><text:span text:style-name="T2"/></text:p>
            <text:p text:style-name="P3"><text:span text:style-name="T2"/></text:p>
            <text:p text:style-name="P3"><text:span text:style-name="T2">4 + 2 =</text:span></text:p>
            <text:p text:style-name="P3"><text:span text:style-name="T2"/></text:p>
            <text:p text:style-name="P3"><text:span text:style-name="T2"/></text:p>
            <text:p text:style-name="P3"><text:span text:style-name="T2">5 + 2 =</text:span></text:p>
            <text:p text:style-name="P3"><text:span text:style-name="T2"/></text:p>
            <text:p text:style-name="P3"><text:span text:style-name="T2"/></text:p>
            <text:p text:style-name="P3"><text:span text:style-name="T2">6 + 2 =</text:span></text:p>
            <text:p text:style-name="P3"><text:span text:style-name="T2"/></text:p>
            <text:p text:style-name="P3"><text:span text:style-name="T2"/></text:p>
            <text:p text:style-name="P3"><text:span text:style-name="T2">7 + 2 =</text:span></text:p>
            <text:p text:style-name="P3"><text:span text:style-name="T2"/></text:p>
            <text:p text:style-name="P3"><text:span text:style-name="T2"/></text:p>
            <text:p text:style-name="P3"><text:span text:style-name="T2"/></text:p>
            <text:p text:style-name="P3"><text:span text:style-name="T2">8 + 2 =</text:span></text:p>
            <text:p text:style-name="P3"><text:span text:style-name="T2"/></text:p>
            <text:p text:style-name="P3"><text:span text:style-name="T2"/></text:p>
            <text:p text:style-name="P3"><text:span text:style-name="T2"/></text:p>
            <text:p text:style-name="P3"><text:span text:style-name="T2">9 + 2 =</text:span></text:p>
            <text:p text:style-name="P3"><text:span text:style-name="T2"/></text:p>
            <text:p text:style-name="P3"><text:span text:style-name="T2"/></text:p>
            <text:p text:style-name="P3"><text:span text:style-name="T2"/></text:p>
            <text:p text:style-name="P3"><text:span text:style-name="T2">10 + 2 =</text:span></text:p>
            <text:p text:style-name="P3"><text:span text:style-name="T2"/></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7-03T08:06:11.82</meta:creation-date>
    <meta:print-date>2014-07-04T07:52:03.24</meta:print-date>
    <dc:date>2014-07-04T07:54:09.85</dc:date>
    <meta:editing-duration>PT12H41M40S</meta:editing-duration>
    <meta:editing-cycles>3</meta:editing-cycles>
    <meta:generator>LibreOffice/3.4$Win32 LibreOffice_project/340m1$Build-203</meta:generator>
    <meta:document-statistic meta:object-count="755"/>
  </office:meta>
</office:document-meta>
</file>